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6.9366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62" table:default-cell-style-name="Default"/>
        <table:table-row table:style-name="ro1">
          <table:table-cell table:style-name="ce1" office:value-type="string" calcext:value-type="string">
            <text:p>Audio ID</text:p>
          </table:table-cell>
          <table:table-cell table:style-name="ce1" office:value-type="string" calcext:value-type="string">
            <text:p>Transcription </text:p>
          </table:table-cell>
          <table:table-cell table:number-columns-repeated="6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<text:s/>टी शर्ट डाल दो कार्ट में</text:p>
          </table:table-cell>
          <table:table-cell table:number-columns-repeated="6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फिटनेस बैंड चाहिए था </text:p>
          </table:table-cell>
          <table:table-cell table:number-columns-repeated="6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s/>नेलकटर नेलकटर नेलकटर </text:p>
          </table:table-cell>
          <table:table-cell table:number-columns-repeated="6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माइक्रो ओवन डू यू हैव माइक्रो ओवन </text:p>
          </table:table-cell>
          <table:table-cell table:number-columns-repeated="6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पतंजलि का <text:s/>दंत कांति मिलेगा क्या </text:p>
          </table:table-cell>
          <table:table-cell table:number-columns-repeated="6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s/>चप्पल <text:s/>अच्छा वाला </text:p>
          </table:table-cell>
          <table:table-cell table:number-columns-repeated="6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s/>इनफिनिक्स <text:s/>हॉट मोबाइल <text:s/>फोर जी बी <text:s/>सिक्सटी फोर जी बी </text:p>
          </table:table-cell>
          <table:table-cell table:number-columns-repeated="6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s/>व्हाट इज द प्राइस ऑफ आईफोन एक्स आर </text:p>
          </table:table-cell>
          <table:table-cell table:number-columns-repeated="6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/>लॉन्ग स्कर्ट्स फॉर वूमैन अंडर टू थाउजेंड रूपीज </text:p>
          </table:table-cell>
          <table:table-cell table:number-columns-repeated="6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मेन डियोड्रेंट्स कितने में मिलेंगे</text:p>
          </table:table-cell>
          <table:table-cell table:number-columns-repeated="6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एक्टिवा फोर जी कितने का हैं प्राइस कितना हैं इसका</text:p>
          </table:table-cell>
          <table:table-cell table:number-columns-repeated="6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/>कर्लन के मैट्रेस दिखाओ </text:p>
          </table:table-cell>
          <table:table-cell table:number-columns-repeated="6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s/>ट्रिमर अंडर सिक्स थाउजेंड विद <text:s/>टू आवर्स बैटरी लाइफ</text:p>
          </table:table-cell>
          <table:table-cell table:number-columns-repeated="6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<text:s/>उषा का छत वाला फैन मिलेगा क्या </text:p>
          </table:table-cell>
          <table:table-cell table:number-columns-repeated="6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s text:c="2"/>पर लेनोवो <text:s/>वन ट्वेंटी प्रो <text:s/>बैटरी</text:p>
          </table:table-cell>
          <table:table-cell table:number-columns-repeated="6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कॉटन के ड्रेस मैटेरियल्स दिखाओ </text:p>
          </table:table-cell>
          <table:table-cell table:number-columns-repeated="6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s/>रियलमी थ्री का बेस्ट ऑफ़र दिखाओ </text:p>
          </table:table-cell>
          <table:table-cell table:number-columns-repeated="6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s/>मुझे सादा चप्पल चाहिए होम यूज करने वाला </text:p>
          </table:table-cell>
          <table:table-cell table:number-columns-repeated="6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/>एप्पल वाच सीरीज फॉर जी पी एस कितने की आती हैं </text:p>
          </table:table-cell>
          <table:table-cell table:number-columns-repeated="6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/>
          <table:table-cell table:number-columns-repeated="6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s/>वाइल्डक्राफ्ट मास्क </text:p>
          </table:table-cell>
          <table:table-cell table:number-columns-repeated="6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s/>आई वांट टू सी मास्क </text:p>
          </table:table-cell>
          <table:table-cell table:number-columns-repeated="6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s/>बेल स्लीव का टॉप दिखाइए गर्ल्स के लिए <text:s/>हाँ हाँ रुको </text:p>
          </table:table-cell>
          <table:table-cell table:number-columns-repeated="6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s/>शो मी ऑल लैपटॉप्स विद एस एस डी विद आई टेंथ जेनरेशन </text:p>
          </table:table-cell>
          <table:table-cell table:number-columns-repeated="6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s/>मुझे सुन्दर झुमके दिखाइए </text:p>
          </table:table-cell>
          <table:table-cell table:number-columns-repeated="6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<text:s/>मोदी वाला जैकेट दिखाए </text:p>
          </table:table-cell>
          <table:table-cell table:number-columns-repeated="6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s/>मुझे शर्ट देखना हैं </text:p>
          </table:table-cell>
          <table:table-cell table:number-columns-repeated="6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<text:s/>एल जी डेढ़ टन फाइव स्टार स्प्लिट वाल ए सी </text:p>
          </table:table-cell>
          <table:table-cell table:number-columns-repeated="6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s/>पार्टी वियर ज्वेलरी दिखाओ <text:s/>मस्त मस्त सुन्दर सुन्दर पार्टी वियर ज्वेलरी </text:p>
          </table:table-cell>
          <table:table-cell table:number-columns-repeated="6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<text:s/>तोशीबा लैपटॉप विद एस एस डी </text:p>
          </table:table-cell>
          <table:table-cell table:number-columns-repeated="6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s/>दो किलो चीनी </text:p>
          </table:table-cell>
          <table:table-cell table:number-columns-repeated="6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<text:s/>ज्वेलरी सेट दिखाओ </text:p>
          </table:table-cell>
          <table:table-cell table:number-columns-repeated="6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शादी वाला जूता दिखाओ शादी में जो पहनते हैं ना वह वाला जूता दिखाओ मुझे </text:p>
          </table:table-cell>
          <table:table-cell table:number-columns-repeated="6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<text:s/>आई वांट लेडीज एल साइज जींस पैंट विद फिफ्टी पर्सेंट डिस्काउंट</text:p>
          </table:table-cell>
          <table:table-cell table:number-columns-repeated="6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<text:s/>अच्छा वाला सैमसंग टैब </text:p>
          </table:table-cell>
          <table:table-cell table:number-columns-repeated="6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s/>ब्रैंडेड जींस <text:s/></text:p>
          </table:table-cell>
          <table:table-cell table:number-columns-repeated="6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s/>नवरत्ना ऑयल नवरत्ना ऑयल मिलेगा क्या आपके पास </text:p>
          </table:table-cell>
          <table:table-cell table:number-columns-repeated="6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<text:s/>रिमोट कंट्रोल टॉयज चाहिए</text:p>
          </table:table-cell>
          <table:table-cell table:number-columns-repeated="6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<text:s/>अरे पीला नहीं नीले कलर का कुर्ता </text:p>
          </table:table-cell>
          <table:table-cell table:number-columns-repeated="6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s/>एनी ऑफ़र इन इलेक्ट्रॉनिक सेक्शन आई ऐम सर्चिंग फॉर </text:p>
          </table:table-cell>
          <table:table-cell table:number-columns-repeated="6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<text:s/>आई वांट लैपटॉप व्हिच हैज टू जी बी रैम ऐंड फाइव हंड्रेड जी बी हार्ड डिस्क</text:p>
          </table:table-cell>
          <table:table-cell table:number-columns-repeated="6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<text:s/>आई नीड जिम आइटम्स </text:p>
          </table:table-cell>
          <table:table-cell table:number-columns-repeated="6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<text:s/>अच्छा वाला ट्राइपॉड जिसमे कैमरा और मोबाइल दोनों <text:s/>इंस्टॉल कर सके </text:p>
          </table:table-cell>
          <table:table-cell table:number-columns-repeated="6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<text:s/>गरम ओड़ने के लिए ब्लैंकेट दिखाना ब्लैंकेट चाहिए मुझे ब्लैंकेट </text:p>
          </table:table-cell>
          <table:table-cell table:number-columns-repeated="6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s/>चूड़ी बताओ </text:p>
          </table:table-cell>
          <table:table-cell table:number-columns-repeated="6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<text:s/>इयररिंग्स गोल्ड का </text:p>
          </table:table-cell>
          <table:table-cell table:number-columns-repeated="6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<text:s/>डू यू सेल बाथटब इन फ्लिपकार्ट</text:p>
          </table:table-cell>
          <table:table-cell table:number-columns-repeated="6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<text:s/>मुझे वाटर हीटर चाहिए वाटर हीटर पानी गरम करने वाला </text:p>
          </table:table-cell>
          <table:table-cell table:number-columns-repeated="6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s/>अच्छा साड़ी बताओ </text:p>
          </table:table-cell>
          <table:table-cell table:number-columns-repeated="6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<text:s/>डेली यूज गाउन </text:p>
          </table:table-cell>
          <table:table-cell table:number-columns-repeated="6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<text:s/>रेडमी <text:s/>प्रो </text:p>
          </table:table-cell>
          <table:table-cell table:number-columns-repeated="6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पार्टी वियर शूज</text:p>
          </table:table-cell>
          <table:table-cell table:number-columns-repeated="6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s/>पूजा के आइटम्स दिखाओं </text:p>
          </table:table-cell>
          <table:table-cell table:number-columns-repeated="6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मेबेलीन का लिपस्टिक दिखाइए <text:s/>लाइट कलर में </text:p>
          </table:table-cell>
          <table:table-cell table:number-columns-repeated="6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उन्नीस हज़ार का मोबाइल दिखाइए</text:p>
          </table:table-cell>
          <table:table-cell table:number-columns-repeated="6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टी शर्ट्स <text:s/>फोर्टीन फिफ्टीन इयर्स बॉयज</text:p>
          </table:table-cell>
          <table:table-cell table:number-columns-repeated="6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हैंड रिमोट कंट्रोल कार <text:s/>फॉर माय किड्स </text:p>
          </table:table-cell>
          <table:table-cell table:number-columns-repeated="6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<text:s/>स्केट बाइसाइकिल </text:p>
          </table:table-cell>
          <table:table-cell table:number-columns-repeated="6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सैमसंग के एल इ डी टी वी का रेट क्या हैं </text:p>
          </table:table-cell>
          <table:table-cell table:number-columns-repeated="6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संबलपुरी साड़ी बताओ</text:p>
          </table:table-cell>
          <table:table-cell table:number-columns-repeated="6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फॉर्च्यून सोयाबीन ऑयल </text:p>
          </table:table-cell>
          <table:table-cell table:number-columns-repeated="6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<text:s/>मुझे लेटेस्ट वाला पेंसिल फिट पैंट चाहिए </text:p>
          </table:table-cell>
          <table:table-cell table:number-columns-repeated="6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सोप्स में क्या हैं आपके पास </text:p>
          </table:table-cell>
          <table:table-cell table:number-columns-repeated="6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सैनिटाइजर सैनिटाइजर </text:p>
          </table:table-cell>
          <table:table-cell table:number-columns-repeated="6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<text:s/>जितनी <text:s/>टू अवॉइड दैट हाइड एंड सीक बिस्</text:p>
          </table:table-cell>
          <table:table-cell table:number-columns-repeated="6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बोलिए क्या चाहिए आपकों <text:s/>बोलिए <text:s/>बोलिए </text:p>
          </table:table-cell>
          <table:table-cell table:number-columns-repeated="6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जींस हैं क्या हज़ार के नीचे</text:p>
          </table:table-cell>
          <table:table-cell table:number-columns-repeated="6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शो मी सम गुड डील इन मोबाइल</text:p>
          </table:table-cell>
          <table:table-cell table:number-columns-repeated="6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बाल में लगाने वाला हेयर का तेल </text:p>
          </table:table-cell>
          <table:table-cell table:number-columns-repeated="6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फ्रिज में कुछ नया दिखाओ</text:p>
          </table:table-cell>
          <table:table-cell table:number-columns-repeated="6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फाउंडेशन में क्या हैं दिखाइए</text:p>
          </table:table-cell>
          <table:table-cell table:number-columns-repeated="6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<text:s/>चाय पत्ती चाहिए </text:p>
          </table:table-cell>
          <table:table-cell table:number-columns-repeated="6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ये ग्रीन टी का रेट क्या हैं </text:p>
          </table:table-cell>
          <table:table-cell table:number-columns-repeated="6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सीलिंग फैन दिखाइए रिमोट कंट्रोल वाला <text:s/>नहीं सीलिंग फैन </text:p>
          </table:table-cell>
          <table:table-cell table:number-columns-repeated="6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<text:s/>पोलो टी शर्ट दिखाइए मुझे </text:p>
          </table:table-cell>
          <table:table-cell table:number-columns-repeated="6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<text:s/>रोना वैक्सीन कब तक आएगी <text:s/>पता हैं आपकों </text:p>
          </table:table-cell>
          <table:table-cell table:number-columns-repeated="6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डैटौल का हैंड सैनिटाइज़र छोटा वाला </text:p>
          </table:table-cell>
          <table:table-cell table:number-columns-repeated="6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/>
          <table:table-cell table:number-columns-repeated="6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<text:s/>आई नीड प्रीमियर लीग सीज़न <text:s text:c="2"/>@</text:p>
          </table:table-cell>
          <table:table-cell table:number-columns-repeated="6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शो मी विनेगर </text:p>
          </table:table-cell>
          <table:table-cell table:number-columns-repeated="6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पॉलीथिन पॉलीथिन पॉलीथिन</text:p>
          </table:table-cell>
          <table:table-cell table:number-columns-repeated="6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असूस रोग फ़ोन आर ओ जी फ़ोन</text:p>
          </table:table-cell>
          <table:table-cell table:number-columns-repeated="6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s/>शो मी मैंस स्पोर्ट शूज </text:p>
          </table:table-cell>
          <table:table-cell table:number-columns-repeated="6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अच्छा डिस्काउंट किसपे दे रहा हैं <text:s/>दिखा दो वो प्रोडक्ट </text:p>
          </table:table-cell>
          <table:table-cell table:number-columns-repeated="6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बाजा </text:p>
          </table:table-cell>
          <table:table-cell table:number-columns-repeated="6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<text:s/>छोटे बच्चे का साइकिल </text:p>
          </table:table-cell>
          <table:table-cell table:number-columns-repeated="6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आई एम लुकिंग फॉर ट्राइपॉड इन बजट </text:p>
          </table:table-cell>
          <table:table-cell table:number-columns-repeated="6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<text:s/>एम आई फाइव प्रो का बैक कवर फ्लिप वाला </text:p>
          </table:table-cell>
          <table:table-cell table:number-columns-repeated="6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मोबाइल</text:p>
          </table:table-cell>
          <table:table-cell table:number-columns-repeated="6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पार्टी के लिए कोई अच्छी सी ड्रेस दिखा दो </text:p>
          </table:table-cell>
          <table:table-cell table:number-columns-repeated="6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<text:s/>शो मी लेटेस्ट जींस पैंट ऑफ लेडीज </text:p>
          </table:table-cell>
          <table:table-cell table:number-columns-repeated="6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<text:s/>मी मी ए थ्री <text:s/>रेडमी रेडमी ए थ्री</text:p>
          </table:table-cell>
          <table:table-cell table:number-columns-repeated="6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<text:s/>मुझे विंडो कर्टेन्स दिखाओ </text:p>
          </table:table-cell>
          <table:table-cell table:number-columns-repeated="6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<text:s/>मी नोट एट वाचस् अंडर सिक्स हंड्रेड</text:p>
          </table:table-cell>
          <table:table-cell table:number-columns-repeated="6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बौ एंड ऐरो अर्जुन जैसा</text:p>
          </table:table-cell>
          <table:table-cell table:number-columns-repeated="6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सस्ती साड़ी</text:p>
          </table:table-cell>
          <table:table-cell table:number-columns-repeated="6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<text:s/>क्रोम्पटन स्टोरेज वाटर गीजर फिफ्टी लिटर्स</text:p>
          </table:table-cell>
          <table:table-cell table:number-columns-repeated="6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मुझे पोर्टेबल लैपटॉप टेबल चाहिए</text:p>
          </table:table-cell>
          <table:table-cell table:number-columns-repeated="6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मंजिल लिपस्टिक <text:s text:c="2"/>मम्मा</text:p>
          </table:table-cell>
          <table:table-cell table:number-columns-repeated="6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ट्रैक पैंट्स फॉर जेंट्स फॉर द ऐज ऑफ थर्टी एट </text:p>
          </table:table-cell>
          <table:table-cell table:number-columns-repeated="6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हाउ मच इज फॉर येलो कलर शॉर्ट कुर्तियाँ</text:p>
          </table:table-cell>
          <table:table-cell table:number-columns-repeated="6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पेहला बिस्किट का पैकेट कार्ट में डाल दो </text:p>
          </table:table-cell>
          <table:table-cell table:number-columns-repeated="6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<text:s/>डव साबुन है क्या </text:p>
          </table:table-cell>
          <table:table-cell table:number-columns-repeated="6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<text:s/>कमरबंध की रेट दिखाओ </text:p>
          </table:table-cell>
          <table:table-cell table:number-columns-repeated="6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सेंटेड कैंडल में कौन से सेंट अवेलेबल है आपके पास </text:p>
          </table:table-cell>
          <table:table-cell table:number-columns-repeated="6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शो मी निविया मेन एक्टिव डीप चारकोल शावर जेल </text:p>
          </table:table-cell>
          <table:table-cell table:number-columns-repeated="6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s/>नोकिया फोन स्क्रीन टच </text:p>
          </table:table-cell>
          <table:table-cell table:number-columns-repeated="6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डाबर हनी का दाम बताइये</text:p>
          </table:table-cell>
          <table:table-cell table:number-columns-repeated="6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वन रूपीज ऑफर वाला ग्रोसरिएस फ्लिपकार्ट </text:p>
          </table:table-cell>
          <table:table-cell table:number-columns-repeated="6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<text:s/>थर्टी पर्सेंट ऑफ ऑन <text:s/></text:p>
          </table:table-cell>
          <table:table-cell table:number-columns-repeated="62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आई वांट सम फैंसी ब्रेसलेट्स एंड इयरिंग्स</text:p>
          </table:table-cell>
          <table:table-cell table:number-columns-repeated="62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शो मी ऑल न्यू मॉडल मोबाइल विथ फॉर जी बी रैम एंड फोटो इन द <text:s/>बैटरी</text:p>
          </table:table-cell>
          <table:table-cell table:number-columns-repeated="62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थ्री बाई सिक्स फोटो फ्रेम </text:p>
          </table:table-cell>
          <table:table-cell table:number-columns-repeated="62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<text:s/>टाइटन वॉच </text:p>
          </table:table-cell>
          <table:table-cell table:number-columns-repeated="62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<text:s/>वन प्लस लेटेस्ट टी वी </text:p>
          </table:table-cell>
          <table:table-cell table:number-columns-repeated="62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<text:s/>का डुप्लीकेट प्लांट </text:p>
          </table:table-cell>
          <table:table-cell table:number-columns-repeated="62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<text:s text:c="2"/>बेड चाहिए मुझे <text:s/></text:p>
          </table:table-cell>
          <table:table-cell table:number-columns-repeated="62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<text:s/>अमेरिकन टूरिस्टर ट्राली दिखाओगे </text:p>
          </table:table-cell>
          <table:table-cell table:number-columns-repeated="62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<text:s/>स्ट्राइप्ड <text:s/>शर्ट फॉर मेन </text:p>
          </table:table-cell>
          <table:table-cell table:number-columns-repeated="62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आई एम सर्चिंग फॉर लिप बाम </text:p>
          </table:table-cell>
          <table:table-cell table:number-columns-repeated="62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<text:s/>दो साल बच्चों के लिए कपड़े दिखाना <text:s/>जींस पैंट दिखाना</text:p>
          </table:table-cell>
          <table:table-cell table:number-columns-repeated="62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<text:s/>रिमोट कंट्रोल कार </text:p>
          </table:table-cell>
          <table:table-cell table:number-columns-repeated="62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सन ग्लासेस पे कितना डिस्काउंट मिलेगा</text:p>
          </table:table-cell>
          <table:table-cell table:number-columns-repeated="62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<text:s/>पल्सर के स्पीयर पार्ट्स दिखाना पल्सर गाड़ी के स्पीयर पार्ट्स </text:p>
          </table:table-cell>
          <table:table-cell table:number-columns-repeated="62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ब्लेजर लॉन्ग टॉप बहुत सारा </text:p>
          </table:table-cell>
          <table:table-cell table:number-columns-repeated="62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मुझे केक डेकोरेशन का आइटम्स चाहिए आपके पास है क्या </text:p>
          </table:table-cell>
          <table:table-cell table:number-columns-repeated="62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बाइक ढकने वाला कवर </text:p>
          </table:table-cell>
          <table:table-cell table:number-columns-repeated="62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सोफा <text:s/>लेदर वाला सोफा <text:s/></text:p>
          </table:table-cell>
          <table:table-cell table:number-columns-repeated="62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सोफा कवर्स दिखाना सोफा कवर आई नीड सोफा कवर्स राइट नाऊ </text:p>
          </table:table-cell>
          <table:table-cell table:number-columns-repeated="62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आर ओ वाटर प्यूरीफायर है क्या </text:p>
          </table:table-cell>
          <table:table-cell table:number-columns-repeated="62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टी शर्ट</text:p>
          </table:table-cell>
          <table:table-cell table:number-columns-repeated="62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<text:s/>कार <text:s/>वाटरप्रूफ बैग</text:p>
          </table:table-cell>
          <table:table-cell table:number-columns-repeated="62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/>
          <table:table-cell table:number-columns-repeated="62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<text:s/>भारत <text:s/></text:p>
          </table:table-cell>
          <table:table-cell table:number-columns-repeated="62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<text:s/>स्केट बाईसाइकल </text:p>
          </table:table-cell>
          <table:table-cell table:number-columns-repeated="62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<text:s/>सैमसंग जे टू का बैटरी </text:p>
          </table:table-cell>
          <table:table-cell table:number-columns-repeated="62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ऐड लेज इन द बास्केट</text:p>
          </table:table-cell>
          <table:table-cell table:number-columns-repeated="62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<text:s/>वेडिंग में पहन्ने वाले सैंडल्स दिखाइये </text:p>
          </table:table-cell>
          <table:table-cell table:number-columns-repeated="62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एल ट्वेंटी वन टेन </text:p>
          </table:table-cell>
          <table:table-cell table:number-columns-repeated="62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<text:s/>बजाज का मिक्सर </text:p>
          </table:table-cell>
          <table:table-cell table:number-columns-repeated="62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<text:s/>आईफोन एस इ ट्वेंटी ट्वेंटी व्हाइट कलर <text:s/>विथ एक्सचेंज</text:p>
          </table:table-cell>
          <table:table-cell table:number-columns-repeated="62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<text:s/>लेडीज के लिए घड़ी दिखाओ टाइटन का</text:p>
          </table:table-cell>
          <table:table-cell table:number-columns-repeated="62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केक कट <text:s/>हाउस </text:p>
          </table:table-cell>
          <table:table-cell table:number-columns-repeated="62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वुडलैंड शूज विथ गुड ऑफर्स </text:p>
          </table:table-cell>
          <table:table-cell table:number-columns-repeated="62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स्टडी टेबल</text:p>
          </table:table-cell>
          <table:table-cell table:number-columns-repeated="62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<text:s/>सैनडिस्क सिक्सटी फॉर जी बी वाला पेनड्राइव्स <text:s/>वाला </text:p>
          </table:table-cell>
          <table:table-cell table:number-columns-repeated="62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आई एम लुकिंग फॉर एकॉस्टिक स्टेनलेस स्टील गिटार स्ट्रिंग्स </text:p>
          </table:table-cell>
          <table:table-cell table:number-columns-repeated="62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मुझे एक किलो बुलेट ड्रेस चाहिए</text:p>
          </table:table-cell>
          <table:table-cell table:number-columns-repeated="62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टी शर्ट</text:p>
          </table:table-cell>
          <table:table-cell table:number-columns-repeated="62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बच्चों का स्पाइडर मैन वाला कपड़ा </text:p>
          </table:table-cell>
          <table:table-cell table:number-columns-repeated="62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पॉण्डस पाउडर में कितने फ्रेगरेंस <text:s/></text:p>
          </table:table-cell>
          <table:table-cell table:number-columns-repeated="62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<text:s/>कारपेट दिखाना कारपेट रेड कलर का कारपेट </text:p>
          </table:table-cell>
          <table:table-cell table:number-columns-repeated="62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आई वांट अ फोन वॉच</text:p>
          </table:table-cell>
          <table:table-cell table:number-columns-repeated="62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<text:s/>कैडबरी डेयरी मिल्क चॉकलेट </text:p>
          </table:table-cell>
          <table:table-cell table:number-columns-repeated="62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एकबार कार्ट को दिखाना मुझे</text:p>
          </table:table-cell>
          <table:table-cell table:number-columns-repeated="62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<text:s/>चप्पल बताए </text:p>
          </table:table-cell>
          <table:table-cell table:number-columns-repeated="62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<text:s/>एलोवेरा जेल दिखाईए <text:s/>आपके पास होगा चुप रहो </text:p>
          </table:table-cell>
          <table:table-cell table:number-columns-repeated="62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/>
          <table:table-cell table:number-columns-repeated="62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<text:s/>एक रूपया वाला चीनी दिखाओ <text:s/></text:p>
          </table:table-cell>
          <table:table-cell table:number-columns-repeated="62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एक किलो आटा </text:p>
          </table:table-cell>
          <table:table-cell table:number-columns-repeated="62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ये पार्ले जी बिस्कुट कितने का हैं</text:p>
          </table:table-cell>
          <table:table-cell table:number-columns-repeated="62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<text:s/>शो मी फर्नीचर स्टील डील्स </text:p>
          </table:table-cell>
          <table:table-cell table:number-columns-repeated="62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निवियास स्टॉर्म फुटबॉल साइज फाइव </text:p>
          </table:table-cell>
          <table:table-cell table:number-columns-repeated="62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<text:s/>दबंग वाला चस्मा दिखाओ जरा </text:p>
          </table:table-cell>
          <table:table-cell table:number-columns-repeated="62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<text:s/>ब्लूटूथ हेड सेट <text:s/>अंडर <text:s/>टू थाउजेंड फाइव हंड्रेड <text:s/>विथ लेस डिस्काउंट </text:p>
          </table:table-cell>
          <table:table-cell table:number-columns-repeated="62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<text:s/>शो मी अर्जुन रेड्डी सनग्लासेस प्लीज </text:p>
          </table:table-cell>
          <table:table-cell table:number-columns-repeated="62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<text:s/>सोनी ब्राविया एल ई डी टी वी विथ अमेजिंग पिक्चर क्वालिटी </text:p>
          </table:table-cell>
          <table:table-cell table:number-columns-repeated="62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<text:s/>पच्चीस किलो का राइस </text:p>
          </table:table-cell>
          <table:table-cell table:number-columns-repeated="62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<text:s/>डिलीवरी चार्जेस क्या हैं </text:p>
          </table:table-cell>
          <table:table-cell table:number-columns-repeated="62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<text:s text:c="2"/>कॉटन सूट </text:p>
          </table:table-cell>
          <table:table-cell table:number-columns-repeated="62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पांच किलो आटा</text:p>
          </table:table-cell>
          <table:table-cell table:number-columns-repeated="62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लिपस्टिक दिखाइए अच्छा ब्रांड्स का</text:p>
          </table:table-cell>
          <table:table-cell table:number-columns-repeated="62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<text:s/>शो मी रेड कलर लैक्मे लिपस्टिक </text:p>
          </table:table-cell>
          <table:table-cell table:number-columns-repeated="62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<text:s/>क्या बोल रहा हैं वो <text:s/>क्या <text:s/>कैमरा दिखाओ </text:p>
          </table:table-cell>
          <table:table-cell table:number-columns-repeated="62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<text:s/>लैक्मे लिपस्टिक </text:p>
          </table:table-cell>
          <table:table-cell table:number-columns-repeated="62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<text:s/>फॉसिल सी एस फाइव थाउजेंड फॉर सेट लिमिट एडिशन एंग्लो वॉच फॉर मेन </text:p>
          </table:table-cell>
          <table:table-cell table:number-columns-repeated="62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<text:s/>आई वांट अ <text:s/>आई वांट अ माइक्रोवेव ओवन <text:s/></text:p>
          </table:table-cell>
          <table:table-cell table:number-columns-repeated="62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वीवो उन्नीस सोलह मोबाइल</text:p>
          </table:table-cell>
          <table:table-cell table:number-columns-repeated="62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<text:s/>प्लीज टेल मी <text:s/>शू </text:p>
          </table:table-cell>
          <table:table-cell table:number-columns-repeated="62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होम अप्लायंसेस चाहिए मुझ लेटेस्ट होम अप्लायंसेस</text:p>
          </table:table-cell>
          <table:table-cell table:number-columns-repeated="62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<text:s/>ब्लूटूथ होम थीएटर</text:p>
          </table:table-cell>
          <table:table-cell table:number-columns-repeated="62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<text:s/>फोर के टी वी दिखाइए <text:s/>सस्ता वाला </text:p>
          </table:table-cell>
          <table:table-cell table:number-columns-repeated="62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<text:s/>मुझे नेचुरल कम्पोस्ट चाहिए गार्डनिंग के लिए </text:p>
          </table:table-cell>
          <table:table-cell table:number-columns-repeated="62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कोनसा ऐक्रेलिक कलर आपके पास अवेलेबल हैं <text:s/></text:p>
          </table:table-cell>
          <table:table-cell table:number-columns-repeated="62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<text:s/>पैक ऑफ ट्वेंटी फाइव वाला मास्क दिखा दो </text:p>
          </table:table-cell>
          <table:table-cell table:number-columns-repeated="62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62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है क्या रेडमी का कवर</text:p>
          </table:table-cell>
          <table:table-cell table:number-columns-repeated="62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<text:s/>बैट एंड बॉल</text:p>
          </table:table-cell>
          <table:table-cell table:number-columns-repeated="62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प्रेगनेंट लेडी ड्रेसेस</text:p>
          </table:table-cell>
          <table:table-cell table:number-columns-repeated="62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फोर जी बी रैम सैमसंग</text:p>
          </table:table-cell>
          <table:table-cell table:number-columns-repeated="62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<text:s/>शो मी व्हाइट कलर ड्रेस अनारकली ड्रेस </text:p>
          </table:table-cell>
          <table:table-cell table:number-columns-repeated="62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वेजिटेबल कटने वाला चाकू</text:p>
          </table:table-cell>
          <table:table-cell table:number-columns-repeated="62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मुझे एक गार्नियर मेन फेस वाश चाहिए</text:p>
          </table:table-cell>
          <table:table-cell table:number-columns-repeated="62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जिओ फोर जी डोंगल वाई फाई यूज करने के लिए</text:p>
          </table:table-cell>
          <table:table-cell table:number-columns-repeated="62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बूस्ट हॉर्लिक्स चॉकलेट मिल्कशेक चाहिए मुझे </text:p>
          </table:table-cell>
          <table:table-cell table:number-columns-repeated="62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छोटा सा चार विंग वाला सिलिंग फैन</text:p>
          </table:table-cell>
          <table:table-cell table:number-columns-repeated="62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<text:s/>हैंड सैनिटाइज़र दिखाओ </text:p>
          </table:table-cell>
          <table:table-cell table:number-columns-repeated="62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राखी चाहिए रक्षा बंधन के लिए </text:p>
          </table:table-cell>
          <table:table-cell table:number-columns-repeated="62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<text:s/>सेलो कलर अप <text:s/>प्लास्टिक क्रेयॉन <text:s/>फॉर बॉयस</text:p>
          </table:table-cell>
          <table:table-cell table:number-columns-repeated="62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<text:s/>क्लास थ्री का <text:s/>परीक्षा वाला बुक</text:p>
          </table:table-cell>
          <table:table-cell table:number-columns-repeated="62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किड्स <text:s/>टॉयस चाहिए था </text:p>
          </table:table-cell>
          <table:table-cell table:number-columns-repeated="62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<text:s/>मोटी से मोटी लड़की पहनने के लिए कपड़े दिखाओ </text:p>
          </table:table-cell>
          <table:table-cell table:number-columns-repeated="62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उन्नीस हजार का मोबाइल दिखाइए </text:p>
          </table:table-cell>
          <table:table-cell table:number-columns-repeated="62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<text:s text:c="2"/>का फोटो <text:s/>कितना है बोलिए </text:p>
          </table:table-cell>
          <table:table-cell table:number-columns-repeated="62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<text:s/>हंड्रेड रूपीज स्लिपर्स <text:s/></text:p>
          </table:table-cell>
          <table:table-cell table:number-columns-repeated="62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<text:s/>डबल बेड बेडशीट <text:s/>आई वांट डबल बेड बेडशीट <text:s/>वेलवेट </text:p>
          </table:table-cell>
          <table:table-cell table:number-columns-repeated="62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<text:s/>वाटर <text:s/></text:p>
          </table:table-cell>
          <table:table-cell table:number-columns-repeated="62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<text:s/>जींस शर्ट फॉर मेन </text:p>
          </table:table-cell>
          <table:table-cell table:number-columns-repeated="62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<text:s/>सस्ती साड़ी </text:p>
          </table:table-cell>
          <table:table-cell table:number-columns-repeated="62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<text:s/>हार्ड डिस्क ऑफ वन फिफ्टी जी बी </text:p>
          </table:table-cell>
          <table:table-cell table:number-columns-repeated="62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<text:s/>ब्लूटूथ स्पीकर दिखाना </text:p>
          </table:table-cell>
          <table:table-cell table:number-columns-repeated="62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<text:s/>साथ साल बच्चे का ड्रेस कुछ बोलो </text:p>
          </table:table-cell>
          <table:table-cell table:number-columns-repeated="62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<text:s/>हीरो होंडा बाइक स्टीकर्स फॉर माई बाइक </text:p>
          </table:table-cell>
          <table:table-cell table:number-columns-repeated="62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<text:s/>ड्रेस बताओ </text:p>
          </table:table-cell>
          <table:table-cell table:number-columns-repeated="62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<text:s text:c="3"/>स्मार्ट बैंड <text:s/></text:p>
          </table:table-cell>
          <table:table-cell table:number-columns-repeated="62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<text:s/>डू यू हैव स्टीलबर्ड हेलमेट अंडर थाउजेंड रूपीज </text:p>
          </table:table-cell>
          <table:table-cell table:number-columns-repeated="62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<text:s/>शो में सम गुड राखी सेट्स <text:s/>टू गिफ्ट </text:p>
          </table:table-cell>
          <table:table-cell table:number-columns-repeated="62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<text:s/>नोट फोर इन वीवो </text:p>
          </table:table-cell>
          <table:table-cell table:number-columns-repeated="62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<text:s/>इन्दुलेखा भ्रिंगराज ऑयल फॉर हेयर ग्रोथ </text:p>
          </table:table-cell>
          <table:table-cell table:number-columns-repeated="62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<text:s/>बेडशीट्स में डिजाइन दिखाइए </text:p>
          </table:table-cell>
          <table:table-cell table:number-columns-repeated="62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<text:s/>शिफॉन साड़ी दिखाना <text:s/>मुझे सिर्फ शिफॉन साड़ी चाहिए </text:p>
          </table:table-cell>
          <table:table-cell table:number-columns-repeated="62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<text:s/>वॉल क्लॉक होगा क्या </text:p>
          </table:table-cell>
          <table:table-cell table:number-columns-repeated="62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<text:s/>बॉयज शूज फ्रॉम द ब्रांड ऑफ नाइकी </text:p>
          </table:table-cell>
          <table:table-cell table:number-columns-repeated="62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<text:s/>टेबल चेयर दिखाइए ऑफिस के लिए <text:s/>लो प्राइस में </text:p>
          </table:table-cell>
          <table:table-cell table:number-columns-repeated="62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<text:s/>नाइंटीन इयर्स बॉय टी शर्ट हाउ मच </text:p>
          </table:table-cell>
          <table:table-cell table:number-columns-repeated="62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<text:s/>काला कलर का चश्मा दिखाना </text:p>
          </table:table-cell>
          <table:table-cell table:number-columns-repeated="62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<text:s/>रेडमी रेडमी एट रूबी रेड फोर जी बी सिक्सटी फोर जी बी एक्स्पेंडेबल जी बी के साथ </text:p>
          </table:table-cell>
          <table:table-cell table:number-columns-repeated="62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<text:s/>सेल्फी स्टिक </text:p>
          </table:table-cell>
          <table:table-cell table:number-columns-repeated="62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<text:s/>इनफिनिक्स मोबाइल लेटेस्ट वन विथ एट जी बी रैम </text:p>
          </table:table-cell>
          <table:table-cell table:number-columns-repeated="62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<text:s/>जे बी एल ब्लूटूथ चाहिए मैडम <text:s/>अच्छा डिस्काउंट पे </text:p>
          </table:table-cell>
          <table:table-cell table:number-columns-repeated="62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<text:s/>लाइट वाली मशीन कटिंग करने वाला </text:p>
          </table:table-cell>
          <table:table-cell table:number-columns-repeated="62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<text:s/>आई वांट लेदर जैकेट </text:p>
          </table:table-cell>
          <table:table-cell table:number-columns-repeated="62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<text:s/>ये फॉग डियोड्रेंट कितने का है </text:p>
          </table:table-cell>
          <table:table-cell table:number-columns-repeated="62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<text:s/>मैरी गोल्ड बिस्कुट कितने का है </text:p>
          </table:table-cell>
          <table:table-cell table:number-columns-repeated="62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<text:s/>निविया फुटबॉल <text:s/>ब्लू एंड ग्रीन कलर कॉम्बिनेशन </text:p>
          </table:table-cell>
          <table:table-cell table:number-columns-repeated="62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<text:s/>मोटोरोला का एसर नया वाला सिप वाला </text:p>
          </table:table-cell>
          <table:table-cell table:number-columns-repeated="62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<text:s/>शो मी मामाअर्थ ओनियन शैंपू एंड हेयर ऑयल </text:p>
          </table:table-cell>
          <table:table-cell table:number-columns-repeated="62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<text:s/>गर्ल्स के टॉप प्लाजा </text:p>
          </table:table-cell>
          <table:table-cell table:number-columns-repeated="62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<text:s/>शो सम जैकेट्स फॉर बॉयज </text:p>
          </table:table-cell>
          <table:table-cell table:number-columns-repeated="62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<text:s/>रेडमी <text:s/>मोबाइल फोन ऑनलाइन </text:p>
          </table:table-cell>
          <table:table-cell table:number-columns-repeated="62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<text:s/>डू यू हैव द स्टैंडर्ड एयर <text:s/>वन </text:p>
          </table:table-cell>
          <table:table-cell table:number-columns-repeated="62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<text:s/>इस देयर कैश ऑन डिलीवरी अवेलेबल फॉर स्पोर्ट्स शूज </text:p>
          </table:table-cell>
          <table:table-cell table:number-columns-repeated="62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<text:s/>ऐड लेज इन माई बास्केट </text:p>
          </table:table-cell>
          <table:table-cell table:number-columns-repeated="62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<text:s/>जेंट्स का नाइट पैंट है क्या आपके पास </text:p>
          </table:table-cell>
          <table:table-cell table:number-columns-repeated="62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62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<text:s/>जोर्जेट साड़ीज विदिन थाउजेंड </text:p>
          </table:table-cell>
          <table:table-cell table:number-columns-repeated="62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<text:s/>स्केटबोर्ड रखते हो </text:p>
          </table:table-cell>
          <table:table-cell table:number-columns-repeated="62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<text:s/>शो मी ऑल <text:s/>हेयर कटिंग प्रोडक्ट्स इन फ्लिपकार्ट </text:p>
          </table:table-cell>
          <table:table-cell table:number-columns-repeated="62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<text:s/>आपके पास रबर हैंड ग्लब्स है क्या </text:p>
          </table:table-cell>
          <table:table-cell table:number-columns-repeated="62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<text:s text:c="2"/>गाय का देसी घी कार्ट में डाल दो </text:p>
          </table:table-cell>
          <table:table-cell table:number-columns-repeated="62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<text:s/>शो मी अनारकली सूट्स </text:p>
          </table:table-cell>
          <table:table-cell table:number-columns-repeated="62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<text:s/>पारले जी बिस्किट कितने का है</text:p>
          </table:table-cell>
          <table:table-cell table:number-columns-repeated="62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कैन आई वाच मोर एक्साइटिंग डील्स ऑन फ्लिपकार्ट </text:p>
          </table:table-cell>
          <table:table-cell table:number-columns-repeated="62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एक फास्टट्रैक की घड़ी दिखाओ </text:p>
          </table:table-cell>
          <table:table-cell table:number-columns-repeated="62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<text:s/>छोटे सा बैंक चाहिए मुझे </text:p>
          </table:table-cell>
          <table:table-cell table:number-columns-repeated="62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<text:s text:c="2"/>कूकिंग सेट दिखाइए </text:p>
          </table:table-cell>
          <table:table-cell table:number-columns-repeated="62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<text:s/>शो मी रेड कलर बैंगल </text:p>
          </table:table-cell>
          <table:table-cell table:number-columns-repeated="62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<text:s/>प्ले स्टेशन फाइव एवेलेबल है क्या </text:p>
          </table:table-cell>
          <table:table-cell table:number-columns-repeated="62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आई डू नॉट नो व्हाट यू आर सेयिंग ऑल आई नो इज दैट आई केम टू पार्टी तेरी तो </text:p>
          </table:table-cell>
          <table:table-cell table:number-columns-repeated="62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<text:s/>प्रेशर कुकर दीजिये </text:p>
          </table:table-cell>
          <table:table-cell table:number-columns-repeated="62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अमीश त्रिपाठी की बुक मिलेगी क्या </text:p>
          </table:table-cell>
          <table:table-cell table:number-columns-repeated="62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<text:s/>किलो आशीर्वाद आटा का रेट कितना पड़ेगा </text:p>
          </table:table-cell>
          <table:table-cell table:number-columns-repeated="62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छोटे बच्चों की साइकिल </text:p>
          </table:table-cell>
          <table:table-cell table:number-columns-repeated="62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वाइल्ड क्राफ्ट पॉल्यूशन मास्क एंटी बैक्टीरियल मास्क </text:p>
          </table:table-cell>
          <table:table-cell table:number-columns-repeated="62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<text:s/>शो मी बनारसी साड़ी </text:p>
          </table:table-cell>
          <table:table-cell table:number-columns-repeated="62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विंडो कार्टस मे क्या है आप के पास <text:s/></text:p>
          </table:table-cell>
          <table:table-cell table:number-columns-repeated="62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<text:s/>ऑल व्हाइट शूज </text:p>
          </table:table-cell>
          <table:table-cell table:number-columns-repeated="62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<text:s/>मिल्टन थर्मस स्टील फाइव हंड्रेड एम एल फ्लास्क </text:p>
          </table:table-cell>
          <table:table-cell table:number-columns-repeated="62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<text:s/>लहंगा दिखायो पिंक दिखायो</text:p>
          </table:table-cell>
          <table:table-cell table:number-columns-repeated="62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<text:s/>शो मी क्लचिस एंड स्लिम बैग्स </text:p>
          </table:table-cell>
          <table:table-cell table:number-columns-repeated="62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<text:s/>सैमसंग फोस्टर फ्रीज का रेफ्रिजरेटर का प्राइस क्या होगा </text:p>
          </table:table-cell>
          <table:table-cell table:number-columns-repeated="62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शो मी ए माइक्रोवेव ओवन ऑफ <text:s/>आई एफ बी बिलो टेन के </text:p>
          </table:table-cell>
          <table:table-cell table:number-columns-repeated="62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बारिश से बचने के लिए छाता देना </text:p>
          </table:table-cell>
          <table:table-cell table:number-columns-repeated="62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<text:s/>छाता है क्या </text:p>
          </table:table-cell>
          <table:table-cell table:number-columns-repeated="62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<text:s/>हमें बहस तो नही चाहिए </text:p>
          </table:table-cell>
          <table:table-cell table:number-columns-repeated="62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एक बढ़िया क्वालिटी के लॉक की जरुरत है मुझे </text:p>
          </table:table-cell>
          <table:table-cell table:number-columns-repeated="62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<text:s/>एथिनिक वियर भी है क्या </text:p>
          </table:table-cell>
          <table:table-cell table:number-columns-repeated="62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<text:s text:c="2"/>आर्ट वॉच दिखा दो </text:p>
          </table:table-cell>
          <table:table-cell table:number-columns-repeated="62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कुछ नया आइटम दिखायो </text:p>
          </table:table-cell>
          <table:table-cell table:number-columns-repeated="62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<text:s/>भाग्य लक्ष्मी पोहा पैकेट दो देना </text:p>
          </table:table-cell>
          <table:table-cell table:number-columns-repeated="62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<text:s/>स्टाइलिश स्टाइलिश बेड </text:p>
          </table:table-cell>
          <table:table-cell table:number-columns-repeated="62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फोल्डिंग वाली डाइनिंग टेबल है क्या आप के पास</text:p>
          </table:table-cell>
          <table:table-cell table:number-columns-repeated="62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<text:s/>रेडमी के ट्वेंटी प्रो <text:s/>फ्लेम रेड </text:p>
          </table:table-cell>
          <table:table-cell table:number-columns-repeated="62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एक किलो अदरक का क्या मोल है </text:p>
          </table:table-cell>
          <table:table-cell table:number-columns-repeated="62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<text:s/>आई वांट वुडन थ्री डोर अल्मीरा </text:p>
          </table:table-cell>
          <table:table-cell table:number-columns-repeated="62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जॉर्जट साड़ीज विद इन थाउजेंड </text:p>
          </table:table-cell>
          <table:table-cell table:number-columns-repeated="62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<text:s text:c="2"/>फोन्स बिलो फाइव थाउजेंड </text:p>
          </table:table-cell>
          <table:table-cell table:number-columns-repeated="62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क्वीन साइज बेडशीट</text:p>
          </table:table-cell>
          <table:table-cell table:number-columns-repeated="62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कुछ और दिखाइए ब्लेज़र मे </text:p>
          </table:table-cell>
          <table:table-cell table:number-columns-repeated="62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<text:s/>डॉग्स बित्चेस ग्रेटर टू <text:s/></text:p>
          </table:table-cell>
          <table:table-cell table:number-columns-repeated="62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असूस आई सेवन वाला लैपटॉप दिखाइए <text:s/></text:p>
          </table:table-cell>
          <table:table-cell table:number-columns-repeated="62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सुन्दर सा एक ड्रेस परी का दिखा </text:p>
          </table:table-cell>
          <table:table-cell table:number-columns-repeated="62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प्लास्टिक के कंटेनर दिखा दो एक बार </text:p>
          </table:table-cell>
          <table:table-cell table:number-columns-repeated="62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<text:s/>मुझे टेबल चाहिए </text:p>
          </table:table-cell>
          <table:table-cell table:number-columns-repeated="62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<text:s/>बोलो क्या चाहिए </text:p>
          </table:table-cell>
          <table:table-cell table:number-columns-repeated="62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आई वांट बनारसी सिल्क साड़ी अंडर टू थाउजेंड रूपीज </text:p>
          </table:table-cell>
          <table:table-cell table:number-columns-repeated="62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<text:s/>सोफा लेदर वाला लेदर वाला सोफा दिखाओ </text:p>
          </table:table-cell>
          <table:table-cell table:number-columns-repeated="62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टेडी बेयर फॉर गर्ल्स </text:p>
          </table:table-cell>
          <table:table-cell table:number-columns-repeated="62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डिनर सेट दिखाइए थोड़ा सस्ता वाला <text:s/>सस्ता सस्ता और अच्छा वाला </text:p>
          </table:table-cell>
          <table:table-cell table:number-columns-repeated="62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<text:s text:c="2"/>कोलगेट दिखाओ </text:p>
          </table:table-cell>
          <table:table-cell table:number-columns-repeated="62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शो मी मधु शुगर एंड आशीर्वाद आटा टेन केजी </text:p>
          </table:table-cell>
          <table:table-cell table:number-columns-repeated="62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<text:s/>शिफॉन साड़ी </text:p>
          </table:table-cell>
          <table:table-cell table:number-columns-repeated="62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<text:s/>कूलर मंगवा दो मेरे लिए </text:p>
          </table:table-cell>
          <table:table-cell table:number-columns-repeated="62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<text:s/>कूलर के रेंज क्या हैं </text:p>
          </table:table-cell>
          <table:table-cell table:number-columns-repeated="62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<text:s/>टैबलेट की लिस्ट दिखा दो <text:s/></text:p>
          </table:table-cell>
          <table:table-cell table:number-columns-repeated="62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<text:s/>ए गुड रिंग लाइट आई ए अफोर्डेबल प्राइस </text:p>
          </table:table-cell>
          <table:table-cell table:number-columns-repeated="62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वाटरप्रूफ डिजिटल वॉच </text:p>
          </table:table-cell>
          <table:table-cell table:number-columns-repeated="62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बच्चों का डायपर मिलेगा इधर </text:p>
          </table:table-cell>
          <table:table-cell table:number-columns-repeated="62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कितना होगया टोटल </text:p>
          </table:table-cell>
          <table:table-cell table:number-columns-repeated="62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मुझे एक किलो मैदा चाहिए </text:p>
          </table:table-cell>
          <table:table-cell table:number-columns-repeated="62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<text:s/>डबल बेड का मैट्रेस दिख दो </text:p>
          </table:table-cell>
          <table:table-cell table:number-columns-repeated="62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2" office:value-type="string" calcext:value-type="string">
            <text:p><text:s/>अब बस हो गया </text:p>
          </table:table-cell>
          <table:table-cell table:number-columns-repeated="62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2" office:value-type="string" calcext:value-type="string">
            <text:p><text:s/>क्या आप मुझे कारवां रेडियो का रेट बता सकते हैं </text:p>
          </table:table-cell>
          <table:table-cell table:number-columns-repeated="62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2" office:value-type="string" calcext:value-type="string">
            <text:p><text:s/>छोटे बच्चो के जंपसूट दिखाना </text:p>
          </table:table-cell>
          <table:table-cell table:number-columns-repeated="62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2" office:value-type="string" calcext:value-type="string">
            <text:p><text:s/>कैप्टन अमेरिका वाला शील्ड </text:p>
          </table:table-cell>
          <table:table-cell table:number-columns-repeated="62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2" office:value-type="string" calcext:value-type="string">
            <text:p><text:s/>गैस स्टोव चाहिए </text:p>
          </table:table-cell>
          <table:table-cell table:number-columns-repeated="62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<text:s/>विटामिन सी टैबलेट </text:p>
          </table:table-cell>
          <table:table-cell table:number-columns-repeated="62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<text:s/>हाउ मच इज फाइव न्यू मॉडल नाइकी <text:s/>स्नीकर्स </text:p>
          </table:table-cell>
          <table:table-cell table:number-columns-repeated="62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2" office:value-type="string" calcext:value-type="string">
            <text:p><text:s/>अजन्ता वाली वॉल की घड़ी </text:p>
          </table:table-cell>
          <table:table-cell table:number-columns-repeated="62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<text:s/>प्रेशर कुकर चाहिए था </text:p>
          </table:table-cell>
          <table:table-cell table:number-columns-repeated="62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लेनोवो के सस्ते वाले लैपटॉप दिखाओ </text:p>
          </table:table-cell>
          <table:table-cell table:number-columns-repeated="62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2" office:value-type="string" calcext:value-type="string">
            <text:p><text:s/>जॉयस्टिक </text:p>
          </table:table-cell>
          <table:table-cell table:number-columns-repeated="62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<text:s/>ये फेयर एंड हैंडसम कितने का हैं </text:p>
          </table:table-cell>
          <table:table-cell table:number-columns-repeated="62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2" office:value-type="string" calcext:value-type="string">
            <text:p><text:s/>लुंगी लुंगी चाहिए </text:p>
          </table:table-cell>
          <table:table-cell table:number-columns-repeated="62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2" office:value-type="string" calcext:value-type="string">
            <text:p><text:s/>एक्टिवा फोर जी कितने का हैं प्राइस कितना हैं इसका </text:p>
          </table:table-cell>
          <table:table-cell table:number-columns-repeated="62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2" office:value-type="string" calcext:value-type="string">
            <text:p>आई वांट लैक्मे नाइन टू फाइव प्राइमर विथ मैट लिप कलर </text:p>
          </table:table-cell>
          <table:table-cell table:number-columns-repeated="62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<text:s/>मुझे नॉन स्टिक तवा और कुकर चाहिए </text:p>
          </table:table-cell>
          <table:table-cell table:number-columns-repeated="62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<text:s/>डॉगी शैंपू </text:p>
          </table:table-cell>
          <table:table-cell table:number-columns-repeated="62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<text:s/>वी गार्ड यू पी एस दिखाइए </text:p>
          </table:table-cell>
          <table:table-cell table:number-columns-repeated="62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2" office:value-type="string" calcext:value-type="string">
            <text:p><text:s/>और बताओ ब्रेसलेट हैं क्या </text:p>
          </table:table-cell>
          <table:table-cell table:number-columns-repeated="62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<text:s/>चुनरी दिखा दो गर्ल्स चुनरी </text:p>
          </table:table-cell>
          <table:table-cell table:number-columns-repeated="62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2" office:value-type="string" calcext:value-type="string">
            <text:p><text:s/>रियलमी फाइव एस के लिए फास्ट चार्जर चाहिए </text:p>
          </table:table-cell>
          <table:table-cell table:number-columns-repeated="62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2" office:value-type="string" calcext:value-type="string">
            <text:p><text:s/>होल मूंग पैकेट को कार्ट से हटा दीजिये </text:p>
          </table:table-cell>
          <table:table-cell table:number-columns-repeated="62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2" office:value-type="string" calcext:value-type="string">
            <text:p><text:s/>शो मी रनिंग शूज <text:s/>अंडर फाइव हंड्रेड </text:p>
          </table:table-cell>
          <table:table-cell table:number-columns-repeated="62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style-name="ce2" office:value-type="string" calcext:value-type="string">
            <text:p><text:s/>जूसर और मिक्सर दोनों </text:p>
          </table:table-cell>
          <table:table-cell table:number-columns-repeated="62"/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style-name="ce2" office:value-type="string" calcext:value-type="string">
            <text:p><text:s/>वीवो वाइ पंद्रह बरगंडी में बरगंडी रेड आता हैं ना वो </text:p>
          </table:table-cell>
          <table:table-cell table:number-columns-repeated="62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2" office:value-type="string" calcext:value-type="string">
            <text:p><text:s/>साड़ी दिखाओ </text:p>
          </table:table-cell>
          <table:table-cell table:number-columns-repeated="62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<text:s/>पल्सर के स्पेयर पार्ट्स दिखाना पल्सर गाड़ी के स्पेयर पार्ट्स </text:p>
          </table:table-cell>
          <table:table-cell table:number-columns-repeated="62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2" office:value-type="string" calcext:value-type="string">
            <text:p><text:s/>एक अच्छा सा शूज चाहिए </text:p>
          </table:table-cell>
          <table:table-cell table:number-columns-repeated="62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2" office:value-type="string" calcext:value-type="string">
            <text:p><text:s text:c="2"/>के मसाले कितने में मिलेंगे </text:p>
          </table:table-cell>
          <table:table-cell table:number-columns-repeated="62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<text:s/>शो मी डिफरेंट कलर्स ऑफ </text:p>
          </table:table-cell>
          <table:table-cell table:number-columns-repeated="62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2" office:value-type="string" calcext:value-type="string">
            <text:p><text:s/>डॉल्स टेंट हाउस </text:p>
          </table:table-cell>
          <table:table-cell table:number-columns-repeated="62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<text:s/>पपीते के बीज दिखाओ </text:p>
          </table:table-cell>
          <table:table-cell table:number-columns-repeated="62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style-name="ce2" office:value-type="string" calcext:value-type="string">
            <text:p><text:s/>टैबलेट <text:s/>टेबलेट दिखाओ <text:s/>ठीक हैं ठीक हैं ठीक हैं </text:p>
          </table:table-cell>
          <table:table-cell table:number-columns-repeated="62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<text:s/>शो मी रेड कलर लैक्मे लिपस्टिक </text:p>
          </table:table-cell>
          <table:table-cell table:number-columns-repeated="62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2" office:value-type="string" calcext:value-type="string">
            <text:p><text:s/>रॉक सॉल्ट होगा क्या </text:p>
          </table:table-cell>
          <table:table-cell table:number-columns-repeated="62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<text:s/>जे बी एल के स्पीकर्स कितने के हैं </text:p>
          </table:table-cell>
          <table:table-cell table:number-columns-repeated="62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<text:s/>डेटॉल एंटीसेप्टिक लिक्विड देदो </text:p>
          </table:table-cell>
          <table:table-cell table:number-columns-repeated="62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style-name="ce2" office:value-type="string" calcext:value-type="string">
            <text:p><text:s/>विंडोज के लिए पर्दा दिखाइए प्लीज </text:p>
          </table:table-cell>
          <table:table-cell table:number-columns-repeated="62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table:style-name="ce2" office:value-type="string" calcext:value-type="string">
            <text:p>वोल्टास <text:s text:c="2"/>वोल्टास ए सी वन प्वाइंट फाइव टन थ्री स्टार </text:p>
          </table:table-cell>
          <table:table-cell table:number-columns-repeated="62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<text:s/>आई वांट शूज </text:p>
          </table:table-cell>
          <table:table-cell table:number-columns-repeated="62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table:style-name="ce2" office:value-type="string" calcext:value-type="string">
            <text:p>मंजे लिपस्टिक दो ना <text:s/>मम्मा</text:p>
          </table:table-cell>
          <table:table-cell table:number-columns-repeated="62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2" office:value-type="string" calcext:value-type="string">
            <text:p><text:s/>ब्लैक सलवार एंड ब्लू कलर टॉप </text:p>
          </table:table-cell>
          <table:table-cell table:number-columns-repeated="62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2" office:value-type="string" calcext:value-type="string">
            <text:p><text:s/>गर्ल्स हैंडबैग फ्रॉम द ब्रांड ऑफ कपरिसी <text:s/></text:p>
          </table:table-cell>
          <table:table-cell table:number-columns-repeated="62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style-name="ce2" office:value-type="string" calcext:value-type="string">
            <text:p><text:s/>आई एम लुकिंग फॉर टेन टू इलेवन इयर्स गर्ल्स नाइट </text:p>
          </table:table-cell>
          <table:table-cell table:number-columns-repeated="62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नाइट सूट इन वेलवेट आपको कुछ चाहिए बोलिए </text:p>
          </table:table-cell>
          <table:table-cell table:number-columns-repeated="62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<text:s/>लेनोवो थिंकपैड लैपटॉप ऑनलाइन </text:p>
          </table:table-cell>
          <table:table-cell table:number-columns-repeated="62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<text:s/>आई वांट फिलिप्स पोर्टेबल ब्लूटूथ स्पीकर ब्लैक कलर विच हैज मोनो चैनल</text:p>
          </table:table-cell>
          <table:table-cell table:number-columns-repeated="62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<text:s/>वांट सम डेयरी मिल्क चॉकलेट</text:p>
          </table:table-cell>
          <table:table-cell table:number-columns-repeated="62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2" office:value-type="string" calcext:value-type="string">
            <text:p>काँच की चूड़ियाँ दिखाओ </text:p>
          </table:table-cell>
          <table:table-cell table:number-columns-repeated="62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<text:s/>साड़ीज लड़कियों के लिए</text:p>
          </table:table-cell>
          <table:table-cell table:number-columns-repeated="62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table:style-name="ce2" office:value-type="string" calcext:value-type="string">
            <text:p><text:s/>संबलपुरी साड़ी दो </text:p>
          </table:table-cell>
          <table:table-cell table:number-columns-repeated="62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<text:s/>रियलमी का लेटेस्ट मॉडल बताओ </text:p>
          </table:table-cell>
          <table:table-cell table:number-columns-repeated="62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table:style-name="ce2" office:value-type="string" calcext:value-type="string">
            <text:p><text:s/>एवेंजर टॉयज फॉर किड्स </text:p>
          </table:table-cell>
          <table:table-cell table:number-columns-repeated="62"/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table:style-name="ce2" office:value-type="string" calcext:value-type="string">
            <text:p><text:s/>व्हर्लपूल फ्रॉस्ट फ्री ट्रिपल डोर रेफ्रिजरेटर </text:p>
          </table:table-cell>
          <table:table-cell table:number-columns-repeated="62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style-name="ce2" office:value-type="string" calcext:value-type="string">
            <text:p><text:s/>रेफ्रिजरेटर होगा क्या आपके पास <text:s/></text:p>
          </table:table-cell>
          <table:table-cell table:number-columns-repeated="62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table:style-name="ce2" office:value-type="string" calcext:value-type="string">
            <text:p><text:s/>शो मी फ्रेश ग्रॉसरी आइटम्स विच इज डिलिवरेबल ऑन माई एड्रेस</text:p>
          </table:table-cell>
          <table:table-cell table:number-columns-repeated="62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<text:s/>वन प्लस सेवन का कवर दिखाइए </text:p>
          </table:table-cell>
          <table:table-cell table:number-columns-repeated="62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table:style-name="ce2" office:value-type="string" calcext:value-type="string">
            <text:p><text:s/>मोटी से मोटी लड़की पहनने के लिए कपड़े दिखाओ</text:p>
          </table:table-cell>
          <table:table-cell table:number-columns-repeated="62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table:style-name="ce2" office:value-type="string" calcext:value-type="string">
            <text:p><text:s/>प्लास्टिक के गोल डब्बे दाल रखने के लिए </text:p>
          </table:table-cell>
          <table:table-cell table:number-columns-repeated="62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2" office:value-type="string" calcext:value-type="string">
            <text:p><text:s/>मुझे टी शर्ट चाहिए </text:p>
          </table:table-cell>
          <table:table-cell table:number-columns-repeated="62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2" office:value-type="string" calcext:value-type="string">
            <text:p><text:s/>सैमसंग का अभी लेटेस्ट मोबाइल दिखाओ </text:p>
          </table:table-cell>
          <table:table-cell table:number-columns-repeated="62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<text:s/>राजस्थानी मोजड़ी दिखाओ </text:p>
          </table:table-cell>
          <table:table-cell table:number-columns-repeated="62"/>
        </table:table-row>
        <table:table-row table:style-name="ro1"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<text:s/>लिप बाम स्ट्रॉबेरी फ्लेवर </text:p>
          </table:table-cell>
          <table:table-cell table:number-columns-repeated="62"/>
        </table:table-row>
        <table:table-row table:style-name="ro1">
          <table:table-cell table:style-name="ce2" office:value-type="float" office:value="374" calcext:value-type="float">
            <text:p>374</text:p>
          </table:table-cell>
          <table:table-cell table:style-name="ce2" office:value-type="string" calcext:value-type="string">
            <text:p><text:s/>काला कलर का चश्मा दिखाना </text:p>
          </table:table-cell>
          <table:table-cell table:number-columns-repeated="62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style-name="ce2" office:value-type="string" calcext:value-type="string">
            <text:p><text:s/>गॉगल्स अंडर टू हंड्रेड रूपीज</text:p>
          </table:table-cell>
          <table:table-cell table:number-columns-repeated="62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style-name="ce2" office:value-type="string" calcext:value-type="string">
            <text:p><text:s/>कट कॉटन सूट </text:p>
          </table:table-cell>
          <table:table-cell table:number-columns-repeated="62"/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style-name="ce2" office:value-type="string" calcext:value-type="string">
            <text:p><text:s/>बेडशीट चाहिए </text:p>
          </table:table-cell>
          <table:table-cell table:number-columns-repeated="62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style-name="ce2" office:value-type="string" calcext:value-type="string">
            <text:p><text:s/>मोबाइल की कवर </text:p>
          </table:table-cell>
          <table:table-cell table:number-columns-repeated="62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style-name="ce2" office:value-type="string" calcext:value-type="string">
            <text:p><text:s/>प्राइस ऑफ सिल्क साड़ी </text:p>
          </table:table-cell>
          <table:table-cell table:number-columns-repeated="62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<text:s/>दुल्हन वाला सिंपल हार <text:s/>डू यू हैव <text:s/></text:p>
          </table:table-cell>
          <table:table-cell table:number-columns-repeated="62"/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<text:s/>मार्वल्स एक्शन फिगर वॉल स्टीकर फॉर किड्स रूम </text:p>
          </table:table-cell>
          <table:table-cell table:number-columns-repeated="62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<text:s/>सैनिटाइज़र में कोई डिस्काउंट है </text:p>
          </table:table-cell>
          <table:table-cell table:number-columns-repeated="62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2" office:value-type="string" calcext:value-type="string">
            <text:p><text:s/>रिमोट कंट्रोल टॉयज बच्चे का </text:p>
          </table:table-cell>
          <table:table-cell table:number-columns-repeated="62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ब्लेजर लॉन्ग टॉप बहुत सारा </text:p>
          </table:table-cell>
          <table:table-cell table:number-columns-repeated="62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<text:s/>एल जी के छोटे फ्रिज का रेट बताओ </text:p>
          </table:table-cell>
          <table:table-cell table:number-columns-repeated="62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<text:s/>शो मी ए ब्लेजर <text:s text:c="2"/></text:p>
          </table:table-cell>
          <table:table-cell table:number-columns-repeated="62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2" office:value-type="string" calcext:value-type="string">
            <text:p><text:s/>अच्छा डिस्काउंट में अच्छा रनिंग शूज दिखा दो अच्छा वाला </text:p>
          </table:table-cell>
          <table:table-cell table:number-columns-repeated="62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2" office:value-type="string" calcext:value-type="string">
            <text:p><text:s/>आई नीड ए रिक्लाइनर <text:s/>बिलो <text:s/>फिफ्टीन के </text:p>
          </table:table-cell>
          <table:table-cell table:number-columns-repeated="62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style-name="ce2" office:value-type="string" calcext:value-type="string">
            <text:p><text:s/>कैन आई गेट फाइव केजीस ऑफ हैंडवॉश</text:p>
          </table:table-cell>
          <table:table-cell table:number-columns-repeated="62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2" office:value-type="string" calcext:value-type="string">
            <text:p><text:s/>सैमसंग एम थर्टी वन </text:p>
          </table:table-cell>
          <table:table-cell table:number-columns-repeated="62"/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table:style-name="ce2" office:value-type="string" calcext:value-type="string">
            <text:p><text:s/>सिक्स लेयर फिल्टर वाला रीयूजेबल मास्क दिखाइए </text:p>
          </table:table-cell>
          <table:table-cell table:number-columns-repeated="62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2"/>
          <table:table-cell table:number-columns-repeated="62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table:style-name="ce2" office:value-type="string" calcext:value-type="string">
            <text:p><text:s text:c="2"/>व्हाट इज द प्राइस ऑफ निकॉन डी एस एल आर कैमरा </text:p>
          </table:table-cell>
          <table:table-cell table:number-columns-repeated="62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table:style-name="ce2" office:value-type="string" calcext:value-type="string">
            <text:p><text:s/>गो प्रो सेवन सस्ता वाला </text:p>
          </table:table-cell>
          <table:table-cell table:number-columns-repeated="62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style-name="ce2" office:value-type="string" calcext:value-type="string">
            <text:p><text:s/>चाहिए मुझे कोका कोला </text:p>
          </table:table-cell>
          <table:table-cell table:number-columns-repeated="62"/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<text:s/>कैन यू ऐड अमूल मिल्क चॉकलेट टू माई बास्केट </text:p>
          </table:table-cell>
          <table:table-cell table:number-columns-repeated="62"/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table:style-name="ce2" office:value-type="string" calcext:value-type="string">
            <text:p>व्हेन विल बी द लॉन्च ऑफ न्यू मोबाइल्स ऑफ रियलमी </text:p>
          </table:table-cell>
          <table:table-cell table:number-columns-repeated="62"/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<text:s/>मेरी बहनों को जूता से मारना है जूता दिखाओ </text:p>
          </table:table-cell>
          <table:table-cell table:number-columns-repeated="62"/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table:style-name="ce2" office:value-type="string" calcext:value-type="string">
            <text:p><text:s/>मुझे झंडू बाम लेना है </text:p>
          </table:table-cell>
          <table:table-cell table:number-columns-repeated="62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रेडमी नोट नाइन प्रो</text:p>
          </table:table-cell>
          <table:table-cell table:number-columns-repeated="62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टाटा टी ऑफर्स </text:p>
          </table:table-cell>
          <table:table-cell table:number-columns-repeated="62"/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table:style-name="ce2" office:value-type="string" calcext:value-type="string">
            <text:p><text:s/>पबजी के लिए मोबाइल </text:p>
          </table:table-cell>
          <table:table-cell table:number-columns-repeated="62"/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table:style-name="ce2" office:value-type="string" calcext:value-type="string">
            <text:p>बार्बी स्विमिंग सूट बार्बी</text:p>
          </table:table-cell>
          <table:table-cell table:number-columns-repeated="62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मुझे सुंदर झुमके दिखाइए</text:p>
          </table:table-cell>
          <table:table-cell table:number-columns-repeated="62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style-name="ce2" office:value-type="string" calcext:value-type="string">
            <text:p>पाँच किलो का टाइड सर्फ दे दो</text:p>
          </table:table-cell>
          <table:table-cell table:number-columns-repeated="62"/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प्रेशर कुकर दिखाओ पाँच लीटर</text:p>
          </table:table-cell>
          <table:table-cell table:number-columns-repeated="62"/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table:style-name="ce2" office:value-type="string" calcext:value-type="string">
            <text:p><text:s/>टाटा का ए सी दिखाइए वन प्वाइंट फाइव टन </text:p>
          </table:table-cell>
          <table:table-cell table:number-columns-repeated="62"/>
        </table:table-row>
        <table:table-row table:style-name="ro1">
          <table:table-cell table:style-name="ce2" office:value-type="float" office:value="408" calcext:value-type="float">
            <text:p>408</text:p>
          </table:table-cell>
          <table:table-cell table:style-name="ce2" office:value-type="string" calcext:value-type="string">
            <text:p><text:s/>अच्छा वाला ऑफ़र में मोबाइल </text:p>
          </table:table-cell>
          <table:table-cell table:number-columns-repeated="62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2" office:value-type="string" calcext:value-type="string">
            <text:p>कैरम बोर्ड विथ गुड मटेरियल</text:p>
          </table:table-cell>
          <table:table-cell table:number-columns-repeated="62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2" office:value-type="string" calcext:value-type="string">
            <text:p>स्टीमर मिलेगा क्या तुम्हारे पास </text:p>
          </table:table-cell>
          <table:table-cell table:number-columns-repeated="62"/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रियलमी फाइव आई फोर जी बी</text:p>
          </table:table-cell>
          <table:table-cell table:number-columns-repeated="62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style-name="ce2" office:value-type="string" calcext:value-type="string">
            <text:p>लैक्मे का कॉम्पैक दिखाना तो</text:p>
          </table:table-cell>
          <table:table-cell table:number-columns-repeated="62"/>
        </table:table-row>
        <table:table-row table:style-name="ro1">
          <table:table-cell table:style-name="ce2" office:value-type="float" office:value="413" calcext:value-type="float">
            <text:p>413</text:p>
          </table:table-cell>
          <table:table-cell table:style-name="ce2" office:value-type="string" calcext:value-type="string">
            <text:p><text:s/>पुजा करने वाला सामान </text:p>
          </table:table-cell>
          <table:table-cell table:number-columns-repeated="62"/>
        </table:table-row>
        <table:table-row table:style-name="ro1">
          <table:table-cell table:style-name="ce2" office:value-type="float" office:value="414" calcext:value-type="float">
            <text:p>414</text:p>
          </table:table-cell>
          <table:table-cell table:style-name="ce2" office:value-type="string" calcext:value-type="string">
            <text:p><text:s/>डॉक्टर सेट </text:p>
          </table:table-cell>
          <table:table-cell table:number-columns-repeated="62"/>
        </table:table-row>
        <table:table-row table:style-name="ro1"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मेन्स चेक्स टी शर्ट</text:p>
          </table:table-cell>
          <table:table-cell table:number-columns-repeated="62"/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style-name="ce2" office:value-type="string" calcext:value-type="string">
            <text:p>फिफ्टीन वॉट एल इ डी बल्ब दिखाइए फिलिप्स का </text:p>
          </table:table-cell>
          <table:table-cell table:number-columns-repeated="62"/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वॉल स्टीकर होगा क्या <text:s text:c="2"/>वॉलपेपर <text:s/></text:p>
          </table:table-cell>
          <table:table-cell table:number-columns-repeated="62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style-name="ce2" office:value-type="string" calcext:value-type="string">
            <text:p>काली मिर्च ऐड कर दो</text:p>
          </table:table-cell>
          <table:table-cell table:number-columns-repeated="62"/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शो मी बैग <text:s/>बैग</text:p>
          </table:table-cell>
          <table:table-cell table:number-columns-repeated="62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style-name="ce2" office:value-type="string" calcext:value-type="string">
            <text:p>मुझे एक लॉरियल का हेड एंड शोल्डर शैंपू चाहिए</text:p>
          </table:table-cell>
          <table:table-cell table:number-columns-repeated="62"/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table:style-name="ce2" office:value-type="string" calcext:value-type="string">
            <text:p>मुझे लैपटॉप दिखाओ</text:p>
          </table:table-cell>
          <table:table-cell table:number-columns-repeated="62"/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table:style-name="ce2" office:value-type="string" calcext:value-type="string">
            <text:p>ऐड सम बिस्किट इन माई बास्केट</text:p>
          </table:table-cell>
          <table:table-cell table:number-columns-repeated="62"/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table:style-name="ce2" office:value-type="string" calcext:value-type="string">
            <text:p>दाल पाँच किलो का</text:p>
          </table:table-cell>
          <table:table-cell table:number-columns-repeated="62"/>
        </table:table-row>
        <table:table-row table:style-name="ro1">
          <table:table-cell table:style-name="ce2" office:value-type="float" office:value="424" calcext:value-type="float">
            <text:p>424</text:p>
          </table:table-cell>
          <table:table-cell table:style-name="ce2" office:value-type="string" calcext:value-type="string">
            <text:p><text:s/>शो मी ए यू ए वी प्रोटेक्शन सनग्लास फॉर द राइज्ड वन </text:p>
          </table:table-cell>
          <table:table-cell table:number-columns-repeated="62"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2" office:value-type="string" calcext:value-type="string">
            <text:p><text:s/>बच्चों के खिलौने </text:p>
          </table:table-cell>
          <table:table-cell table:number-columns-repeated="62"/>
        </table:table-row>
        <table:table-row table:style-name="ro1">
          <table:table-cell table:style-name="ce2" office:value-type="float" office:value="426" calcext:value-type="float">
            <text:p>426</text:p>
          </table:table-cell>
          <table:table-cell table:style-name="ce2" office:value-type="string" calcext:value-type="string">
            <text:p>एक्सटेंशन बॉक्स सिक्स पिन्स वाला </text:p>
          </table:table-cell>
          <table:table-cell table:number-columns-repeated="62"/>
        </table:table-row>
        <table:table-row table:style-name="ro1">
          <table:table-cell table:style-name="ce2" office:value-type="float" office:value="427" calcext:value-type="float">
            <text:p>427</text:p>
          </table:table-cell>
          <table:table-cell table:style-name="ce2" office:value-type="string" calcext:value-type="string">
            <text:p>वॉल वॉच</text:p>
          </table:table-cell>
          <table:table-cell table:number-columns-repeated="62"/>
        </table:table-row>
        <table:table-row table:style-name="ro1">
          <table:table-cell table:style-name="ce2" office:value-type="float" office:value="428" calcext:value-type="float">
            <text:p>428</text:p>
          </table:table-cell>
          <table:table-cell table:style-name="ce2" office:value-type="string" calcext:value-type="string">
            <text:p>मुझे सस्ता कलर्स में दिखाओ</text:p>
          </table:table-cell>
          <table:table-cell table:number-columns-repeated="62"/>
        </table:table-row>
        <table:table-row table:style-name="ro1">
          <table:table-cell table:style-name="ce2" office:value-type="float" office:value="429" calcext:value-type="float">
            <text:p>429</text:p>
          </table:table-cell>
          <table:table-cell table:style-name="ce2" office:value-type="string" calcext:value-type="string">
            <text:p><text:s/>जेंट्स ट्राउजर दे दो <text:s/></text:p>
          </table:table-cell>
          <table:table-cell table:number-columns-repeated="62"/>
        </table:table-row>
        <table:table-row table:style-name="ro1">
          <table:table-cell table:style-name="ce2" office:value-type="float" office:value="430" calcext:value-type="float">
            <text:p>430</text:p>
          </table:table-cell>
          <table:table-cell table:style-name="ce2" office:value-type="string" calcext:value-type="string">
            <text:p>लाइट वाली मशीन कटिंग करने वाला</text:p>
          </table:table-cell>
          <table:table-cell table:number-columns-repeated="62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style-name="ce2" office:value-type="string" calcext:value-type="string">
            <text:p>शो मी कोलगेट एक्टिव सॉल्ट बिग पैकेट </text:p>
          </table:table-cell>
          <table:table-cell table:number-columns-repeated="62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style-name="ce2" office:value-type="string" calcext:value-type="string">
            <text:p>कैश ऑन डिलीवरी का पुरा सामान दिखाओ </text:p>
          </table:table-cell>
          <table:table-cell table:number-columns-repeated="62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सैमसंग फ्रेम फिफ्टी इंच वाला दिखाइए </text:p>
          </table:table-cell>
          <table:table-cell table:number-columns-repeated="62"/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पर्दे दिखाना कर्टेन्स पर्दे</text:p>
          </table:table-cell>
          <table:table-cell table:number-columns-repeated="62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style-name="ce2" office:value-type="string" calcext:value-type="string">
            <text:p>आई वांट ए रिमोट कंट्रोल प्लेन</text:p>
          </table:table-cell>
          <table:table-cell table:number-columns-repeated="62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2" office:value-type="string" calcext:value-type="string">
            <text:p>लेगिंग्स</text:p>
          </table:table-cell>
          <table:table-cell table:number-columns-repeated="62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जिओ फोन थ्री</text:p>
          </table:table-cell>
          <table:table-cell table:number-columns-repeated="62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दस हजार रुपये में मोबाइल दिखाओ </text:p>
          </table:table-cell>
          <table:table-cell table:number-columns-repeated="62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string" calcext:value-type="string">
            <text:p>शो मी रियलमी थ्री मोबाइल नाऊ</text:p>
          </table:table-cell>
          <table:table-cell table:number-columns-repeated="62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string" calcext:value-type="string">
            <text:p>लड़कियों के लिए पैंट्स </text:p>
          </table:table-cell>
          <table:table-cell table:number-columns-repeated="62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2" office:value-type="string" calcext:value-type="string">
            <text:p>जैकरीन वीड वो बॉटल चाहिए</text:p>
          </table:table-cell>
          <table:table-cell table:number-columns-repeated="62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style-name="ce2" office:value-type="string" calcext:value-type="string">
            <text:p><text:s/>वॉल स्टीकर फ्लावर प्रिंट एक दाम </text:p>
          </table:table-cell>
          <table:table-cell table:number-columns-repeated="62"/>
        </table:table-row>
        <table:table-row table:style-name="ro1">
          <table:table-cell table:style-name="ce2" office:value-type="float" office:value="443" calcext:value-type="float">
            <text:p>443</text:p>
          </table:table-cell>
          <table:table-cell table:style-name="ce2" office:value-type="string" calcext:value-type="string">
            <text:p>डी लिंक वायरलेस राउटर का प्राइस क्या होगा </text:p>
          </table:table-cell>
          <table:table-cell table:number-columns-repeated="62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2" office:value-type="string" calcext:value-type="string">
            <text:p>लड़कों का ब्लैक एंड व्हाइट शर्ट </text:p>
          </table:table-cell>
          <table:table-cell table:number-columns-repeated="62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style-name="ce2" office:value-type="string" calcext:value-type="string">
            <text:p>आई वांट हुगलेट वॉट्स अंडर वन थाउजेंड रुपीस </text:p>
          </table:table-cell>
          <table:table-cell table:number-columns-repeated="62"/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table:style-name="ce2" office:value-type="string" calcext:value-type="string">
            <text:p>किचन चाहिए</text:p>
          </table:table-cell>
          <table:table-cell table:number-columns-repeated="62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2" office:value-type="string" calcext:value-type="string">
            <text:p>आई वांट सम रनिंग स्पाइक शूज</text:p>
          </table:table-cell>
          <table:table-cell table:number-columns-repeated="62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2" office:value-type="string" calcext:value-type="string">
            <text:p><text:s text:c="3"/></text:p>
          </table:table-cell>
          <table:table-cell table:number-columns-repeated="62"/>
        </table:table-row>
        <table:table-row table:style-name="ro1">
          <table:table-cell table:style-name="ce2" office:value-type="float" office:value="449" calcext:value-type="float">
            <text:p>449</text:p>
          </table:table-cell>
          <table:table-cell table:style-name="ce2" office:value-type="string" calcext:value-type="string">
            <text:p><text:s/>सर्फ एक्सेल मैटिक <text:s/></text:p>
          </table:table-cell>
          <table:table-cell table:number-columns-repeated="62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बड़ी लड़कियों के लिए सलवार सूट चाहिए मुझे </text:p>
          </table:table-cell>
          <table:table-cell table:number-columns-repeated="62"/>
        </table:table-row>
        <table:table-row table:style-name="ro1">
          <table:table-cell table:style-name="ce2" office:value-type="float" office:value="451" calcext:value-type="float">
            <text:p>451</text:p>
          </table:table-cell>
          <table:table-cell table:style-name="ce2" office:value-type="string" calcext:value-type="string">
            <text:p><text:s/>मुझे आटा चाहिए </text:p>
          </table:table-cell>
          <table:table-cell table:number-columns-repeated="62"/>
        </table:table-row>
        <table:table-row table:style-name="ro1">
          <table:table-cell table:style-name="ce2" office:value-type="float" office:value="452" calcext:value-type="float">
            <text:p>452</text:p>
          </table:table-cell>
          <table:table-cell table:style-name="ce2" office:value-type="string" calcext:value-type="string">
            <text:p><text:s/>मुझे मेड इन इंडिया इयरफोन्स लेना है </text:p>
          </table:table-cell>
          <table:table-cell table:number-columns-repeated="62"/>
        </table:table-row>
        <table:table-row table:style-name="ro1">
          <table:table-cell table:style-name="ce2" office:value-type="float" office:value="453" calcext:value-type="float">
            <text:p>453</text:p>
          </table:table-cell>
          <table:table-cell table:style-name="ce2" office:value-type="string" calcext:value-type="string">
            <text:p><text:s/>शो मी व्हाइट कलर ड्रेस अनारकली ड्रेस </text:p>
          </table:table-cell>
          <table:table-cell table:number-columns-repeated="62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table:style-name="ce2" office:value-type="string" calcext:value-type="string">
            <text:p><text:s/>सैमसंग एल इ डी टी वी थर्टी टू इंचेस फिफ्टीन थाउजेंड रूपीज </text:p>
          </table:table-cell>
          <table:table-cell table:number-columns-repeated="62"/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table:style-name="ce2" office:value-type="string" calcext:value-type="string">
            <text:p><text:s/>एम लुकिंग फॉर फूल्ली ऑटोमेटिक फ्रंट लोड वाशिंग मशीन </text:p>
          </table:table-cell>
          <table:table-cell table:number-columns-repeated="62"/>
        </table:table-row>
        <table:table-row table:style-name="ro1">
          <table:table-cell table:style-name="ce2" office:value-type="float" office:value="456" calcext:value-type="float">
            <text:p>456</text:p>
          </table:table-cell>
          <table:table-cell table:style-name="ce2" office:value-type="string" calcext:value-type="string">
            <text:p>मुझे एक मोम्स मैजिक बिस्कुट दे दो</text:p>
          </table:table-cell>
          <table:table-cell table:number-columns-repeated="62"/>
        </table:table-row>
        <table:table-row table:style-name="ro1">
          <table:table-cell table:style-name="ce2" office:value-type="float" office:value="457" calcext:value-type="float">
            <text:p>457</text:p>
          </table:table-cell>
          <table:table-cell table:style-name="ce2" office:value-type="string" calcext:value-type="string">
            <text:p>आई नीड स्लिम फिट जींस पैंट ऑफ थर्टी फोर साइज <text:s/>फॉर बॉयज</text:p>
          </table:table-cell>
          <table:table-cell table:number-columns-repeated="62"/>
        </table:table-row>
        <table:table-row table:style-name="ro1"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अकेला स्कूल बैग फॉर गर्ल्स <text:s/>अंडर फाइव हंड्रेड</text:p>
          </table:table-cell>
          <table:table-cell table:number-columns-repeated="62"/>
        </table:table-row>
        <table:table-row table:style-name="ro1">
          <table:table-cell table:style-name="ce2" office:value-type="float" office:value="459" calcext:value-type="float">
            <text:p>459</text:p>
          </table:table-cell>
          <table:table-cell table:style-name="ce2" office:value-type="string" calcext:value-type="string">
            <text:p><text:s/>न्यू मॉडल वन प्लस वन मोबाइल फोन </text:p>
          </table:table-cell>
          <table:table-cell table:number-columns-repeated="62"/>
        </table:table-row>
        <table:table-row table:style-name="ro1">
          <table:table-cell table:style-name="ce2" office:value-type="float" office:value="460" calcext:value-type="float">
            <text:p>460</text:p>
          </table:table-cell>
          <table:table-cell table:style-name="ce2" office:value-type="string" calcext:value-type="string">
            <text:p><text:s/>माइक्रोवेव फ्रॉम वीडियोकॉन </text:p>
          </table:table-cell>
          <table:table-cell table:number-columns-repeated="62"/>
        </table:table-row>
        <table:table-row table:style-name="ro1">
          <table:table-cell table:style-name="ce2" office:value-type="float" office:value="461" calcext:value-type="float">
            <text:p>461</text:p>
          </table:table-cell>
          <table:table-cell table:style-name="ce2" office:value-type="string" calcext:value-type="string">
            <text:p>रेडमी नोट नाइन प्रो</text:p>
          </table:table-cell>
          <table:table-cell table:number-columns-repeated="62"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table:style-name="ce2" office:value-type="string" calcext:value-type="string">
            <text:p>ये रिमोट कंट्रोल कार का मोल क्या है</text:p>
          </table:table-cell>
          <table:table-cell table:number-columns-repeated="62"/>
        </table:table-row>
        <table:table-row table:style-name="ro1"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<text:s/>केक बेकिंग आइटम्स दिखाए </text:p>
          </table:table-cell>
          <table:table-cell table:number-columns-repeated="62"/>
        </table:table-row>
        <table:table-row table:style-name="ro1">
          <table:table-cell table:style-name="ce2" office:value-type="float" office:value="464" calcext:value-type="float">
            <text:p>464</text:p>
          </table:table-cell>
          <table:table-cell table:style-name="ce2" office:value-type="string" calcext:value-type="string">
            <text:p>रेडमी नोट ऐट प्रो</text:p>
          </table:table-cell>
          <table:table-cell table:number-columns-repeated="62"/>
        </table:table-row>
        <table:table-row table:style-name="ro1">
          <table:table-cell table:style-name="ce2" office:value-type="float" office:value="465" calcext:value-type="float">
            <text:p>465</text:p>
          </table:table-cell>
          <table:table-cell table:style-name="ce2" office:value-type="string" calcext:value-type="string">
            <text:p>मुझे सादा चप्पल चाहिए होम यूज करने वाला </text:p>
          </table:table-cell>
          <table:table-cell table:number-columns-repeated="62"/>
        </table:table-row>
        <table:table-row table:style-name="ro1">
          <table:table-cell table:style-name="ce2" office:value-type="float" office:value="466" calcext:value-type="float">
            <text:p>466</text:p>
          </table:table-cell>
          <table:table-cell table:style-name="ce2" office:value-type="string" calcext:value-type="string">
            <text:p>गिटार फॉर टू थाउजेंड नाइन हंड्रेड एंड नाइंटी नाइन रूपीज</text:p>
          </table:table-cell>
          <table:table-cell table:number-columns-repeated="62"/>
        </table:table-row>
        <table:table-row table:style-name="ro1">
          <table:table-cell table:style-name="ce2" office:value-type="float" office:value="467" calcext:value-type="float">
            <text:p>467</text:p>
          </table:table-cell>
          <table:table-cell table:style-name="ce2" office:value-type="string" calcext:value-type="string">
            <text:p>रियलमी सी थ्री के कवर का फ़ोटो दिखाओ </text:p>
          </table:table-cell>
          <table:table-cell table:number-columns-repeated="62"/>
        </table:table-row>
        <table:table-row table:style-name="ro1">
          <table:table-cell table:style-name="ce2" office:value-type="float" office:value="468" calcext:value-type="float">
            <text:p>468</text:p>
          </table:table-cell>
          <table:table-cell table:style-name="ce2" office:value-type="string" calcext:value-type="string">
            <text:p><text:s/>मास्क <text:s/>मास्क चाहिए मुझे मास्क मास्क दिखाओ</text:p>
          </table:table-cell>
          <table:table-cell table:number-columns-repeated="62"/>
        </table:table-row>
        <table:table-row table:style-name="ro1">
          <table:table-cell table:style-name="ce2" office:value-type="float" office:value="469" calcext:value-type="float">
            <text:p>469</text:p>
          </table:table-cell>
          <table:table-cell table:style-name="ce2" office:value-type="string" calcext:value-type="string">
            <text:p>गर्ल्स फ्रॉक्स ऑफ शॉर्ट लेंथ</text:p>
          </table:table-cell>
          <table:table-cell table:number-columns-repeated="62"/>
        </table:table-row>
        <table:table-row table:style-name="ro1">
          <table:table-cell table:style-name="ce2" office:value-type="float" office:value="470" calcext:value-type="float">
            <text:p>470</text:p>
          </table:table-cell>
          <table:table-cell table:style-name="ce2" office:value-type="string" calcext:value-type="string">
            <text:p><text:s/>ए सी </text:p>
          </table:table-cell>
          <table:table-cell table:number-columns-repeated="62"/>
        </table:table-row>
        <table:table-row table:style-name="ro1">
          <table:table-cell table:style-name="ce2" office:value-type="float" office:value="471" calcext:value-type="float">
            <text:p>471</text:p>
          </table:table-cell>
          <table:table-cell table:style-name="ce2" office:value-type="string" calcext:value-type="string">
            <text:p><text:s/>बॉडी खेलबाज</text:p>
          </table:table-cell>
          <table:table-cell table:number-columns-repeated="62"/>
        </table:table-row>
        <table:table-row table:style-name="ro1">
          <table:table-cell table:style-name="ce2" office:value-type="float" office:value="472" calcext:value-type="float">
            <text:p>472</text:p>
          </table:table-cell>
          <table:table-cell table:style-name="ce2" office:value-type="string" calcext:value-type="string">
            <text:p><text:s/>टी शर्ट वूमेन का </text:p>
          </table:table-cell>
          <table:table-cell table:number-columns-repeated="62"/>
        </table:table-row>
        <table:table-row table:style-name="ro1">
          <table:table-cell table:style-name="ce2" office:value-type="float" office:value="473" calcext:value-type="float">
            <text:p>473</text:p>
          </table:table-cell>
          <table:table-cell table:style-name="ce2" office:value-type="string" calcext:value-type="string">
            <text:p><text:s/>कैन आई गेट एप्पल मैकबुक फॉर लेस डिस्काउंट <text:s/>और हाई डिस्काउंट विथ लेस प्राइस </text:p>
          </table:table-cell>
          <table:table-cell table:number-columns-repeated="62"/>
        </table:table-row>
        <table:table-row table:style-name="ro1">
          <table:table-cell table:style-name="ce2" office:value-type="float" office:value="474" calcext:value-type="float">
            <text:p>474</text:p>
          </table:table-cell>
          <table:table-cell table:style-name="ce2" office:value-type="string" calcext:value-type="string">
            <text:p><text:s/>शो मी किड्स ड्रेसेज <text:s/>फॉर द ऐज ऑफ फाइव </text:p>
          </table:table-cell>
          <table:table-cell table:number-columns-repeated="62"/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table:style-name="ce2" office:value-type="string" calcext:value-type="string">
            <text:p>स्मॉल गर्ल पर्स</text:p>
          </table:table-cell>
          <table:table-cell table:number-columns-repeated="62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2" office:value-type="string" calcext:value-type="string">
            <text:p><text:s/>फेयर एंड लवली चाहिए </text:p>
          </table:table-cell>
          <table:table-cell table:number-columns-repeated="62"/>
        </table:table-row>
        <table:table-row table:style-name="ro1">
          <table:table-cell table:style-name="ce2" office:value-type="float" office:value="477" calcext:value-type="float">
            <text:p>477</text:p>
          </table:table-cell>
          <table:table-cell table:style-name="ce2" office:value-type="string" calcext:value-type="string">
            <text:p>शिप दिखाना प्लीज </text:p>
          </table:table-cell>
          <table:table-cell table:number-columns-repeated="62"/>
        </table:table-row>
        <table:table-row table:style-name="ro1">
          <table:table-cell table:style-name="ce2" office:value-type="float" office:value="478" calcext:value-type="float">
            <text:p>478</text:p>
          </table:table-cell>
          <table:table-cell table:style-name="ce2" office:value-type="string" calcext:value-type="string">
            <text:p>जोर्जेट सारीज विदिन थाउजेंड</text:p>
          </table:table-cell>
          <table:table-cell table:number-columns-repeated="62"/>
        </table:table-row>
        <table:table-row table:style-name="ro1">
          <table:table-cell table:style-name="ce2" office:value-type="float" office:value="479" calcext:value-type="float">
            <text:p>479</text:p>
          </table:table-cell>
          <table:table-cell table:style-name="ce2" office:value-type="string" calcext:value-type="string">
            <text:p>आई वांट कॉस्मेटिक्स स्टोरेज बॉक्सेस </text:p>
          </table:table-cell>
          <table:table-cell table:number-columns-repeated="62"/>
        </table:table-row>
        <table:table-row table:style-name="ro1"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सस्ता सा टी शर्ट</text:p>
          </table:table-cell>
          <table:table-cell table:number-columns-repeated="62"/>
        </table:table-row>
        <table:table-row table:style-name="ro1">
          <table:table-cell table:style-name="ce2" office:value-type="float" office:value="481" calcext:value-type="float">
            <text:p>481</text:p>
          </table:table-cell>
          <table:table-cell table:style-name="ce2" office:value-type="string" calcext:value-type="string">
            <text:p>शो मी मधुर शुगर एंड आशीर्वाद आटा टेन केजी</text:p>
          </table:table-cell>
          <table:table-cell table:number-columns-repeated="62"/>
        </table:table-row>
        <table:table-row table:style-name="ro1">
          <table:table-cell table:style-name="ce2" office:value-type="float" office:value="482" calcext:value-type="float">
            <text:p>482</text:p>
          </table:table-cell>
          <table:table-cell table:style-name="ce2" office:value-type="string" calcext:value-type="string">
            <text:p>मुझे पिलो लेना है</text:p>
          </table:table-cell>
          <table:table-cell table:number-columns-repeated="62"/>
        </table:table-row>
        <table:table-row table:style-name="ro1">
          <table:table-cell table:style-name="ce2" office:value-type="float" office:value="483" calcext:value-type="float">
            <text:p>483</text:p>
          </table:table-cell>
          <table:table-cell table:style-name="ce2" office:value-type="string" calcext:value-type="string">
            <text:p><text:s/>नोकिया फ़ोन स्क्रीन टच दिखाओ</text:p>
          </table:table-cell>
          <table:table-cell table:number-columns-repeated="62"/>
        </table:table-row>
        <table:table-row table:style-name="ro1">
          <table:table-cell table:style-name="ce2" office:value-type="float" office:value="484" calcext:value-type="float">
            <text:p>484</text:p>
          </table:table-cell>
          <table:table-cell table:style-name="ce2" office:value-type="string" calcext:value-type="string">
            <text:p>हैंड ग्लव्स चाहिए कोरोना से बचने के लिए </text:p>
          </table:table-cell>
          <table:table-cell table:number-columns-repeated="62"/>
        </table:table-row>
        <table:table-row table:style-name="ro1">
          <table:table-cell table:style-name="ce2" office:value-type="float" office:value="485" calcext:value-type="float">
            <text:p>485</text:p>
          </table:table-cell>
          <table:table-cell table:style-name="ce2" office:value-type="string" calcext:value-type="string">
            <text:p>आई वांट a फुटबॉल शर्ट्स</text:p>
          </table:table-cell>
          <table:table-cell table:number-columns-repeated="62"/>
        </table:table-row>
        <table:table-row table:style-name="ro1">
          <table:table-cell table:style-name="ce2" office:value-type="float" office:value="486" calcext:value-type="float">
            <text:p>486</text:p>
          </table:table-cell>
          <table:table-cell table:style-name="ce2" office:value-type="string" calcext:value-type="string">
            <text:p>शो मी फिलिप्स ट्रिमर व्हिच कम्स ऐलांग विथ ए कैप </text:p>
          </table:table-cell>
          <table:table-cell table:number-columns-repeated="62"/>
        </table:table-row>
        <table:table-row table:style-name="ro1">
          <table:table-cell table:style-name="ce2" office:value-type="float" office:value="487" calcext:value-type="float">
            <text:p>487</text:p>
          </table:table-cell>
          <table:table-cell table:style-name="ce2" office:value-type="string" calcext:value-type="string">
            <text:p>थम्स अप का बॉटल कितने में मिलेगा</text:p>
          </table:table-cell>
          <table:table-cell table:number-columns-repeated="62"/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table:style-name="ce2" office:value-type="string" calcext:value-type="string">
            <text:p><text:s/>सिल्वर ब्रेसलेट </text:p>
          </table:table-cell>
          <table:table-cell table:number-columns-repeated="62"/>
        </table:table-row>
        <table:table-row table:style-name="ro1">
          <table:table-cell table:style-name="ce2" office:value-type="float" office:value="489" calcext:value-type="float">
            <text:p>489</text:p>
          </table:table-cell>
          <table:table-cell table:style-name="ce2" office:value-type="string" calcext:value-type="string">
            <text:p>व्हेन ही ऐंटर्स द क्रूशल <text:s/>ह्यूमन फेस ट्रायल्स</text:p>
          </table:table-cell>
          <table:table-cell table:number-columns-repeated="62"/>
        </table:table-row>
        <table:table-row table:style-name="ro1">
          <table:table-cell table:style-name="ce2" office:value-type="float" office:value="490" calcext:value-type="float">
            <text:p>490</text:p>
          </table:table-cell>
          <table:table-cell table:style-name="ce2" office:value-type="string" calcext:value-type="string">
            <text:p><text:s/>शो मी सम गुड गिफ्ट फॉर माई वाइफ </text:p>
          </table:table-cell>
          <table:table-cell table:number-columns-repeated="62"/>
        </table:table-row>
        <table:table-row table:style-name="ro1">
          <table:table-cell table:style-name="ce2" office:value-type="float" office:value="491" calcext:value-type="float">
            <text:p>491</text:p>
          </table:table-cell>
          <table:table-cell table:style-name="ce2" office:value-type="string" calcext:value-type="string">
            <text:p><text:s/>गार्नियर मेंस फॉर ग्रूमिंग बियर्ड किट </text:p>
          </table:table-cell>
          <table:table-cell table:number-columns-repeated="62"/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<text:s/>हेलो <text:s/>बजाज अवेंजर टू हंड्रेड सीसी ऑयल <text:s/>प्राइस कितना है </text:p>
          </table:table-cell>
          <table:table-cell table:number-columns-repeated="62"/>
        </table:table-row>
        <table:table-row table:style-name="ro1">
          <table:table-cell table:style-name="ce2" office:value-type="float" office:value="493" calcext:value-type="float">
            <text:p>493</text:p>
          </table:table-cell>
          <table:table-cell table:style-name="ce2" office:value-type="string" calcext:value-type="string">
            <text:p>चेक्स वाला शर्ट</text:p>
          </table:table-cell>
          <table:table-cell table:number-columns-repeated="62"/>
        </table:table-row>
        <table:table-row table:style-name="ro1">
          <table:table-cell table:style-name="ce2" office:value-type="float" office:value="494" calcext:value-type="float">
            <text:p>494</text:p>
          </table:table-cell>
          <table:table-cell table:style-name="ce2" office:value-type="string" calcext:value-type="string">
            <text:p><text:s/>गोल्डन कलर के हील्स दिखाओ </text:p>
          </table:table-cell>
          <table:table-cell table:number-columns-repeated="62"/>
        </table:table-row>
        <table:table-row table:style-name="ro1">
          <table:table-cell table:style-name="ce2" office:value-type="float" office:value="495" calcext:value-type="float">
            <text:p>495</text:p>
          </table:table-cell>
          <table:table-cell table:style-name="ce2" office:value-type="string" calcext:value-type="string">
            <text:p><text:s/>बॉयज होम यूज चप्पल <text:s/>ब्लू कलर</text:p>
          </table:table-cell>
          <table:table-cell table:number-columns-repeated="62"/>
        </table:table-row>
        <table:table-row table:style-name="ro1">
          <table:table-cell table:style-name="ce2" office:value-type="float" office:value="496" calcext:value-type="float">
            <text:p>496</text:p>
          </table:table-cell>
          <table:table-cell table:style-name="ce2" office:value-type="string" calcext:value-type="string">
            <text:p><text:s/>बॉयज में कुछ दिखाओ </text:p>
          </table:table-cell>
          <table:table-cell table:number-columns-repeated="62"/>
        </table:table-row>
        <table:table-row table:style-name="ro1">
          <table:table-cell table:style-name="ce2" office:value-type="float" office:value="497" calcext:value-type="float">
            <text:p>497</text:p>
          </table:table-cell>
          <table:table-cell table:style-name="ce2" office:value-type="string" calcext:value-type="string">
            <text:p>रेडमी नोट ऐट प्रो</text:p>
          </table:table-cell>
          <table:table-cell table:number-columns-repeated="62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<text:s/>हेयर कलर दिखाना </text:p>
          </table:table-cell>
          <table:table-cell table:number-columns-repeated="62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table:style-name="ce2" office:value-type="string" calcext:value-type="string">
            <text:p>अपना टाइम आएगा टी शर्ट </text:p>
          </table:table-cell>
          <table:table-cell table:number-columns-repeated="62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<text:s/>जेंट्स ब्लू कलर टी शर्ट राउंड नेक </text:p>
          </table:table-cell>
          <table:table-cell table:number-columns-repeated="62"/>
        </table:table-row>
        <table:table-row table:style-name="ro1">
          <table:table-cell table:style-name="ce2" office:value-type="float" office:value="501" calcext:value-type="float">
            <text:p>501</text:p>
          </table:table-cell>
          <table:table-cell table:style-name="ce2" office:value-type="string" calcext:value-type="string">
            <text:p>आई वांट सैमसंग रेफ्रिजरेटर एंड व्हर्लपूल वाशिंग मशीन</text:p>
          </table:table-cell>
          <table:table-cell table:number-columns-repeated="62"/>
        </table:table-row>
        <table:table-row table:style-name="ro1">
          <table:table-cell table:style-name="ce2" office:value-type="float" office:value="502" calcext:value-type="float">
            <text:p>502</text:p>
          </table:table-cell>
          <table:table-cell table:style-name="ce2" office:value-type="string" calcext:value-type="string">
            <text:p><text:s/>कोरोना चेक करने के लिए थर्मामीटर </text:p>
          </table:table-cell>
          <table:table-cell table:number-columns-repeated="62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2" office:value-type="string" calcext:value-type="string">
            <text:p><text:s/>के हॉस्पिटल </text:p>
          </table:table-cell>
          <table:table-cell table:number-columns-repeated="62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डू यू हैव मोबाइल फोन्स विद गोरिला ग्लास बोथ साइड्स</text:p>
          </table:table-cell>
          <table:table-cell table:number-columns-repeated="62"/>
        </table:table-row>
        <table:table-row table:style-name="ro1">
          <table:table-cell table:style-name="ce2" office:value-type="float" office:value="505" calcext:value-type="float">
            <text:p>505</text:p>
          </table:table-cell>
          <table:table-cell table:style-name="ce2" office:value-type="string" calcext:value-type="string">
            <text:p>तीन से आठ साल तक की बच्चियों के लिए फ्रॉक दिखा ना</text:p>
          </table:table-cell>
          <table:table-cell table:number-columns-repeated="62"/>
        </table:table-row>
        <table:table-row table:style-name="ro1">
          <table:table-cell table:style-name="ce2" office:value-type="float" office:value="506" calcext:value-type="float">
            <text:p>506</text:p>
          </table:table-cell>
          <table:table-cell table:style-name="ce2" office:value-type="string" calcext:value-type="string">
            <text:p>चीज़ बटर ऑनलाइन </text:p>
          </table:table-cell>
          <table:table-cell table:number-columns-repeated="62"/>
        </table:table-row>
        <table:table-row table:style-name="ro1">
          <table:table-cell table:style-name="ce2" office:value-type="float" office:value="507" calcext:value-type="float">
            <text:p>507</text:p>
          </table:table-cell>
          <table:table-cell table:style-name="ce2" office:value-type="string" calcext:value-type="string">
            <text:p>एल जी बेबी क्रीम एंड एम्ब्रॉइडरी मशीन</text:p>
          </table:table-cell>
          <table:table-cell table:number-columns-repeated="62"/>
        </table:table-row>
        <table:table-row table:style-name="ro1"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फर्स्ट वाली डोर मैट को कार्ट में डाल दीजिए</text:p>
          </table:table-cell>
          <table:table-cell table:number-columns-repeated="62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2" office:value-type="string" calcext:value-type="string">
            <text:p><text:s/>ब्रैंडेड लेगिंग्स </text:p>
          </table:table-cell>
          <table:table-cell table:number-columns-repeated="62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2" office:value-type="string" calcext:value-type="string">
            <text:p>अचार में क्या क्या है </text:p>
          </table:table-cell>
          <table:table-cell table:number-columns-repeated="62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2" office:value-type="string" calcext:value-type="string">
            <text:p><text:s/>ड्रेस चाहिए </text:p>
          </table:table-cell>
          <table:table-cell table:number-columns-repeated="62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आई वांट कढ़ाई</text:p>
          </table:table-cell>
          <table:table-cell table:number-columns-repeated="62"/>
        </table:table-row>
        <table:table-row table:style-name="ro1">
          <table:table-cell table:style-name="ce2" office:value-type="float" office:value="513" calcext:value-type="float">
            <text:p>513</text:p>
          </table:table-cell>
          <table:table-cell table:style-name="ce2" office:value-type="string" calcext:value-type="string">
            <text:p><text:s/>सा दिखाइए </text:p>
          </table:table-cell>
          <table:table-cell table:number-columns-repeated="62"/>
        </table:table-row>
        <table:table-row table:style-name="ro1">
          <table:table-cell table:style-name="ce2" office:value-type="float" office:value="514" calcext:value-type="float">
            <text:p>514</text:p>
          </table:table-cell>
          <table:table-cell table:style-name="ce2" office:value-type="string" calcext:value-type="string">
            <text:p><text:s/>कोरोनीयल किट दिखाइए </text:p>
          </table:table-cell>
          <table:table-cell table:number-columns-repeated="62"/>
        </table:table-row>
        <table:table-row table:style-name="ro1">
          <table:table-cell table:style-name="ce2" office:value-type="float" office:value="515" calcext:value-type="float">
            <text:p>515</text:p>
          </table:table-cell>
          <table:table-cell table:style-name="ce2" office:value-type="string" calcext:value-type="string">
            <text:p><text:s/>टाटा की कड़क चाय <text:s/>टाटा ब्रैंड का </text:p>
          </table:table-cell>
          <table:table-cell table:number-columns-repeated="62"/>
        </table:table-row>
        <table:table-row table:style-name="ro1">
          <table:table-cell table:style-name="ce2" office:value-type="float" office:value="516" calcext:value-type="float">
            <text:p>516</text:p>
          </table:table-cell>
          <table:table-cell table:style-name="ce2" office:value-type="string" calcext:value-type="string">
            <text:p><text:s/>गाड़ी का कवर </text:p>
          </table:table-cell>
          <table:table-cell table:number-columns-repeated="62"/>
        </table:table-row>
        <table:table-row table:style-name="ro1">
          <table:table-cell table:style-name="ce2" office:value-type="float" office:value="517" calcext:value-type="float">
            <text:p>517</text:p>
          </table:table-cell>
          <table:table-cell table:style-name="ce2" office:value-type="string" calcext:value-type="string">
            <text:p>शादी में पहने वाला जैकेट</text:p>
          </table:table-cell>
          <table:table-cell table:number-columns-repeated="62"/>
        </table:table-row>
        <table:table-row table:style-name="ro1">
          <table:table-cell table:style-name="ce2" office:value-type="float" office:value="518" calcext:value-type="float">
            <text:p>518</text:p>
          </table:table-cell>
          <table:table-cell table:style-name="ce2" office:value-type="string" calcext:value-type="string">
            <text:p><text:s/>कुछ मोबाइल होल्डर में दिखाओ </text:p>
          </table:table-cell>
          <table:table-cell table:number-columns-repeated="62"/>
        </table:table-row>
        <table:table-row table:style-name="ro1">
          <table:table-cell table:style-name="ce2" office:value-type="float" office:value="519" calcext:value-type="float">
            <text:p>519</text:p>
          </table:table-cell>
          <table:table-cell table:style-name="ce2" office:value-type="string" calcext:value-type="string">
            <text:p>आप मिक्सर एंड ग्राइंडर <text:s/>भी रखते हो क्या </text:p>
          </table:table-cell>
          <table:table-cell table:number-columns-repeated="62"/>
        </table:table-row>
        <table:table-row table:style-name="ro1">
          <table:table-cell table:style-name="ce2" office:value-type="float" office:value="520" calcext:value-type="float">
            <text:p>520</text:p>
          </table:table-cell>
          <table:table-cell table:style-name="ce2" office:value-type="string" calcext:value-type="string">
            <text:p>सस्ता और टिकाऊ जींस चाहिए </text:p>
          </table:table-cell>
          <table:table-cell table:number-columns-repeated="62"/>
        </table:table-row>
        <table:table-row table:style-name="ro1">
          <table:table-cell table:style-name="ce2" office:value-type="float" office:value="521" calcext:value-type="float">
            <text:p>521</text:p>
          </table:table-cell>
          <table:table-cell table:style-name="ce2" office:value-type="string" calcext:value-type="string">
            <text:p><text:s/>फोन्स बिलो फाइव थाउजेंड </text:p>
          </table:table-cell>
          <table:table-cell table:number-columns-repeated="62"/>
        </table:table-row>
        <table:table-row table:style-name="ro1">
          <table:table-cell table:style-name="ce2" office:value-type="float" office:value="522" calcext:value-type="float">
            <text:p>522</text:p>
          </table:table-cell>
          <table:table-cell table:style-name="ce2" office:value-type="string" calcext:value-type="string">
            <text:p>गुड लाइफ दूध का पैकेट</text:p>
          </table:table-cell>
          <table:table-cell table:number-columns-repeated="62"/>
        </table:table-row>
        <table:table-row table:style-name="ro1">
          <table:table-cell table:style-name="ce2" office:value-type="float" office:value="523" calcext:value-type="float">
            <text:p>523</text:p>
          </table:table-cell>
          <table:table-cell table:style-name="ce2" office:value-type="string" calcext:value-type="string">
            <text:p>आई वांट ए सैमसंग आईपैड</text:p>
          </table:table-cell>
          <table:table-cell table:number-columns-repeated="62"/>
        </table:table-row>
        <table:table-row table:style-name="ro1">
          <table:table-cell table:style-name="ce2" office:value-type="float" office:value="524" calcext:value-type="float">
            <text:p>524</text:p>
          </table:table-cell>
          <table:table-cell table:style-name="ce2" office:value-type="string" calcext:value-type="string">
            <text:p>बाजरे का आटा दे दो</text:p>
          </table:table-cell>
          <table:table-cell table:number-columns-repeated="62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table:style-name="ce2" office:value-type="string" calcext:value-type="string">
            <text:p><text:s/>शो सम जैकेट्स फॉर बॉयज </text:p>
          </table:table-cell>
          <table:table-cell table:number-columns-repeated="62"/>
        </table:table-row>
        <table:table-row table:style-name="ro1">
          <table:table-cell table:style-name="ce2" office:value-type="float" office:value="526" calcext:value-type="float">
            <text:p>526</text:p>
          </table:table-cell>
          <table:table-cell table:style-name="ce2" office:value-type="string" calcext:value-type="string">
            <text:p><text:s/>मुझे तीन सेट वाली कढ़ाई चाहिए</text:p>
          </table:table-cell>
          <table:table-cell table:number-columns-repeated="62"/>
        </table:table-row>
        <table:table-row table:style-name="ro1">
          <table:table-cell table:style-name="ce2" office:value-type="float" office:value="527" calcext:value-type="float">
            <text:p>527</text:p>
          </table:table-cell>
          <table:table-cell table:style-name="ce2" office:value-type="string" calcext:value-type="string">
            <text:p>ई एम आई ऑप्शन <text:s/>चाहिए मुझे</text:p>
          </table:table-cell>
          <table:table-cell table:number-columns-repeated="62"/>
        </table:table-row>
        <table:table-row table:style-name="ro1">
          <table:table-cell table:style-name="ce2" office:value-type="float" office:value="528" calcext:value-type="float">
            <text:p>528</text:p>
          </table:table-cell>
          <table:table-cell table:style-name="ce2" office:value-type="string" calcext:value-type="string">
            <text:p><text:s/>दस पीस एवरेडी बैटरी दीजियए </text:p>
          </table:table-cell>
          <table:table-cell table:number-columns-repeated="62"/>
        </table:table-row>
        <table:table-row table:style-name="ro1">
          <table:table-cell table:style-name="ce2" office:value-type="float" office:value="529" calcext:value-type="float">
            <text:p>529</text:p>
          </table:table-cell>
          <table:table-cell table:style-name="ce2" office:value-type="string" calcext:value-type="string">
            <text:p>स्टाइलिश स्टाइलिश बेल्ट</text:p>
          </table:table-cell>
          <table:table-cell table:number-columns-repeated="62"/>
        </table:table-row>
        <table:table-row table:style-name="ro1"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<text:s/>रेडमी व्हाई टू का मोबाइल कवर </text:p>
          </table:table-cell>
          <table:table-cell table:number-columns-repeated="62"/>
        </table:table-row>
        <table:table-row table:style-name="ro1">
          <table:table-cell table:style-name="ce2" office:value-type="float" office:value="531" calcext:value-type="float">
            <text:p>531</text:p>
          </table:table-cell>
          <table:table-cell table:style-name="ce2" office:value-type="string" calcext:value-type="string">
            <text:p><text:s/>लायन डेट्स <text:s/>एंड अदर ग्रॉसरी आइटम्स </text:p>
          </table:table-cell>
          <table:table-cell table:number-columns-repeated="62"/>
        </table:table-row>
        <table:table-row table:style-name="ro1">
          <table:table-cell table:style-name="ce2" office:value-type="float" office:value="532" calcext:value-type="float">
            <text:p>532</text:p>
          </table:table-cell>
          <table:table-cell table:style-name="ce2" office:value-type="string" calcext:value-type="string">
            <text:p>रिमोट कंट्रोल कैमरा वाला</text:p>
          </table:table-cell>
          <table:table-cell table:number-columns-repeated="62"/>
        </table:table-row>
        <table:table-row table:style-name="ro1">
          <table:table-cell table:style-name="ce2" office:value-type="float" office:value="533" calcext:value-type="float">
            <text:p>533</text:p>
          </table:table-cell>
          <table:table-cell table:style-name="ce2" office:value-type="string" calcext:value-type="string">
            <text:p>टोर्च है तो दिखा दो</text:p>
          </table:table-cell>
          <table:table-cell table:number-columns-repeated="62"/>
        </table:table-row>
        <table:table-row table:style-name="ro1">
          <table:table-cell table:style-name="ce2" office:value-type="float" office:value="534" calcext:value-type="float">
            <text:p>534</text:p>
          </table:table-cell>
          <table:table-cell table:style-name="ce2" office:value-type="string" calcext:value-type="string">
            <text:p><text:s/>आई वांट टू नो द प्राइस ऑफ रियलमी मोबाइल्स</text:p>
          </table:table-cell>
          <table:table-cell table:number-columns-repeated="62"/>
        </table:table-row>
        <table:table-row table:style-name="ro1">
          <table:table-cell table:style-name="ce2" office:value-type="float" office:value="535" calcext:value-type="float">
            <text:p>535</text:p>
          </table:table-cell>
          <table:table-cell table:style-name="ce2" office:value-type="string" calcext:value-type="string">
            <text:p><text:s/>आशीर्वाद आटा दिखा दो </text:p>
          </table:table-cell>
          <table:table-cell table:number-columns-repeated="62"/>
        </table:table-row>
        <table:table-row table:style-name="ro1">
          <table:table-cell table:style-name="ce2" office:value-type="float" office:value="536" calcext:value-type="float">
            <text:p>536</text:p>
          </table:table-cell>
          <table:table-cell table:style-name="ce2" office:value-type="string" calcext:value-type="string">
            <text:p>रियलमी सी थ्री के कवर का फोटो दिखाओ</text:p>
          </table:table-cell>
          <table:table-cell table:number-columns-repeated="62"/>
        </table:table-row>
        <table:table-row table:style-name="ro1">
          <table:table-cell table:style-name="ce2" office:value-type="float" office:value="537" calcext:value-type="float">
            <text:p>537</text:p>
          </table:table-cell>
          <table:table-cell table:style-name="ce2" office:value-type="string" calcext:value-type="string">
            <text:p>जिओ फोन थ्री</text:p>
          </table:table-cell>
          <table:table-cell table:number-columns-repeated="62"/>
        </table:table-row>
        <table:table-row table:style-name="ro1">
          <table:table-cell table:style-name="ce2" office:value-type="float" office:value="538" calcext:value-type="float">
            <text:p>538</text:p>
          </table:table-cell>
          <table:table-cell table:style-name="ce2" office:value-type="string" calcext:value-type="string">
            <text:p><text:s/>अच्छा वाला लॉन्ग लास्टिंग वाला वन टी वी हार्ड डिस्क दिखाइए</text:p>
          </table:table-cell>
          <table:table-cell table:number-columns-repeated="62"/>
        </table:table-row>
        <table:table-row table:style-name="ro1">
          <table:table-cell table:style-name="ce2" office:value-type="float" office:value="539" calcext:value-type="float">
            <text:p>539</text:p>
          </table:table-cell>
          <table:table-cell table:style-name="ce2" office:value-type="string" calcext:value-type="string">
            <text:p>ज़ेन मोबाइल बैटरी</text:p>
          </table:table-cell>
          <table:table-cell table:number-columns-repeated="62"/>
        </table:table-row>
        <table:table-row table:style-name="ro1">
          <table:table-cell table:style-name="ce2" office:value-type="float" office:value="540" calcext:value-type="float">
            <text:p>540</text:p>
          </table:table-cell>
          <table:table-cell table:style-name="ce2" office:value-type="string" calcext:value-type="string">
            <text:p>प्लास्टिक की चेयर कितने की है </text:p>
          </table:table-cell>
          <table:table-cell table:number-columns-repeated="62"/>
        </table:table-row>
        <table:table-row table:style-name="ro1">
          <table:table-cell table:style-name="ce2" office:value-type="float" office:value="541" calcext:value-type="float">
            <text:p>541</text:p>
          </table:table-cell>
          <table:table-cell table:style-name="ce2" office:value-type="string" calcext:value-type="string">
            <text:p><text:s/>चाय चाहिए </text:p>
          </table:table-cell>
          <table:table-cell table:number-columns-repeated="62"/>
        </table:table-row>
        <table:table-row table:style-name="ro1">
          <table:table-cell table:style-name="ce2" office:value-type="float" office:value="542" calcext:value-type="float">
            <text:p>542</text:p>
          </table:table-cell>
          <table:table-cell table:style-name="ce2" office:value-type="string" calcext:value-type="string">
            <text:p>मुझ एक सनसिल्क शेम्पू का बॉटल चाहिये </text:p>
          </table:table-cell>
          <table:table-cell table:number-columns-repeated="62"/>
        </table:table-row>
        <table:table-row table:style-name="ro1">
          <table:table-cell table:style-name="ce2" office:value-type="float" office:value="543" calcext:value-type="float">
            <text:p>543</text:p>
          </table:table-cell>
          <table:table-cell table:style-name="ce2" office:value-type="string" calcext:value-type="string">
            <text:p><text:s/>आई वांट नो द प्राइस ऑफ वुडन कार्ट</text:p>
          </table:table-cell>
          <table:table-cell table:number-columns-repeated="62"/>
        </table:table-row>
        <table:table-row table:style-name="ro1">
          <table:table-cell table:style-name="ce2" office:value-type="float" office:value="544" calcext:value-type="float">
            <text:p>544</text:p>
          </table:table-cell>
          <table:table-cell table:style-name="ce2" office:value-type="string" calcext:value-type="string">
            <text:p>वीवो यू ट्वेंटी मोबाइल शो मी</text:p>
          </table:table-cell>
          <table:table-cell table:number-columns-repeated="62"/>
        </table:table-row>
        <table:table-row table:style-name="ro1">
          <table:table-cell table:style-name="ce2" office:value-type="float" office:value="545" calcext:value-type="float">
            <text:p>545</text:p>
          </table:table-cell>
          <table:table-cell table:style-name="ce2" office:value-type="string" calcext:value-type="string">
            <text:p>टेबल कवर भी रखते हो क्या </text:p>
          </table:table-cell>
          <table:table-cell table:number-columns-repeated="62"/>
        </table:table-row>
        <table:table-row table:style-name="ro1">
          <table:table-cell table:style-name="ce2" office:value-type="float" office:value="546" calcext:value-type="float">
            <text:p>546</text:p>
          </table:table-cell>
          <table:table-cell table:style-name="ce2" office:value-type="string" calcext:value-type="string">
            <text:p>एनी डिस्काउंट इन ग्रॉसरी आइटम्स</text:p>
          </table:table-cell>
          <table:table-cell table:number-columns-repeated="62"/>
        </table:table-row>
        <table:table-row table:style-name="ro1">
          <table:table-cell table:style-name="ce2" office:value-type="float" office:value="547" calcext:value-type="float">
            <text:p>547</text:p>
          </table:table-cell>
          <table:table-cell table:style-name="ce2" office:value-type="string" calcext:value-type="string">
            <text:p><text:s/>छोटी बच्चे को टॉयज चाहिए</text:p>
          </table:table-cell>
          <table:table-cell table:number-columns-repeated="62"/>
        </table:table-row>
        <table:table-row table:style-name="ro1"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मुझे नया मोबाइल बताओ</text:p>
          </table:table-cell>
          <table:table-cell table:number-columns-repeated="62"/>
        </table:table-row>
        <table:table-row table:style-name="ro1">
          <table:table-cell table:style-name="ce2" office:value-type="float" office:value="549" calcext:value-type="float">
            <text:p>549</text:p>
          </table:table-cell>
          <table:table-cell table:style-name="ce2" office:value-type="string" calcext:value-type="string">
            <text:p><text:s/>बोट रॉकर्स टू फिफ्टी फाइव एफ ब्लूटूथ हेडसेट <text:s/>ब्लू कलर </text:p>
          </table:table-cell>
          <table:table-cell table:number-columns-repeated="62"/>
        </table:table-row>
        <table:table-row table:style-name="ro1"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रिमोट कंट्रोल कैमरा वाला</text:p>
          </table:table-cell>
          <table:table-cell table:number-columns-repeated="62"/>
        </table:table-row>
        <table:table-row table:style-name="ro1"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<text:s/>बच्चों के लिए रिस्ट वॉच </text:p>
          </table:table-cell>
          <table:table-cell table:number-columns-repeated="62"/>
        </table:table-row>
        <table:table-row table:style-name="ro1">
          <table:table-cell table:style-name="ce2" office:value-type="float" office:value="552" calcext:value-type="float">
            <text:p>552</text:p>
          </table:table-cell>
          <table:table-cell table:style-name="ce2" office:value-type="string" calcext:value-type="string">
            <text:p><text:s/>ऐड सम बिस्कुट इन माई बास्केट </text:p>
          </table:table-cell>
          <table:table-cell table:number-columns-repeated="62"/>
        </table:table-row>
        <table:table-row table:style-name="ro1">
          <table:table-cell table:style-name="ce2" office:value-type="float" office:value="553" calcext:value-type="float">
            <text:p>553</text:p>
          </table:table-cell>
          <table:table-cell table:style-name="ce2" office:value-type="string" calcext:value-type="string">
            <text:p><text:s/>कोलगेट टूथपेस्ट कोलगेट कोलगेट जेल कोलगेट टूथपेस्ट </text:p>
          </table:table-cell>
          <table:table-cell table:number-columns-repeated="62"/>
        </table:table-row>
        <table:table-row table:style-name="ro1">
          <table:table-cell table:style-name="ce2" office:value-type="float" office:value="554" calcext:value-type="float">
            <text:p>554</text:p>
          </table:table-cell>
          <table:table-cell table:style-name="ce2" office:value-type="string" calcext:value-type="string">
            <text:p><text:s/>ब्लैंकेट दिखा दो </text:p>
          </table:table-cell>
          <table:table-cell table:number-columns-repeated="62"/>
        </table:table-row>
        <table:table-row table:style-name="ro1">
          <table:table-cell table:style-name="ce2" office:value-type="float" office:value="555" calcext:value-type="float">
            <text:p>555</text:p>
          </table:table-cell>
          <table:table-cell table:style-name="ce2" office:value-type="string" calcext:value-type="string">
            <text:p>आई वांट रिमोट कंट्रोल एरोप्लेन </text:p>
          </table:table-cell>
          <table:table-cell table:number-columns-repeated="62"/>
        </table:table-row>
        <table:table-row table:style-name="ro1"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<text:s text:c="2"/>चीनी <text:s/>चीनी <text:s/></text:p>
          </table:table-cell>
          <table:table-cell table:number-columns-repeated="62"/>
        </table:table-row>
        <table:table-row table:style-name="ro1">
          <table:table-cell table:style-name="ce2" office:value-type="float" office:value="557" calcext:value-type="float">
            <text:p>557</text:p>
          </table:table-cell>
          <table:table-cell table:style-name="ce2" office:value-type="string" calcext:value-type="string">
            <text:p><text:s text:c="2"/>न्यू डिजाइन टी शर्ट विथ कॉलर </text:p>
          </table:table-cell>
          <table:table-cell table:number-columns-repeated="62"/>
        </table:table-row>
        <table:table-row table:style-name="ro1">
          <table:table-cell table:style-name="ce2" office:value-type="float" office:value="558" calcext:value-type="float">
            <text:p>558</text:p>
          </table:table-cell>
          <table:table-cell table:style-name="ce3" office:value-type="string" calcext:value-type="string">
            <text:p><text:s/>थ्री एक्स एल नाइटी चाहिए मुझे</text:p>
          </table:table-cell>
          <table:table-cell table:number-columns-repeated="62"/>
        </table:table-row>
        <table:table-row table:style-name="ro1">
          <table:table-cell table:style-name="ce2" office:value-type="float" office:value="559" calcext:value-type="float">
            <text:p>559</text:p>
          </table:table-cell>
          <table:table-cell table:style-name="ce3" office:value-type="string" calcext:value-type="string">
            <text:p><text:s/>एंटी डैंड्रफ शैंपू </text:p>
          </table:table-cell>
          <table:table-cell table:number-columns-repeated="62"/>
        </table:table-row>
        <table:table-row table:style-name="ro1">
          <table:table-cell table:style-name="ce2" office:value-type="float" office:value="560" calcext:value-type="float">
            <text:p>560</text:p>
          </table:table-cell>
          <table:table-cell table:style-name="ce3" office:value-type="string" calcext:value-type="string">
            <text:p>वीवो उन्नीस सोलह मोबाइल</text:p>
          </table:table-cell>
          <table:table-cell table:number-columns-repeated="62"/>
        </table:table-row>
        <table:table-row table:style-name="ro1">
          <table:table-cell table:style-name="ce2" office:value-type="float" office:value="561" calcext:value-type="float">
            <text:p>561</text:p>
          </table:table-cell>
          <table:table-cell table:style-name="ce3" office:value-type="string" calcext:value-type="string">
            <text:p>कोरोना वाला मास्क </text:p>
          </table:table-cell>
          <table:table-cell table:number-columns-repeated="62"/>
        </table:table-row>
        <table:table-row table:style-name="ro1">
          <table:table-cell table:style-name="ce2" office:value-type="float" office:value="562" calcext:value-type="float">
            <text:p>562</text:p>
          </table:table-cell>
          <table:table-cell table:style-name="ce3" office:value-type="string" calcext:value-type="string">
            <text:p><text:s/>chote बच्चों के जंपसूट दिखाना </text:p>
          </table:table-cell>
          <table:table-cell table:number-columns-repeated="62"/>
        </table:table-row>
        <table:table-row table:style-name="ro1">
          <table:table-cell table:style-name="ce2" office:value-type="float" office:value="563" calcext:value-type="float">
            <text:p>563</text:p>
          </table:table-cell>
          <table:table-cell table:style-name="ce3" office:value-type="string" calcext:value-type="string">
            <text:p>दबंग चस्मा दबंग चस्मा </text:p>
          </table:table-cell>
          <table:table-cell table:number-columns-repeated="62"/>
        </table:table-row>
        <table:table-row table:style-name="ro1">
          <table:table-cell table:style-name="ce2" office:value-type="float" office:value="564" calcext:value-type="float">
            <text:p>564</text:p>
          </table:table-cell>
          <table:table-cell table:style-name="ce2" office:value-type="string" calcext:value-type="string">
            <text:p>आई एम लुकिंग फॉर ए गर्ल्स बार्बी गाउन इन ऑफ़र </text:p>
          </table:table-cell>
          <table:table-cell table:number-columns-repeated="62"/>
        </table:table-row>
        <table:table-row table:style-name="ro1">
          <table:table-cell table:style-name="ce2" office:value-type="float" office:value="565" calcext:value-type="float">
            <text:p>565</text:p>
          </table:table-cell>
          <table:table-cell table:style-name="ce2" office:value-type="string" calcext:value-type="string">
            <text:p><text:s/>आई <text:s/>वांट टू नो द प्राइस ऑफ रियलमी मोबाइल्स</text:p>
          </table:table-cell>
          <table:table-cell table:number-columns-repeated="62"/>
        </table:table-row>
        <table:table-row table:style-name="ro1">
          <table:table-cell table:style-name="ce2" office:value-type="float" office:value="566" calcext:value-type="float">
            <text:p>566</text:p>
          </table:table-cell>
          <table:table-cell table:style-name="ce2" office:value-type="string" calcext:value-type="string">
            <text:p>भगवान का फोटोज</text:p>
          </table:table-cell>
          <table:table-cell table:number-columns-repeated="62"/>
        </table:table-row>
        <table:table-row table:style-name="ro1">
          <table:table-cell table:style-name="ce2" office:value-type="float" office:value="567" calcext:value-type="float">
            <text:p>567</text:p>
          </table:table-cell>
          <table:table-cell table:style-name="ce2" office:value-type="string" calcext:value-type="string">
            <text:p>मुझे एक किलो चिन चाहिए</text:p>
          </table:table-cell>
          <table:table-cell table:number-columns-repeated="62"/>
        </table:table-row>
        <table:table-row table:style-name="ro1">
          <table:table-cell table:style-name="ce2" office:value-type="float" office:value="568" calcext:value-type="float">
            <text:p>568</text:p>
          </table:table-cell>
          <table:table-cell table:style-name="ce2" office:value-type="string" calcext:value-type="string">
            <text:p>आई वांट ए फैंसी बैग <text:s text:c="3"/></text:p>
          </table:table-cell>
          <table:table-cell table:number-columns-repeated="62"/>
        </table:table-row>
        <table:table-row table:style-name="ro1">
          <table:table-cell table:style-name="ce2" office:value-type="float" office:value="569" calcext:value-type="float">
            <text:p>569</text:p>
          </table:table-cell>
          <table:table-cell table:style-name="ce2" office:value-type="string" calcext:value-type="string">
            <text:p>छोटी लड़की का पैंट दिखाइए</text:p>
          </table:table-cell>
          <table:table-cell table:number-columns-repeated="62"/>
        </table:table-row>
        <table:table-row table:style-name="ro1">
          <table:table-cell table:style-name="ce2" office:value-type="float" office:value="570" calcext:value-type="float">
            <text:p>570</text:p>
          </table:table-cell>
          <table:table-cell table:style-name="ce2" office:value-type="string" calcext:value-type="string">
            <text:p>काला चना दिखाओ</text:p>
          </table:table-cell>
          <table:table-cell table:number-columns-repeated="62"/>
        </table:table-row>
        <table:table-row table:style-name="ro1">
          <table:table-cell table:style-name="ce2" office:value-type="float" office:value="571" calcext:value-type="float">
            <text:p>571</text:p>
          </table:table-cell>
          <table:table-cell table:style-name="ce2" office:value-type="string" calcext:value-type="string">
            <text:p>टी वी एम आई वाला</text:p>
          </table:table-cell>
          <table:table-cell table:number-columns-repeated="62"/>
        </table:table-row>
        <table:table-row table:style-name="ro1">
          <table:table-cell table:style-name="ce2" office:value-type="float" office:value="572" calcext:value-type="float">
            <text:p>572</text:p>
          </table:table-cell>
          <table:table-cell table:style-name="ce2" office:value-type="string" calcext:value-type="string">
            <text:p>पानी की बॉटल भी क्या रखते हैं आप</text:p>
          </table:table-cell>
          <table:table-cell table:number-columns-repeated="62"/>
        </table:table-row>
        <table:table-row table:style-name="ro1">
          <table:table-cell table:style-name="ce2" office:value-type="float" office:value="573" calcext:value-type="float">
            <text:p>573</text:p>
          </table:table-cell>
          <table:table-cell table:style-name="ce2" office:value-type="string" calcext:value-type="string">
            <text:p><text:s/>जूता चप्पल शूज शॉक्स सब दिखाओ </text:p>
          </table:table-cell>
          <table:table-cell table:number-columns-repeated="62"/>
        </table:table-row>
        <table:table-row table:style-name="ro1">
          <table:table-cell table:style-name="ce2" office:value-type="float" office:value="574" calcext:value-type="float">
            <text:p>574</text:p>
          </table:table-cell>
          <table:table-cell table:style-name="ce2" office:value-type="string" calcext:value-type="string">
            <text:p><text:s/>स्लीवलेस टी शर्ट फॉर बॉयज </text:p>
          </table:table-cell>
          <table:table-cell table:number-columns-repeated="62"/>
        </table:table-row>
        <table:table-row table:style-name="ro1">
          <table:table-cell table:style-name="ce2" office:value-type="float" office:value="575" calcext:value-type="float">
            <text:p>575</text:p>
          </table:table-cell>
          <table:table-cell table:style-name="ce2" office:value-type="string" calcext:value-type="string">
            <text:p><text:s/>एप्पल आईफोन <text:s/>एस इ विथ ब्लैक कलर ऑफ सिक्सटी फोर जी बी</text:p>
          </table:table-cell>
          <table:table-cell table:number-columns-repeated="62"/>
        </table:table-row>
        <table:table-row table:style-name="ro1">
          <table:table-cell table:style-name="ce2" office:value-type="float" office:value="576" calcext:value-type="float">
            <text:p>576</text:p>
          </table:table-cell>
          <table:table-cell table:style-name="ce2" office:value-type="string" calcext:value-type="string">
            <text:p>शो मी <text:s/>ओपो मोबाइल</text:p>
          </table:table-cell>
          <table:table-cell table:number-columns-repeated="62"/>
        </table:table-row>
        <table:table-row table:style-name="ro1">
          <table:table-cell table:style-name="ce2" office:value-type="float" office:value="577" calcext:value-type="float">
            <text:p>577</text:p>
          </table:table-cell>
          <table:table-cell table:style-name="ce2" office:value-type="string" calcext:value-type="string">
            <text:p>बाल में लगने वाला हेयर का तेल </text:p>
          </table:table-cell>
          <table:table-cell table:number-columns-repeated="62"/>
        </table:table-row>
        <table:table-row table:style-name="ro1">
          <table:table-cell table:style-name="ce2" office:value-type="float" office:value="578" calcext:value-type="float">
            <text:p>578</text:p>
          </table:table-cell>
          <table:table-cell table:style-name="ce2" office:value-type="string" calcext:value-type="string">
            <text:p>चना दाल दे दो </text:p>
          </table:table-cell>
          <table:table-cell table:number-columns-repeated="62"/>
        </table:table-row>
        <table:table-row table:style-name="ro1">
          <table:table-cell table:style-name="ce2" office:value-type="float" office:value="579" calcext:value-type="float">
            <text:p>579</text:p>
          </table:table-cell>
          <table:table-cell table:style-name="ce2" office:value-type="string" calcext:value-type="string">
            <text:p><text:s/>मास्किटो कॉइल <text:s/>गुड नाइट वाला मास्किटो कॉइल </text:p>
          </table:table-cell>
          <table:table-cell table:number-columns-repeated="62"/>
        </table:table-row>
        <table:table-row table:style-name="ro1"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<text:s/>इ एम आई का फोन दिखाओ <text:s/></text:p>
          </table:table-cell>
          <table:table-cell table:number-columns-repeated="62"/>
        </table:table-row>
        <table:table-row table:style-name="ro1">
          <table:table-cell table:style-name="ce2" office:value-type="float" office:value="581" calcext:value-type="float">
            <text:p>581</text:p>
          </table:table-cell>
          <table:table-cell table:style-name="ce2" office:value-type="string" calcext:value-type="string">
            <text:p><text:s/>चप्पल टेडी बीयर वाला <text:s/>घर पे पहनने वाला </text:p>
          </table:table-cell>
          <table:table-cell table:number-columns-repeated="62"/>
        </table:table-row>
        <table:table-row table:style-name="ro1">
          <table:table-cell table:style-name="ce2" office:value-type="float" office:value="582" calcext:value-type="float">
            <text:p>582</text:p>
          </table:table-cell>
          <table:table-cell table:style-name="ce2" office:value-type="string" calcext:value-type="string">
            <text:p><text:s/>वाशिंग मशीन में क्या अवेलेबल है </text:p>
          </table:table-cell>
          <table:table-cell table:number-columns-repeated="62"/>
        </table:table-row>
        <table:table-row table:style-name="ro1">
          <table:table-cell table:style-name="ce2" office:value-type="float" office:value="583" calcext:value-type="float">
            <text:p>583</text:p>
          </table:table-cell>
          <table:table-cell table:style-name="ce2" office:value-type="string" calcext:value-type="string">
            <text:p><text:s/>मुझे सनग्लासेस दिखाओ </text:p>
          </table:table-cell>
          <table:table-cell table:number-columns-repeated="62"/>
        </table:table-row>
        <table:table-row table:style-name="ro1">
          <table:table-cell table:style-name="ce2" office:value-type="float" office:value="584" calcext:value-type="float">
            <text:p>584</text:p>
          </table:table-cell>
          <table:table-cell table:style-name="ce2" office:value-type="string" calcext:value-type="string">
            <text:p><text:s/>ट्राली बैग टेन केजी वाला </text:p>
          </table:table-cell>
          <table:table-cell table:number-columns-repeated="62"/>
        </table:table-row>
        <table:table-row table:style-name="ro1">
          <table:table-cell table:style-name="ce2" office:value-type="float" office:value="585" calcext:value-type="float">
            <text:p>585</text:p>
          </table:table-cell>
          <table:table-cell table:style-name="ce2" office:value-type="string" calcext:value-type="string">
            <text:p>सोयाबीन चाहिए</text:p>
          </table:table-cell>
          <table:table-cell table:number-columns-repeated="62"/>
        </table:table-row>
        <table:table-row table:style-name="ro1"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<text:s/>जेब्रा के नए हेडफोन्स है क्या आपके पास </text:p>
          </table:table-cell>
          <table:table-cell table:number-columns-repeated="62"/>
        </table:table-row>
        <table:table-row table:style-name="ro1"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<text:s text:c="2"/>मिक्सर ग्राइंडर सिक्स <text:s/>सिक्स हंड्रेड वॉट वाला दिखाइए </text:p>
          </table:table-cell>
          <table:table-cell table:number-columns-repeated="62"/>
        </table:table-row>
        <table:table-row table:style-name="ro1">
          <table:table-cell table:style-name="ce2" office:value-type="float" office:value="588" calcext:value-type="float">
            <text:p>588</text:p>
          </table:table-cell>
          <table:table-cell table:style-name="ce2" office:value-type="string" calcext:value-type="string">
            <text:p><text:s/>मिल्टन फ्लास्क फॉर हॉट वाटर</text:p>
          </table:table-cell>
          <table:table-cell table:number-columns-repeated="62"/>
        </table:table-row>
        <table:table-row table:style-name="ro1">
          <table:table-cell table:style-name="ce2" office:value-type="float" office:value="589" calcext:value-type="float">
            <text:p>589</text:p>
          </table:table-cell>
          <table:table-cell table:style-name="ce2" office:value-type="string" calcext:value-type="string">
            <text:p>वंडर शेफ का ग्राइंडर है क्या </text:p>
          </table:table-cell>
          <table:table-cell table:number-columns-repeated="62"/>
        </table:table-row>
        <table:table-row table:style-name="ro1">
          <table:table-cell table:style-name="ce2" office:value-type="float" office:value="590" calcext:value-type="float">
            <text:p>590</text:p>
          </table:table-cell>
          <table:table-cell table:style-name="ce2" office:value-type="string" calcext:value-type="string">
            <text:p><text:s text:c="2"/>शो मी सम रफ यूज स्लिपपर्स ऐट होम </text:p>
          </table:table-cell>
          <table:table-cell table:number-columns-repeated="62"/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table:style-name="ce2" office:value-type="string" calcext:value-type="string">
            <text:p><text:s/>शो मी आटा </text:p>
          </table:table-cell>
          <table:table-cell table:number-columns-repeated="62"/>
        </table:table-row>
        <table:table-row table:style-name="ro1">
          <table:table-cell table:style-name="ce2" office:value-type="float" office:value="592" calcext:value-type="float">
            <text:p>592</text:p>
          </table:table-cell>
          <table:table-cell table:style-name="ce2" office:value-type="string" calcext:value-type="string">
            <text:p><text:s/>रियलमी फाइव आई टेम्पर्ड ग्लास </text:p>
          </table:table-cell>
          <table:table-cell table:number-columns-repeated="62"/>
        </table:table-row>
        <table:table-row table:style-name="ro1">
          <table:table-cell table:style-name="ce2" office:value-type="float" office:value="593" calcext:value-type="float">
            <text:p>593</text:p>
          </table:table-cell>
          <table:table-cell table:style-name="ce2" office:value-type="string" calcext:value-type="string">
            <text:p>आर यू सेलिंग पल्सर के बैटरी </text:p>
          </table:table-cell>
          <table:table-cell table:number-columns-repeated="62"/>
        </table:table-row>
        <table:table-row table:style-name="ro1">
          <table:table-cell table:style-name="ce2" office:value-type="float" office:value="594" calcext:value-type="float">
            <text:p>594</text:p>
          </table:table-cell>
          <table:table-cell table:style-name="ce2" office:value-type="string" calcext:value-type="string">
            <text:p>पांडा वाला मोबाइल कवर दिखाइए <text:s/>खाने में क्या है आज </text:p>
          </table:table-cell>
          <table:table-cell table:number-columns-repeated="62"/>
        </table:table-row>
        <table:table-row table:style-name="ro1">
          <table:table-cell table:style-name="ce2" office:value-type="float" office:value="595" calcext:value-type="float">
            <text:p>595</text:p>
          </table:table-cell>
          <table:table-cell table:style-name="ce2" office:value-type="string" calcext:value-type="string">
            <text:p>स्टाइलिश स्टाइलिश बेड</text:p>
          </table:table-cell>
          <table:table-cell table:number-columns-repeated="62"/>
        </table:table-row>
        <table:table-row table:style-name="ro1"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<text:s text:c="2"/>शो मी ए बैक पैक</text:p>
          </table:table-cell>
          <table:table-cell table:number-columns-repeated="62"/>
        </table:table-row>
        <table:table-row table:style-name="ro1">
          <table:table-cell table:style-name="ce2" office:value-type="float" office:value="597" calcext:value-type="float">
            <text:p>597</text:p>
          </table:table-cell>
          <table:table-cell table:style-name="ce2" office:value-type="string" calcext:value-type="string">
            <text:p><text:s/>असूस वीवो बुक <text:s/>कोर आई फाइव के साथ </text:p>
          </table:table-cell>
          <table:table-cell table:number-columns-repeated="62"/>
        </table:table-row>
        <table:table-row table:style-name="ro1"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सी सी टी वी कैमरा सी सी टी वी कैमरा कम दाम</text:p>
          </table:table-cell>
          <table:table-cell table:number-columns-repeated="62"/>
        </table:table-row>
        <table:table-row table:style-name="ro1">
          <table:table-cell table:style-name="ce2" office:value-type="float" office:value="599" calcext:value-type="float">
            <text:p>599</text:p>
          </table:table-cell>
          <table:table-cell table:style-name="ce2" office:value-type="string" calcext:value-type="string">
            <text:p>मुझे तूर दाल लेनी है </text:p>
          </table:table-cell>
          <table:table-cell table:number-columns-repeated="62"/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table:style-name="ce2" office:value-type="string" calcext:value-type="string">
            <text:p><text:s/>मोटोरोला वन प्लस </text:p>
          </table:table-cell>
          <table:table-cell table:number-columns-repeated="62"/>
        </table:table-row>
        <table:table-row table:style-name="ro1">
          <table:table-cell table:style-name="ce2" office:value-type="float" office:value="601" calcext:value-type="float">
            <text:p>601</text:p>
          </table:table-cell>
          <table:table-cell table:style-name="ce2" office:value-type="string" calcext:value-type="string">
            <text:p><text:s/>आई वांट केक <text:s/>केक डेकोरेटिंग टूल</text:p>
          </table:table-cell>
          <table:table-cell table:number-columns-repeated="62"/>
        </table:table-row>
        <table:table-row table:style-name="ro1">
          <table:table-cell table:style-name="ce2" office:value-type="float" office:value="602" calcext:value-type="float">
            <text:p>602</text:p>
          </table:table-cell>
          <table:table-cell table:style-name="ce2" office:value-type="string" calcext:value-type="string">
            <text:p><text:s/>रियलमी थ्री का बेस्ट ऑफ़र दिखाओ </text:p>
          </table:table-cell>
          <table:table-cell table:number-columns-repeated="62"/>
        </table:table-row>
        <table:table-row table:style-name="ro1">
          <table:table-cell table:style-name="ce2" office:value-type="float" office:value="603" calcext:value-type="float">
            <text:p>603</text:p>
          </table:table-cell>
          <table:table-cell table:style-name="ce2" office:value-type="string" calcext:value-type="string">
            <text:p><text:s/>आई वांट <text:s/>टी शर्ट</text:p>
          </table:table-cell>
          <table:table-cell table:number-columns-repeated="62"/>
        </table:table-row>
        <table:table-row table:style-name="ro1">
          <table:table-cell table:style-name="ce2" office:value-type="float" office:value="604" calcext:value-type="float">
            <text:p>604</text:p>
          </table:table-cell>
          <table:table-cell table:style-name="ce2" office:value-type="string" calcext:value-type="string">
            <text:p><text:s text:c="2"/>बोट का इयरफोन </text:p>
          </table:table-cell>
          <table:table-cell table:number-columns-repeated="62"/>
        </table:table-row>
        <table:table-row table:style-name="ro1">
          <table:table-cell table:style-name="ce2" office:value-type="float" office:value="605" calcext:value-type="float">
            <text:p>605</text:p>
          </table:table-cell>
          <table:table-cell table:style-name="ce2" office:value-type="string" calcext:value-type="string">
            <text:p><text:s/>रियलमी एक्स थ्री एंड्रॉयड स्मार्ट फोन <text:s/>ब्लैक कलर </text:p>
          </table:table-cell>
          <table:table-cell table:number-columns-repeated="62"/>
        </table:table-row>
        <table:table-row table:style-name="ro1">
          <table:table-cell table:style-name="ce2" office:value-type="float" office:value="606" calcext:value-type="float">
            <text:p>606</text:p>
          </table:table-cell>
          <table:table-cell table:style-name="ce2" office:value-type="string" calcext:value-type="string">
            <text:p>पैर</text:p>
          </table:table-cell>
          <table:table-cell table:number-columns-repeated="62"/>
        </table:table-row>
        <table:table-row table:style-name="ro1">
          <table:table-cell table:style-name="ce2" office:value-type="float" office:value="607" calcext:value-type="float">
            <text:p>607</text:p>
          </table:table-cell>
          <table:table-cell table:style-name="ce2" office:value-type="string" calcext:value-type="string">
            <text:p><text:s/>मैरी गोल्ड बिस्किट कितने का है</text:p>
          </table:table-cell>
          <table:table-cell table:number-columns-repeated="62"/>
        </table:table-row>
        <table:table-row table:style-name="ro1">
          <table:table-cell table:style-name="ce2" office:value-type="float" office:value="608" calcext:value-type="float">
            <text:p>608</text:p>
          </table:table-cell>
          <table:table-cell table:style-name="ce2" office:value-type="string" calcext:value-type="string">
            <text:p><text:s/>आई वांट गुड गिफ्ट टू पर्सन टू माई सिस्टर एंड फैमिली मेंबर्स</text:p>
          </table:table-cell>
          <table:table-cell table:number-columns-repeated="62"/>
        </table:table-row>
        <table:table-row table:style-name="ro1"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<text:s/>क्रिकेट बैट फॉर किड्स</text:p>
          </table:table-cell>
          <table:table-cell table:number-columns-repeated="62"/>
        </table:table-row>
        <table:table-row table:style-name="ro1">
          <table:table-cell table:style-name="ce2" office:value-type="float" office:value="610" calcext:value-type="float">
            <text:p>610</text:p>
          </table:table-cell>
          <table:table-cell table:style-name="ce2" office:value-type="string" calcext:value-type="string">
            <text:p><text:s/>मे आई नो इफ यू हैव द मोदी जैकेट अवेलेबल विद यू </text:p>
          </table:table-cell>
          <table:table-cell table:number-columns-repeated="62"/>
        </table:table-row>
        <table:table-row table:style-name="ro1">
          <table:table-cell table:style-name="ce2" office:value-type="float" office:value="611" calcext:value-type="float">
            <text:p>611</text:p>
          </table:table-cell>
          <table:table-cell table:style-name="ce2" office:value-type="string" calcext:value-type="string">
            <text:p><text:s/>कीपैड मोबाइल अंडर लो लो प्राइजेस </text:p>
          </table:table-cell>
          <table:table-cell table:number-columns-repeated="62"/>
        </table:table-row>
        <table:table-row table:style-name="ro1">
          <table:table-cell table:style-name="ce2" office:value-type="float" office:value="612" calcext:value-type="float">
            <text:p>612</text:p>
          </table:table-cell>
          <table:table-cell table:style-name="ce2" office:value-type="string" calcext:value-type="string">
            <text:p><text:s/>कोविड नाइंटीन से बचने के लिए मास्क दिखाइए </text:p>
          </table:table-cell>
          <table:table-cell table:number-columns-repeated="62"/>
        </table:table-row>
        <table:table-row table:style-name="ro1">
          <table:table-cell table:style-name="ce2" office:value-type="float" office:value="613" calcext:value-type="float">
            <text:p>613</text:p>
          </table:table-cell>
          <table:table-cell table:style-name="ce2" office:value-type="string" calcext:value-type="string">
            <text:p>आई वांट सम लॉन्ग कुर्तीज इन फाइव हंड्रेड रेंज</text:p>
          </table:table-cell>
          <table:table-cell table:number-columns-repeated="62"/>
        </table:table-row>
        <table:table-row table:style-name="ro1">
          <table:table-cell table:style-name="ce2" office:value-type="float" office:value="614" calcext:value-type="float">
            <text:p>614</text:p>
          </table:table-cell>
          <table:table-cell table:style-name="ce2" office:value-type="string" calcext:value-type="string">
            <text:p><text:s/>शो मी जींस पैंट शो </text:p>
          </table:table-cell>
          <table:table-cell table:number-columns-repeated="62"/>
        </table:table-row>
        <table:table-row table:style-name="ro1">
          <table:table-cell table:style-name="ce2" office:value-type="float" office:value="615" calcext:value-type="float">
            <text:p>615</text:p>
          </table:table-cell>
          <table:table-cell table:style-name="ce2" office:value-type="string" calcext:value-type="string">
            <text:p><text:s/>पैंट है </text:p>
          </table:table-cell>
          <table:table-cell table:number-columns-repeated="62"/>
        </table:table-row>
        <table:table-row table:style-name="ro1">
          <table:table-cell table:style-name="ce2" office:value-type="float" office:value="616" calcext:value-type="float">
            <text:p>616</text:p>
          </table:table-cell>
          <table:table-cell table:style-name="ce2" office:value-type="string" calcext:value-type="string">
            <text:p><text:s/>वॉकिंग एंड रनिंग शूज अप टू फिफ्टी पर्सेंट ऑफ <text:s/>ऑफ़र शूज</text:p>
          </table:table-cell>
          <table:table-cell table:number-columns-repeated="62"/>
        </table:table-row>
        <table:table-row table:style-name="ro1">
          <table:table-cell table:style-name="ce2" office:value-type="float" office:value="617" calcext:value-type="float">
            <text:p>617</text:p>
          </table:table-cell>
          <table:table-cell table:style-name="ce2" office:value-type="string" calcext:value-type="string">
            <text:p><text:s/>शो मी जींस पैंट शो </text:p>
          </table:table-cell>
          <table:table-cell table:number-columns-repeated="62"/>
        </table:table-row>
        <table:table-row table:style-name="ro1">
          <table:table-cell table:style-name="ce2" office:value-type="float" office:value="618" calcext:value-type="float">
            <text:p>618</text:p>
          </table:table-cell>
          <table:table-cell table:style-name="ce2" office:value-type="string" calcext:value-type="string">
            <text:p><text:s/>रियलमी बड्स वायरलेस ब्लूटूथ हेडसेट अंडर टू थाउजेंड रूपीस </text:p>
          </table:table-cell>
          <table:table-cell table:number-columns-repeated="62"/>
        </table:table-row>
        <table:table-row table:style-name="ro1">
          <table:table-cell table:style-name="ce2" office:value-type="float" office:value="619" calcext:value-type="float">
            <text:p>619</text:p>
          </table:table-cell>
          <table:table-cell table:style-name="ce2" office:value-type="string" calcext:value-type="string">
            <text:p><text:s/>हमें नाइकी वाला जूता देखना था </text:p>
          </table:table-cell>
          <table:table-cell table:number-columns-repeated="62"/>
        </table:table-row>
        <table:table-row table:style-name="ro1">
          <table:table-cell table:style-name="ce2" office:value-type="float" office:value="620" calcext:value-type="float">
            <text:p>620</text:p>
          </table:table-cell>
          <table:table-cell table:style-name="ce2" office:value-type="string" calcext:value-type="string">
            <text:p><text:s/>चेकआउट कर दो </text:p>
          </table:table-cell>
          <table:table-cell table:number-columns-repeated="62"/>
        </table:table-row>
        <table:table-row table:style-name="ro1">
          <table:table-cell table:style-name="ce2" office:value-type="float" office:value="621" calcext:value-type="float">
            <text:p>621</text:p>
          </table:table-cell>
          <table:table-cell table:style-name="ce2" office:value-type="string" calcext:value-type="string">
            <text:p><text:s/>ब्लैक कलर टी शर्ट दिखा </text:p>
          </table:table-cell>
          <table:table-cell table:number-columns-repeated="62"/>
        </table:table-row>
        <table:table-row table:style-name="ro1">
          <table:table-cell table:style-name="ce2" office:value-type="float" office:value="622" calcext:value-type="float">
            <text:p>622</text:p>
          </table:table-cell>
          <table:table-cell table:style-name="ce2" office:value-type="string" calcext:value-type="string">
            <text:p><text:s/>हेयर कलर दिखाना </text:p>
          </table:table-cell>
          <table:table-cell table:number-columns-repeated="62"/>
        </table:table-row>
        <table:table-row table:style-name="ro1">
          <table:table-cell table:style-name="ce2" office:value-type="float" office:value="623" calcext:value-type="float">
            <text:p>623</text:p>
          </table:table-cell>
          <table:table-cell table:style-name="ce2" office:value-type="string" calcext:value-type="string">
            <text:p><text:s/>वॉलेट्स पे सेवेंटी पर्सेंट डिस्काउंट मिलेगा क्या</text:p>
          </table:table-cell>
          <table:table-cell table:number-columns-repeated="62"/>
        </table:table-row>
        <table:table-row table:style-name="ro1">
          <table:table-cell table:style-name="ce2" office:value-type="float" office:value="624" calcext:value-type="float">
            <text:p>624</text:p>
          </table:table-cell>
          <table:table-cell table:style-name="ce2" office:value-type="string" calcext:value-type="string">
            <text:p><text:s/>मेकअप हाइलाइटर</text:p>
          </table:table-cell>
          <table:table-cell table:number-columns-repeated="62"/>
        </table:table-row>
        <table:table-row table:style-name="ro1">
          <table:table-cell table:style-name="ce2" office:value-type="float" office:value="625" calcext:value-type="float">
            <text:p>625</text:p>
          </table:table-cell>
          <table:table-cell table:style-name="ce2" office:value-type="string" calcext:value-type="string">
            <text:p><text:s/>आई एम लुकिंग फॉर अ बजाज प्रोसेसर कम्प्लीट सिक्स सिक्स हंड्रेड वाट्स </text:p>
          </table:table-cell>
          <table:table-cell table:number-columns-repeated="62"/>
        </table:table-row>
        <table:table-row table:style-name="ro1">
          <table:table-cell table:style-name="ce2" office:value-type="float" office:value="626" calcext:value-type="float">
            <text:p>626</text:p>
          </table:table-cell>
          <table:table-cell table:style-name="ce2" office:value-type="string" calcext:value-type="string">
            <text:p><text:s/>आईफोन इलेवन प्रो</text:p>
          </table:table-cell>
          <table:table-cell table:number-columns-repeated="62"/>
        </table:table-row>
        <table:table-row table:style-name="ro1">
          <table:table-cell table:style-name="ce2" office:value-type="float" office:value="627" calcext:value-type="float">
            <text:p>627</text:p>
          </table:table-cell>
          <table:table-cell table:style-name="ce2" office:value-type="string" calcext:value-type="string">
            <text:p><text:s/>शो कुशन कवर्स</text:p>
          </table:table-cell>
          <table:table-cell table:number-columns-repeated="62"/>
        </table:table-row>
        <table:table-row table:style-name="ro1">
          <table:table-cell table:style-name="ce2" office:value-type="float" office:value="628" calcext:value-type="float">
            <text:p>628</text:p>
          </table:table-cell>
          <table:table-cell table:style-name="ce2" office:value-type="string" calcext:value-type="string">
            <text:p><text:s/>आई एम लुकिंग फॉर <text:s/>ऑफिस एंड होम <text:s/>एंड ह्यूमिडिफायर इन अल्ट्रासोनिक पोर्टेबल रूम <text:s/></text:p>
          </table:table-cell>
          <table:table-cell table:number-columns-repeated="62"/>
        </table:table-row>
        <table:table-row table:style-name="ro1">
          <table:table-cell table:style-name="ce2" office:value-type="float" office:value="629" calcext:value-type="float">
            <text:p>629</text:p>
          </table:table-cell>
          <table:table-cell table:style-name="ce2" office:value-type="string" calcext:value-type="string">
            <text:p><text:s/>दस साल के बच्चे के लिए सूट पैंट </text:p>
          </table:table-cell>
          <table:table-cell table:number-columns-repeated="62"/>
        </table:table-row>
        <table:table-row table:style-name="ro1">
          <table:table-cell table:style-name="ce2" office:value-type="float" office:value="630" calcext:value-type="float">
            <text:p>630</text:p>
          </table:table-cell>
          <table:table-cell table:style-name="ce2" office:value-type="string" calcext:value-type="string">
            <text:p><text:s/>तेरह साल बच्चे का साइकिल <text:s/>तेरह साल </text:p>
          </table:table-cell>
          <table:table-cell table:number-columns-repeated="62"/>
        </table:table-row>
        <table:table-row table:style-name="ro1"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<text:s text:c="2"/>बताओ </text:p>
          </table:table-cell>
          <table:table-cell table:number-columns-repeated="62"/>
        </table:table-row>
        <table:table-row table:style-name="ro1">
          <table:table-cell table:style-name="ce2" office:value-type="float" office:value="632" calcext:value-type="float">
            <text:p>632</text:p>
          </table:table-cell>
          <table:table-cell table:style-name="ce2" office:value-type="string" calcext:value-type="string">
            <text:p><text:s/>प्लीज शो मी सम गुड डील्स इन द मोबाइल्स</text:p>
          </table:table-cell>
          <table:table-cell table:number-columns-repeated="62"/>
        </table:table-row>
        <table:table-row table:style-name="ro1"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<text:s/>डू यू हैव अम्ब्रेला <text:s/>इन लो कॉस्ट </text:p>
          </table:table-cell>
          <table:table-cell table:number-columns-repeated="62"/>
        </table:table-row>
        <table:table-row table:style-name="ro1"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<text:s/>टैबलेट चाहिए टैबलेट </text:p>
          </table:table-cell>
          <table:table-cell table:number-columns-repeated="62"/>
        </table:table-row>
        <table:table-row table:style-name="ro1">
          <table:table-cell table:style-name="ce2" office:value-type="float" office:value="635" calcext:value-type="float">
            <text:p>635</text:p>
          </table:table-cell>
          <table:table-cell table:style-name="ce2" office:value-type="string" calcext:value-type="string">
            <text:p><text:s/>लड़की को कपड़ा दिखाइए</text:p>
          </table:table-cell>
          <table:table-cell table:number-columns-repeated="62"/>
        </table:table-row>
        <table:table-row table:style-name="ro1">
          <table:table-cell table:style-name="ce2" office:value-type="float" office:value="636" calcext:value-type="float">
            <text:p>636</text:p>
          </table:table-cell>
          <table:table-cell table:style-name="ce2"/>
          <table:table-cell table:number-columns-repeated="62"/>
        </table:table-row>
        <table:table-row table:style-name="ro1"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<text:s/>टेडी बियर दिखाइए </text:p>
          </table:table-cell>
          <table:table-cell table:number-columns-repeated="62"/>
        </table:table-row>
        <table:table-row table:style-name="ro1"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<text:s/>फाल्कन हेयर बुक <text:s/>विथ विद डिस्काउंट </text:p>
          </table:table-cell>
          <table:table-cell table:number-columns-repeated="62"/>
        </table:table-row>
        <table:table-row table:style-name="ro1">
          <table:table-cell table:style-name="ce2" office:value-type="float" office:value="639" calcext:value-type="float">
            <text:p>639</text:p>
          </table:table-cell>
          <table:table-cell table:style-name="ce2" office:value-type="string" calcext:value-type="string">
            <text:p><text:s/>पैंट सस्ते वाला बत्तीस जी बी</text:p>
          </table:table-cell>
          <table:table-cell table:number-columns-repeated="62"/>
        </table:table-row>
        <table:table-row table:style-name="ro1"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<text:s/>रियलमी एक्स थ्री सुपर जूम अप टू वन ट्वेंटी एट जी बी </text:p>
          </table:table-cell>
          <table:table-cell table:number-columns-repeated="62"/>
        </table:table-row>
        <table:table-row table:style-name="ro1"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<text:s/>मधुर शुगर थ्री केजिस </text:p>
          </table:table-cell>
          <table:table-cell table:number-columns-repeated="62"/>
        </table:table-row>
        <table:table-row table:style-name="ro1">
          <table:table-cell table:style-name="ce2" office:value-type="float" office:value="642" calcext:value-type="float">
            <text:p>642</text:p>
          </table:table-cell>
          <table:table-cell table:style-name="ce2" office:value-type="string" calcext:value-type="string">
            <text:p><text:s/>रियलमी फाइव मोबाइल <text:s/>रियलमी प्रो <text:s/>फोन </text:p>
          </table:table-cell>
          <table:table-cell table:number-columns-repeated="62"/>
        </table:table-row>
        <table:table-row table:style-name="ro1">
          <table:table-cell table:style-name="ce2" office:value-type="float" office:value="643" calcext:value-type="float">
            <text:p>643</text:p>
          </table:table-cell>
          <table:table-cell table:style-name="ce2" office:value-type="string" calcext:value-type="string">
            <text:p><text:s/>ओपो एफ इलेवन प्रो </text:p>
          </table:table-cell>
          <table:table-cell table:number-columns-repeated="62"/>
        </table:table-row>
        <table:table-row table:style-name="ro1">
          <table:table-cell table:style-name="ce2" office:value-type="float" office:value="644" calcext:value-type="float">
            <text:p>644</text:p>
          </table:table-cell>
          <table:table-cell table:style-name="ce2" office:value-type="string" calcext:value-type="string">
            <text:p><text:s/>सस्ता वाला फोन दिखाइए </text:p>
          </table:table-cell>
          <table:table-cell table:number-columns-repeated="62"/>
        </table:table-row>
        <table:table-row table:style-name="ro1">
          <table:table-cell table:style-name="ce2" office:value-type="float" office:value="645" calcext:value-type="float">
            <text:p>645</text:p>
          </table:table-cell>
          <table:table-cell table:style-name="ce2" office:value-type="string" calcext:value-type="string">
            <text:p><text:s text:c="2"/>लेडीज <text:s/>पैंट </text:p>
          </table:table-cell>
          <table:table-cell table:number-columns-repeated="62"/>
        </table:table-row>
        <table:table-row table:style-name="ro1">
          <table:table-cell table:style-name="ce2" office:value-type="float" office:value="646" calcext:value-type="float">
            <text:p>646</text:p>
          </table:table-cell>
          <table:table-cell table:style-name="ce2" office:value-type="string" calcext:value-type="string">
            <text:p><text:s/>एडिडास एडिडास वाला ब्लू कलर <text:s/>है क्या <text:s/></text:p>
          </table:table-cell>
          <table:table-cell table:number-columns-repeated="62"/>
        </table:table-row>
        <table:table-row table:style-name="ro1">
          <table:table-cell table:style-name="ce2" office:value-type="float" office:value="647" calcext:value-type="float">
            <text:p>647</text:p>
          </table:table-cell>
          <table:table-cell table:style-name="ce2" office:value-type="string" calcext:value-type="string">
            <text:p><text:s/>टी शर्ट</text:p>
          </table:table-cell>
          <table:table-cell table:number-columns-repeated="62"/>
        </table:table-row>
        <table:table-row table:style-name="ro1">
          <table:table-cell table:style-name="ce2" office:value-type="float" office:value="648" calcext:value-type="float">
            <text:p>648</text:p>
          </table:table-cell>
          <table:table-cell table:style-name="ce2" office:value-type="string" calcext:value-type="string">
            <text:p><text:s/>हिमालया बेबी पाउडर <text:s/>फॉर बेबी बॉयस </text:p>
          </table:table-cell>
          <table:table-cell table:number-columns-repeated="62"/>
        </table:table-row>
        <table:table-row table:style-name="ro1">
          <table:table-cell table:style-name="ce2" office:value-type="float" office:value="649" calcext:value-type="float">
            <text:p>649</text:p>
          </table:table-cell>
          <table:table-cell table:style-name="ce2" office:value-type="string" calcext:value-type="string">
            <text:p><text:s/>पंडित रामा कृष्णा ने स्वर्ण मुद्राओं की चोरी अवश्य की है लेकिन निर्धनों और भिक्षुकों पर बांटने</text:p>
          </table:table-cell>
          <table:table-cell table:number-columns-repeated="62"/>
        </table:table-row>
        <table:table-row table:style-name="ro1">
          <table:table-cell table:style-name="ce2" office:value-type="float" office:value="650" calcext:value-type="float">
            <text:p>650</text:p>
          </table:table-cell>
          <table:table-cell table:style-name="ce2" office:value-type="string" calcext:value-type="string">
            <text:p><text:s/>आपके पास रीबॉक का शूज है क्या </text:p>
          </table:table-cell>
          <table:table-cell table:number-columns-repeated="62"/>
        </table:table-row>
        <table:table-row table:style-name="ro1">
          <table:table-cell table:style-name="ce2" office:value-type="float" office:value="651" calcext:value-type="float">
            <text:p>651</text:p>
          </table:table-cell>
          <table:table-cell table:style-name="ce2" office:value-type="string" calcext:value-type="string">
            <text:p><text:s/>वेडिंग में पहन्ने वाले सैंडल दिखाए </text:p>
          </table:table-cell>
          <table:table-cell table:number-columns-repeated="62"/>
        </table:table-row>
        <table:table-row table:style-name="ro1">
          <table:table-cell table:style-name="ce2" office:value-type="float" office:value="652" calcext:value-type="float">
            <text:p>652</text:p>
          </table:table-cell>
          <table:table-cell table:style-name="ce2" office:value-type="string" calcext:value-type="string">
            <text:p><text:s/>टी वी रिमोट का बैटरी होगा आपके पास होगा किया</text:p>
          </table:table-cell>
          <table:table-cell table:number-columns-repeated="62"/>
        </table:table-row>
        <table:table-row table:style-name="ro1">
          <table:table-cell table:style-name="ce2" office:value-type="float" office:value="653" calcext:value-type="float">
            <text:p>653</text:p>
          </table:table-cell>
          <table:table-cell table:style-name="ce2" office:value-type="string" calcext:value-type="string">
            <text:p>रियलमी फाइव मोबाइल <text:s/>रियलमी प्रो <text:s/>फोन </text:p>
          </table:table-cell>
          <table:table-cell table:number-columns-repeated="62"/>
        </table:table-row>
        <table:table-row table:style-name="ro1">
          <table:table-cell table:style-name="ce2" office:value-type="float" office:value="654" calcext:value-type="float">
            <text:p>654</text:p>
          </table:table-cell>
          <table:table-cell table:style-name="ce2" office:value-type="string" calcext:value-type="string">
            <text:p>आई एम लुकिंग फॉर <text:s/>रूपीज फोर </text:p>
          </table:table-cell>
          <table:table-cell table:number-columns-repeated="62"/>
        </table:table-row>
        <table:table-row table:style-name="ro1">
          <table:table-cell table:style-name="ce2" office:value-type="float" office:value="655" calcext:value-type="float">
            <text:p>655</text:p>
          </table:table-cell>
          <table:table-cell table:style-name="ce2" office:value-type="string" calcext:value-type="string">
            <text:p><text:s/>ब्लूटूथ होम थियेटर</text:p>
          </table:table-cell>
          <table:table-cell table:number-columns-repeated="62"/>
        </table:table-row>
        <table:table-row table:style-name="ro1">
          <table:table-cell table:style-name="ce2" office:value-type="float" office:value="656" calcext:value-type="float">
            <text:p>656</text:p>
          </table:table-cell>
          <table:table-cell table:style-name="ce2" office:value-type="string" calcext:value-type="string">
            <text:p><text:s/>अप्सरा एक्स्ट्रा डार्क पेंसिल <text:s/>फॉर स्कूल किड </text:p>
          </table:table-cell>
          <table:table-cell table:number-columns-repeated="62"/>
        </table:table-row>
        <table:table-row table:style-name="ro1">
          <table:table-cell table:style-name="ce2" office:value-type="float" office:value="657" calcext:value-type="float">
            <text:p>657</text:p>
          </table:table-cell>
          <table:table-cell table:style-name="ce2" office:value-type="string" calcext:value-type="string">
            <text:p><text:s/>पिलो कवर <text:s text:c="2"/>विद गुड ऑफ़र </text:p>
          </table:table-cell>
          <table:table-cell table:number-columns-repeated="62"/>
        </table:table-row>
        <table:table-row table:style-name="ro1">
          <table:table-cell table:style-name="ce2" office:value-type="float" office:value="658" calcext:value-type="float">
            <text:p>658</text:p>
          </table:table-cell>
          <table:table-cell table:style-name="ce2" office:value-type="string" calcext:value-type="string">
            <text:p><text:s/>शो मी लेटेस्ट इंटेल प्रोसेसर </text:p>
          </table:table-cell>
          <table:table-cell table:number-columns-repeated="62"/>
        </table:table-row>
        <table:table-row table:style-name="ro1">
          <table:table-cell table:style-name="ce2" office:value-type="float" office:value="659" calcext:value-type="float">
            <text:p>659</text:p>
          </table:table-cell>
          <table:table-cell table:style-name="ce2" office:value-type="string" calcext:value-type="string">
            <text:p><text:s/>डू यू बाय <text:s text:c="2"/></text:p>
          </table:table-cell>
          <table:table-cell table:number-columns-repeated="62"/>
        </table:table-row>
        <table:table-row table:style-name="ro1">
          <table:table-cell table:style-name="ce2" office:value-type="float" office:value="660" calcext:value-type="float">
            <text:p>660</text:p>
          </table:table-cell>
          <table:table-cell table:style-name="ce2" office:value-type="string" calcext:value-type="string">
            <text:p><text:s/>सोना मसूरी राइस कैसे किलो है </text:p>
          </table:table-cell>
          <table:table-cell table:number-columns-repeated="62"/>
        </table:table-row>
        <table:table-row table:style-name="ro1">
          <table:table-cell table:style-name="ce2" office:value-type="float" office:value="661" calcext:value-type="float">
            <text:p>661</text:p>
          </table:table-cell>
          <table:table-cell table:style-name="ce2" office:value-type="string" calcext:value-type="string">
            <text:p><text:s/>किचन सेट <text:s/>टॉय हाउस होना</text:p>
          </table:table-cell>
          <table:table-cell table:number-columns-repeated="62"/>
        </table:table-row>
        <table:table-row table:style-name="ro1"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<text:s/>प्रिंटेड नाइट सूट दिखाना</text:p>
          </table:table-cell>
          <table:table-cell table:number-columns-repeated="62"/>
        </table:table-row>
        <table:table-row table:style-name="ro1">
          <table:table-cell table:style-name="ce2" office:value-type="float" office:value="663" calcext:value-type="float">
            <text:p>663</text:p>
          </table:table-cell>
          <table:table-cell table:style-name="ce2" office:value-type="string" calcext:value-type="string">
            <text:p><text:s/>सम वेस्टर्न </text:p>
          </table:table-cell>
          <table:table-cell table:number-columns-repeated="62"/>
        </table:table-row>
        <table:table-row table:style-name="ro1">
          <table:table-cell table:style-name="ce2" office:value-type="float" office:value="664" calcext:value-type="float">
            <text:p>664</text:p>
          </table:table-cell>
          <table:table-cell table:style-name="ce2" office:value-type="string" calcext:value-type="string">
            <text:p><text:s/>हैंड सैनिटाइज़र शो करो </text:p>
          </table:table-cell>
          <table:table-cell table:number-columns-repeated="62"/>
        </table:table-row>
        <table:table-row table:style-name="ro1"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राजस्थानी घागरा </text:p>
          </table:table-cell>
          <table:table-cell table:number-columns-repeated="62"/>
        </table:table-row>
        <table:table-row table:style-name="ro1">
          <table:table-cell table:style-name="ce2" office:value-type="float" office:value="666" calcext:value-type="float">
            <text:p>666</text:p>
          </table:table-cell>
          <table:table-cell table:style-name="ce2" office:value-type="string" calcext:value-type="string">
            <text:p><text:s/>सुन्दर सुन्दर <text:s/>दिखाओ ना </text:p>
          </table:table-cell>
          <table:table-cell table:number-columns-repeated="62"/>
        </table:table-row>
        <table:table-row table:style-name="ro1">
          <table:table-cell table:style-name="ce2" office:value-type="float" office:value="667" calcext:value-type="float">
            <text:p>667</text:p>
          </table:table-cell>
          <table:table-cell table:style-name="ce2" office:value-type="string" calcext:value-type="string">
            <text:p><text:s/>जिओ मोबाइल फोन फोर जी </text:p>
          </table:table-cell>
          <table:table-cell table:number-columns-repeated="62"/>
        </table:table-row>
        <table:table-row table:style-name="ro1">
          <table:table-cell table:style-name="ce2" office:value-type="float" office:value="668" calcext:value-type="float">
            <text:p>668</text:p>
          </table:table-cell>
          <table:table-cell table:style-name="ce2" office:value-type="string" calcext:value-type="string">
            <text:p>रेडमी नोट ऐट प्रो</text:p>
          </table:table-cell>
          <table:table-cell table:number-columns-repeated="62"/>
        </table:table-row>
        <table:table-row table:style-name="ro1">
          <table:table-cell table:style-name="ce2" office:value-type="float" office:value="669" calcext:value-type="float">
            <text:p>669</text:p>
          </table:table-cell>
          <table:table-cell table:style-name="ce2"/>
          <table:table-cell table:number-columns-repeated="62"/>
        </table:table-row>
        <table:table-row table:style-name="ro1">
          <table:table-cell table:style-name="ce2" office:value-type="float" office:value="670" calcext:value-type="float">
            <text:p>670</text:p>
          </table:table-cell>
          <table:table-cell table:style-name="ce2" office:value-type="string" calcext:value-type="string">
            <text:p><text:s/>स्केट बाइसिकिल </text:p>
          </table:table-cell>
          <table:table-cell table:number-columns-repeated="62"/>
        </table:table-row>
        <table:table-row table:style-name="ro1">
          <table:table-cell table:style-name="ce2" office:value-type="float" office:value="671" calcext:value-type="float">
            <text:p>671</text:p>
          </table:table-cell>
          <table:table-cell table:style-name="ce2" office:value-type="string" calcext:value-type="string">
            <text:p><text:s/>बेस्ट वाशिंग पाउडर </text:p>
          </table:table-cell>
          <table:table-cell table:number-columns-repeated="62"/>
        </table:table-row>
        <table:table-row table:style-name="ro1">
          <table:table-cell table:style-name="ce2" office:value-type="float" office:value="672" calcext:value-type="float">
            <text:p>672</text:p>
          </table:table-cell>
          <table:table-cell table:style-name="ce2" office:value-type="string" calcext:value-type="string">
            <text:p><text:s/>मार्बल स्पाइडरमैन माई फर्स्ट <text:s/>बैट एंड बॉल क्रिकेट <text:s/>क्रिकेट किट </text:p>
          </table:table-cell>
          <table:table-cell table:number-columns-repeated="62"/>
        </table:table-row>
        <table:table-row table:style-name="ro1"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<text:s/>का <text:s text:c="2"/>पैंट </text:p>
          </table:table-cell>
          <table:table-cell table:number-columns-repeated="62"/>
        </table:table-row>
        <table:table-row table:style-name="ro1"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<text:s/>किया मुझे सोफा <text:s/>पे डिस्काउंट मिलेगा</text:p>
          </table:table-cell>
          <table:table-cell table:number-columns-repeated="62"/>
        </table:table-row>
        <table:table-row table:style-name="ro1">
          <table:table-cell table:style-name="ce2" office:value-type="float" office:value="675" calcext:value-type="float">
            <text:p>675</text:p>
          </table:table-cell>
          <table:table-cell table:style-name="ce2" office:value-type="string" calcext:value-type="string">
            <text:p><text:s/>मुझे दो कोलगेट टूथपेस्ट दे दो </text:p>
          </table:table-cell>
          <table:table-cell table:number-columns-repeated="62"/>
        </table:table-row>
        <table:table-row table:style-name="ro1">
          <table:table-cell table:style-name="ce2" office:value-type="float" office:value="676" calcext:value-type="float">
            <text:p>676</text:p>
          </table:table-cell>
          <table:table-cell table:style-name="ce2" office:value-type="string" calcext:value-type="string">
            <text:p><text:s/>जे बी एल पार्टी स्पीकर दिखाइए ट्वेंटी थाउजेंड में <text:s/></text:p>
          </table:table-cell>
          <table:table-cell table:number-columns-repeated="62"/>
        </table:table-row>
        <table:table-row table:style-name="ro1">
          <table:table-cell table:style-name="ce2" office:value-type="float" office:value="677" calcext:value-type="float">
            <text:p>677</text:p>
          </table:table-cell>
          <table:table-cell table:style-name="ce2" office:value-type="string" calcext:value-type="string">
            <text:p><text:s/>टाइटन वाचस् पर कितने की वारंटी मिलेगी </text:p>
          </table:table-cell>
          <table:table-cell table:number-columns-repeated="62"/>
        </table:table-row>
        <table:table-row table:style-name="ro1">
          <table:table-cell table:style-name="ce2" office:value-type="float" office:value="678" calcext:value-type="float">
            <text:p>678</text:p>
          </table:table-cell>
          <table:table-cell table:style-name="ce2" office:value-type="string" calcext:value-type="string">
            <text:p><text:s/>बिन बैग अंडर थाउजेंड रूपीज </text:p>
          </table:table-cell>
          <table:table-cell table:number-columns-repeated="62"/>
        </table:table-row>
        <table:table-row table:style-name="ro1">
          <table:table-cell table:style-name="ce2" office:value-type="float" office:value="679" calcext:value-type="float">
            <text:p>679</text:p>
          </table:table-cell>
          <table:table-cell table:style-name="ce2" office:value-type="string" calcext:value-type="string">
            <text:p><text:s text:c="2"/>कैप्स एंड <text:s/>कैप्स </text:p>
          </table:table-cell>
          <table:table-cell table:number-columns-repeated="62"/>
        </table:table-row>
        <table:table-row table:style-name="ro1">
          <table:table-cell table:style-name="ce2" office:value-type="float" office:value="680" calcext:value-type="float">
            <text:p>680</text:p>
          </table:table-cell>
          <table:table-cell table:style-name="ce2" office:value-type="string" calcext:value-type="string">
            <text:p><text:s/>वी गार्ड क्रिस्टल प्लस सुप्रीम टी वी ओल्ड स्टेबलाइजर </text:p>
          </table:table-cell>
          <table:table-cell table:number-columns-repeated="62"/>
        </table:table-row>
        <table:table-row table:style-name="ro1">
          <table:table-cell table:style-name="ce2" office:value-type="float" office:value="681" calcext:value-type="float">
            <text:p>681</text:p>
          </table:table-cell>
          <table:table-cell table:style-name="ce2" office:value-type="string" calcext:value-type="string">
            <text:p><text:s/>चप्पल बॉयज ऑफर्स</text:p>
          </table:table-cell>
          <table:table-cell table:number-columns-repeated="62"/>
        </table:table-row>
        <table:table-row table:style-name="ro1">
          <table:table-cell table:style-name="ce2" office:value-type="float" office:value="682" calcext:value-type="float">
            <text:p>682</text:p>
          </table:table-cell>
          <table:table-cell table:style-name="ce2" office:value-type="string" calcext:value-type="string">
            <text:p><text:s/>लैक्मे इनविजिबल फिनिश फाउंडेशन फॉर गर्ल </text:p>
          </table:table-cell>
          <table:table-cell table:number-columns-repeated="62"/>
        </table:table-row>
        <table:table-row table:style-name="ro1">
          <table:table-cell table:style-name="ce2" office:value-type="float" office:value="683" calcext:value-type="float">
            <text:p>683</text:p>
          </table:table-cell>
          <table:table-cell table:style-name="ce2" office:value-type="string" calcext:value-type="string">
            <text:p>पीनट बटर का फाइव हंड्रेड ग्राम का आपके पास पैकेट मिलेगा किया </text:p>
          </table:table-cell>
          <table:table-cell table:number-columns-repeated="62"/>
        </table:table-row>
        <table:table-row table:style-name="ro1">
          <table:table-cell table:style-name="ce2" office:value-type="float" office:value="684" calcext:value-type="float">
            <text:p>684</text:p>
          </table:table-cell>
          <table:table-cell table:style-name="ce2" office:value-type="string" calcext:value-type="string">
            <text:p>शो मी रियलमी एक्स फिफ्टी फाइव जी</text:p>
          </table:table-cell>
          <table:table-cell table:number-columns-repeated="62"/>
        </table:table-row>
        <table:table-row table:style-name="ro1"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कोई बढ़िया सा बेडशीट दिखा दो </text:p>
          </table:table-cell>
          <table:table-cell table:number-columns-repeated="62"/>
        </table:table-row>
        <table:table-row table:style-name="ro1">
          <table:table-cell table:style-name="ce2" office:value-type="float" office:value="686" calcext:value-type="float">
            <text:p>686</text:p>
          </table:table-cell>
          <table:table-cell table:style-name="ce2" office:value-type="string" calcext:value-type="string">
            <text:p><text:s/>शिफोन साड़ी दिखाना <text:s/>मुझे शिफोन साड़ी चाहिए </text:p>
          </table:table-cell>
          <table:table-cell table:number-columns-repeated="62"/>
        </table:table-row>
        <table:table-row table:style-name="ro1"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मेरी बीवी के लिए कंगन दिखाइए</text:p>
          </table:table-cell>
          <table:table-cell table:number-columns-repeated="62"/>
        </table:table-row>
        <table:table-row table:style-name="ro1">
          <table:table-cell table:style-name="ce2" office:value-type="float" office:value="688" calcext:value-type="float">
            <text:p>688</text:p>
          </table:table-cell>
          <table:table-cell table:style-name="ce2" office:value-type="string" calcext:value-type="string">
            <text:p>कौन से कौन से मैन डिओड्रेंट्स हैं</text:p>
          </table:table-cell>
          <table:table-cell table:number-columns-repeated="62"/>
        </table:table-row>
        <table:table-row table:style-name="ro1">
          <table:table-cell table:style-name="ce2" office:value-type="float" office:value="689" calcext:value-type="float">
            <text:p>689</text:p>
          </table:table-cell>
          <table:table-cell table:style-name="ce2" office:value-type="string" calcext:value-type="string">
            <text:p><text:s/>मुझे एक किलो <text:s/>चाहिए</text:p>
          </table:table-cell>
          <table:table-cell table:number-columns-repeated="62"/>
        </table:table-row>
        <table:table-row table:style-name="ro1">
          <table:table-cell table:style-name="ce2" office:value-type="float" office:value="690" calcext:value-type="float">
            <text:p>690</text:p>
          </table:table-cell>
          <table:table-cell table:style-name="ce2" office:value-type="string" calcext:value-type="string">
            <text:p>पानीपुरी खाना हैं पानीपुरी दिखाओ</text:p>
          </table:table-cell>
          <table:table-cell table:number-columns-repeated="62"/>
        </table:table-row>
        <table:table-row table:style-name="ro1">
          <table:table-cell table:style-name="ce2" office:value-type="float" office:value="691" calcext:value-type="float">
            <text:p>691</text:p>
          </table:table-cell>
          <table:table-cell table:style-name="ce2" office:value-type="string" calcext:value-type="string">
            <text:p><text:s/>वाल स्टीकर फ्ल फ्लावर प्रिंट एक दाम</text:p>
          </table:table-cell>
          <table:table-cell table:number-columns-repeated="62"/>
        </table:table-row>
        <table:table-row table:style-name="ro1">
          <table:table-cell table:style-name="ce2" office:value-type="float" office:value="692" calcext:value-type="float">
            <text:p>692</text:p>
          </table:table-cell>
          <table:table-cell table:style-name="ce2" office:value-type="string" calcext:value-type="string">
            <text:p>शो मी टी विस विथ फोर स्टार एंड एबव रेटिंग्स </text:p>
          </table:table-cell>
          <table:table-cell table:number-columns-repeated="62"/>
        </table:table-row>
        <table:table-row table:style-name="ro1">
          <table:table-cell table:style-name="ce2" office:value-type="float" office:value="693" calcext:value-type="float">
            <text:p>693</text:p>
          </table:table-cell>
          <table:table-cell table:style-name="ce2" office:value-type="string" calcext:value-type="string">
            <text:p><text:s text:c="2"/>वेगा मोटरबाइक हेलमेट ओपन फेस वन </text:p>
          </table:table-cell>
          <table:table-cell table:number-columns-repeated="62"/>
        </table:table-row>
        <table:table-row table:style-name="ro1">
          <table:table-cell table:style-name="ce2" office:value-type="float" office:value="694" calcext:value-type="float">
            <text:p>694</text:p>
          </table:table-cell>
          <table:table-cell table:style-name="ce2" office:value-type="string" calcext:value-type="string">
            <text:p><text:s/>पार्टी वियर ज्वैलरी दिखाओ <text:s/>मस्त मस्त सुन्दर सुन्दर पार्टी वियर ज्वैलरी <text:s/>@</text:p>
          </table:table-cell>
          <table:table-cell table:number-columns-repeated="62"/>
        </table:table-row>
        <table:table-row table:style-name="ro1">
          <table:table-cell table:style-name="ce2" office:value-type="float" office:value="695" calcext:value-type="float">
            <text:p>695</text:p>
          </table:table-cell>
          <table:table-cell table:style-name="ce2" office:value-type="string" calcext:value-type="string">
            <text:p><text:s/>थ्री सीटर कर्ल ऑन का सोफ़ा दिखाइए </text:p>
          </table:table-cell>
          <table:table-cell table:number-columns-repeated="62"/>
        </table:table-row>
        <table:table-row table:style-name="ro1"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जिओ फ़ोन थ्री</text:p>
          </table:table-cell>
          <table:table-cell table:number-columns-repeated="62"/>
        </table:table-row>
        <table:table-row table:style-name="ro1">
          <table:table-cell table:style-name="ce2" office:value-type="float" office:value="697" calcext:value-type="float">
            <text:p>697</text:p>
          </table:table-cell>
          <table:table-cell table:style-name="ce2" office:value-type="string" calcext:value-type="string">
            <text:p>शो मी <text:s/>ओपो मोबाइल</text:p>
          </table:table-cell>
          <table:table-cell table:number-columns-repeated="62"/>
        </table:table-row>
        <table:table-row table:style-name="ro1">
          <table:table-cell table:style-name="ce2" office:value-type="float" office:value="698" calcext:value-type="float">
            <text:p>698</text:p>
          </table:table-cell>
          <table:table-cell table:style-name="ce2" office:value-type="string" calcext:value-type="string">
            <text:p>लाइट वाले मशीन कटिंग करने वाला</text:p>
          </table:table-cell>
          <table:table-cell table:number-columns-repeated="62"/>
        </table:table-row>
        <table:table-row table:style-name="ro1">
          <table:table-cell table:style-name="ce2" office:value-type="float" office:value="699" calcext:value-type="float">
            <text:p>699</text:p>
          </table:table-cell>
          <table:table-cell table:style-name="ce2" office:value-type="string" calcext:value-type="string">
            <text:p><text:s/>आई लुकिंग फॉर सफोला फिफ्टी फाइव गोरमेट थर्टी डे वेट मैनेजमेंट किट</text:p>
          </table:table-cell>
          <table:table-cell table:number-columns-repeated="62"/>
        </table:table-row>
        <table:table-row table:style-name="ro1"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<text:s/>बच्चों का बुक्स </text:p>
          </table:table-cell>
          <table:table-cell table:number-columns-repeated="62"/>
        </table:table-row>
        <table:table-row table:style-name="ro1">
          <table:table-cell table:style-name="ce2" office:value-type="float" office:value="701" calcext:value-type="float">
            <text:p>701</text:p>
          </table:table-cell>
          <table:table-cell table:style-name="ce2" office:value-type="string" calcext:value-type="string">
            <text:p>मिल्टन का हॉट केस दिखाइये <text:s/>टू प्वाइंट फाइव लीटर वाला </text:p>
          </table:table-cell>
          <table:table-cell table:number-columns-repeated="62"/>
        </table:table-row>
        <table:table-row table:style-name="ro1">
          <table:table-cell table:style-name="ce2" office:value-type="float" office:value="702" calcext:value-type="float">
            <text:p>702</text:p>
          </table:table-cell>
          <table:table-cell table:style-name="ce2" office:value-type="string" calcext:value-type="string">
            <text:p>सस्ता वाला घड़ी दिखाओ </text:p>
          </table:table-cell>
          <table:table-cell table:number-columns-repeated="62"/>
        </table:table-row>
        <table:table-row table:style-name="ro1"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<text:s text:c="3"/>अपने माँ बाप से लिपट कर रोते रहे लेकिन पुलिस वाले तो मानो दया और @</text:p>
          </table:table-cell>
          <table:table-cell table:number-columns-repeated="62"/>
        </table:table-row>
        <table:table-row table:style-name="ro1">
          <table:table-cell table:style-name="ce2" office:value-type="float" office:value="704" calcext:value-type="float">
            <text:p>704</text:p>
          </table:table-cell>
          <table:table-cell table:style-name="ce2" office:value-type="string" calcext:value-type="string">
            <text:p><text:s text:c="2"/>ऑफ बॉयज </text:p>
          </table:table-cell>
          <table:table-cell table:number-columns-repeated="62"/>
        </table:table-row>
        <table:table-row table:style-name="ro1">
          <table:table-cell table:style-name="ce2" office:value-type="float" office:value="705" calcext:value-type="float">
            <text:p>705</text:p>
          </table:table-cell>
          <table:table-cell table:style-name="ce2" office:value-type="string" calcext:value-type="string">
            <text:p>सुन्दर सैंडल्स एक दो </text:p>
          </table:table-cell>
          <table:table-cell table:number-columns-repeated="62"/>
        </table:table-row>
        <table:table-row table:style-name="ro1">
          <table:table-cell table:style-name="ce2" office:value-type="float" office:value="706" calcext:value-type="float">
            <text:p>706</text:p>
          </table:table-cell>
          <table:table-cell table:style-name="ce2" office:value-type="string" calcext:value-type="string">
            <text:p>वुलन के स्वेटर्स दिखाना</text:p>
          </table:table-cell>
          <table:table-cell table:number-columns-repeated="62"/>
        </table:table-row>
        <table:table-row table:style-name="ro1">
          <table:table-cell table:style-name="ce2" office:value-type="float" office:value="707" calcext:value-type="float">
            <text:p>707</text:p>
          </table:table-cell>
          <table:table-cell table:style-name="ce2" office:value-type="string" calcext:value-type="string">
            <text:p><text:s/>चम्मच दिखा </text:p>
          </table:table-cell>
          <table:table-cell table:number-columns-repeated="62"/>
        </table:table-row>
        <table:table-row table:style-name="ro1"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एक किलो रेड लेबल चायपत्ती कितने में मिलेगी</text:p>
          </table:table-cell>
          <table:table-cell table:number-columns-repeated="62"/>
        </table:table-row>
        <table:table-row table:style-name="ro1"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आई वांट कॉस्मेटिक स्टोरेज बॉक्सेस </text:p>
          </table:table-cell>
          <table:table-cell table:number-columns-repeated="62"/>
        </table:table-row>
        <table:table-row table:style-name="ro1">
          <table:table-cell table:style-name="ce2" office:value-type="float" office:value="710" calcext:value-type="float">
            <text:p>710</text:p>
          </table:table-cell>
          <table:table-cell table:style-name="ce2" office:value-type="string" calcext:value-type="string">
            <text:p><text:s/>असूस लैपटॉप लेटेस्ट वन </text:p>
          </table:table-cell>
          <table:table-cell table:number-columns-repeated="62"/>
        </table:table-row>
        <table:table-row table:style-name="ro1">
          <table:table-cell table:style-name="ce2" office:value-type="float" office:value="711" calcext:value-type="float">
            <text:p>711</text:p>
          </table:table-cell>
          <table:table-cell table:style-name="ce2" office:value-type="string" calcext:value-type="string">
            <text:p>मुझे लॉन्ग सूट दिखाना पार्टी में पहनने के लिए</text:p>
          </table:table-cell>
          <table:table-cell table:number-columns-repeated="62"/>
        </table:table-row>
        <table:table-row table:style-name="ro1">
          <table:table-cell table:style-name="ce2" office:value-type="float" office:value="712" calcext:value-type="float">
            <text:p>712</text:p>
          </table:table-cell>
          <table:table-cell table:style-name="ce2" office:value-type="string" calcext:value-type="string">
            <text:p><text:s/>फाइव <text:s/>आई एंड <text:s/>रियलमी ईयर बड्स कॉम्बो</text:p>
          </table:table-cell>
          <table:table-cell table:number-columns-repeated="62"/>
        </table:table-row>
        <table:table-row table:style-name="ro1">
          <table:table-cell table:style-name="ce2" office:value-type="float" office:value="713" calcext:value-type="float">
            <text:p>713</text:p>
          </table:table-cell>
          <table:table-cell table:style-name="ce2" office:value-type="string" calcext:value-type="string">
            <text:p><text:s/>एक्टिवा फोर जी दिखाना </text:p>
          </table:table-cell>
          <table:table-cell table:number-columns-repeated="62"/>
        </table:table-row>
        <table:table-row table:style-name="ro1">
          <table:table-cell table:style-name="ce2" office:value-type="float" office:value="714" calcext:value-type="float">
            <text:p>714</text:p>
          </table:table-cell>
          <table:table-cell table:style-name="ce2" office:value-type="string" calcext:value-type="string">
            <text:p><text:s/>ब्रांडेड <text:s/></text:p>
          </table:table-cell>
          <table:table-cell table:number-columns-repeated="62"/>
        </table:table-row>
        <table:table-row table:style-name="ro1">
          <table:table-cell table:style-name="ce2" office:value-type="float" office:value="715" calcext:value-type="float">
            <text:p>715</text:p>
          </table:table-cell>
          <table:table-cell table:style-name="ce2" office:value-type="string" calcext:value-type="string">
            <text:p>मुझे सैनिटाइजर एंड मास्क चाहिए व्हिच प्रोटेक्ट्स कोरोना वायरस</text:p>
          </table:table-cell>
          <table:table-cell table:number-columns-repeated="62"/>
        </table:table-row>
        <table:table-row table:style-name="ro1">
          <table:table-cell table:style-name="ce2" office:value-type="float" office:value="716" calcext:value-type="float">
            <text:p>716</text:p>
          </table:table-cell>
          <table:table-cell table:style-name="ce2" office:value-type="string" calcext:value-type="string">
            <text:p><text:s/>एक रुपये वाला आटा </text:p>
          </table:table-cell>
          <table:table-cell table:number-columns-repeated="62"/>
        </table:table-row>
        <table:table-row table:style-name="ro1"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<text:s/>का ब्लैक कलर का जींस चाहिए </text:p>
          </table:table-cell>
          <table:table-cell table:number-columns-repeated="62"/>
        </table:table-row>
        <table:table-row table:style-name="ro1"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ऊँची वाली हील की सैंडल </text:p>
          </table:table-cell>
          <table:table-cell table:number-columns-repeated="62"/>
        </table:table-row>
        <table:table-row table:style-name="ro1"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<text:s/>अच्छा वाला शो पीस दिखाइए लीविंग रूम के लिए </text:p>
          </table:table-cell>
          <table:table-cell table:number-columns-repeated="62"/>
        </table:table-row>
        <table:table-row table:style-name="ro1"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आई वांट अ फ़ोन वॉच</text:p>
          </table:table-cell>
          <table:table-cell table:number-columns-repeated="62"/>
        </table:table-row>
        <table:table-row table:style-name="ro1"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<text:s/>मुझे नोज रिंग दिखाओ </text:p>
          </table:table-cell>
          <table:table-cell table:number-columns-repeated="62"/>
        </table:table-row>
        <table:table-row table:style-name="ro1"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निविया बॉडी लोशन ऐंड फेसवॉश <text:s/>हैं क्या</text:p>
          </table:table-cell>
          <table:table-cell table:number-columns-repeated="62"/>
        </table:table-row>
        <table:table-row table:style-name="ro1"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<text:s/>रुट परफ्यूम दिखाना</text:p>
          </table:table-cell>
          <table:table-cell table:number-columns-repeated="62"/>
        </table:table-row>
        <table:table-row table:style-name="ro1"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<text:s/>वीवो उन्नीस सोलह मोबाइल </text:p>
          </table:table-cell>
          <table:table-cell table:number-columns-repeated="62"/>
        </table:table-row>
        <table:table-row table:style-name="ro1"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<text:s/>सस्ती साड़ी </text:p>
          </table:table-cell>
          <table:table-cell table:number-columns-repeated="62"/>
        </table:table-row>
        <table:table-row table:style-name="ro1"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<text:s/>ट्रेक्किंग वाला शूज </text:p>
          </table:table-cell>
          <table:table-cell table:number-columns-repeated="62"/>
        </table:table-row>
        <table:table-row table:style-name="ro1"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<text:s text:c="2"/>प्रेस्टीज कुकर </text:p>
          </table:table-cell>
          <table:table-cell table:number-columns-repeated="62"/>
        </table:table-row>
        <table:table-row table:style-name="ro1">
          <table:table-cell table:style-name="ce2" office:value-type="float" office:value="728" calcext:value-type="float">
            <text:p>728</text:p>
          </table:table-cell>
          <table:table-cell table:style-name="ce2" office:value-type="string" calcext:value-type="string">
            <text:p><text:s/>आप तब बोलिए क्या चाहिए आपको <text:s/>क्या लेना चाहते हैं आप <text:s/>लूडो दिखाइए लूडो बोर्ड <text:s/></text:p>
          </table:table-cell>
          <table:table-cell table:number-columns-repeated="62"/>
        </table:table-row>
        <table:table-row table:style-name="ro1">
          <table:table-cell table:style-name="ce2" office:value-type="float" office:value="729" calcext:value-type="float">
            <text:p>729</text:p>
          </table:table-cell>
          <table:table-cell table:style-name="ce2" office:value-type="string" calcext:value-type="string">
            <text:p><text:s/>रेडमी नोट प्रो </text:p>
          </table:table-cell>
          <table:table-cell table:number-columns-repeated="62"/>
        </table:table-row>
        <table:table-row table:style-name="ro1">
          <table:table-cell table:style-name="ce2" office:value-type="float" office:value="730" calcext:value-type="float">
            <text:p>730</text:p>
          </table:table-cell>
          <table:table-cell table:style-name="ce2" office:value-type="string" calcext:value-type="string">
            <text:p>मुझे मोबाइल लेना हैं </text:p>
          </table:table-cell>
          <table:table-cell table:number-columns-repeated="62"/>
        </table:table-row>
        <table:table-row table:style-name="ro1"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लड़कियों का स्कार्फ </text:p>
          </table:table-cell>
          <table:table-cell table:number-columns-repeated="62"/>
        </table:table-row>
        <table:table-row table:style-name="ro1"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वीवो यू टेन थंडर ब्लैक थर्टी टू जी बी फोर जी बी</text:p>
          </table:table-cell>
          <table:table-cell table:number-columns-repeated="62"/>
        </table:table-row>
        <table:table-row table:style-name="ro1"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ब्लूड परफ्यूम दिखाना</text:p>
          </table:table-cell>
          <table:table-cell table:number-columns-repeated="62"/>
        </table:table-row>
        <table:table-row table:style-name="ro1"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टी वी का टेडी बियर</text:p>
          </table:table-cell>
          <table:table-cell table:number-columns-repeated="62"/>
        </table:table-row>
        <table:table-row table:style-name="ro1"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रियलमी फोन रियलमी <text:s text:c="2"/></text:p>
          </table:table-cell>
          <table:table-cell table:number-columns-repeated="62"/>
        </table:table-row>
        <table:table-row table:style-name="ro1">
          <table:table-cell table:style-name="ce2" office:value-type="float" office:value="736" calcext:value-type="float">
            <text:p>736</text:p>
          </table:table-cell>
          <table:table-cell table:style-name="ce2" office:value-type="string" calcext:value-type="string">
            <text:p>राजस्थानी लहंगा चुनरी</text:p>
          </table:table-cell>
          <table:table-cell table:number-columns-repeated="62"/>
        </table:table-row>
        <table:table-row table:style-name="ro1">
          <table:table-cell table:style-name="ce2" office:value-type="float" office:value="737" calcext:value-type="float">
            <text:p>737</text:p>
          </table:table-cell>
          <table:table-cell table:style-name="ce2" office:value-type="string" calcext:value-type="string">
            <text:p>पुजा का मेट्रो न्यू चप्पल कितना है</text:p>
          </table:table-cell>
          <table:table-cell table:number-columns-repeated="62"/>
        </table:table-row>
        <table:table-row table:style-name="ro1">
          <table:table-cell table:style-name="ce2" office:value-type="float" office:value="738" calcext:value-type="float">
            <text:p>738</text:p>
          </table:table-cell>
          <table:table-cell table:style-name="ce2" office:value-type="string" calcext:value-type="string">
            <text:p>क्लिनिक प्लस शैंपू का बॉटल चाहिए </text:p>
          </table:table-cell>
          <table:table-cell table:number-columns-repeated="62"/>
        </table:table-row>
        <table:table-row table:style-name="ro1">
          <table:table-cell table:style-name="ce2" office:value-type="float" office:value="739" calcext:value-type="float">
            <text:p>739</text:p>
          </table:table-cell>
          <table:table-cell table:style-name="ce2" office:value-type="string" calcext:value-type="string">
            <text:p>आई वांट एल साइज जेंट्स टी शर्ट विथ फिफ्टी पर्सेंट डिस्काउंट <text:s text:c="2"/></text:p>
          </table:table-cell>
          <table:table-cell table:number-columns-repeated="62"/>
        </table:table-row>
        <table:table-row table:style-name="ro1">
          <table:table-cell table:style-name="ce2" office:value-type="float" office:value="740" calcext:value-type="float">
            <text:p>740</text:p>
          </table:table-cell>
          <table:table-cell table:style-name="ce2" office:value-type="string" calcext:value-type="string">
            <text:p>बताओ लैक्मे है </text:p>
          </table:table-cell>
          <table:table-cell table:number-columns-repeated="62"/>
        </table:table-row>
        <table:table-row table:style-name="ro1">
          <table:table-cell table:style-name="ce2" office:value-type="float" office:value="741" calcext:value-type="float">
            <text:p>741</text:p>
          </table:table-cell>
          <table:table-cell table:style-name="ce2" office:value-type="string" calcext:value-type="string">
            <text:p><text:s/>मुझे आईफोन सेवन के फ्लिप कवर दिखाना </text:p>
          </table:table-cell>
          <table:table-cell table:number-columns-repeated="62"/>
        </table:table-row>
        <table:table-row table:style-name="ro1">
          <table:table-cell table:style-name="ce2" office:value-type="float" office:value="742" calcext:value-type="float">
            <text:p>742</text:p>
          </table:table-cell>
          <table:table-cell table:style-name="ce2" office:value-type="string" calcext:value-type="string">
            <text:p><text:s/>चश्मे चश्मे <text:s/>दिखाए <text:s/></text:p>
          </table:table-cell>
          <table:table-cell table:number-columns-repeated="62"/>
        </table:table-row>
        <table:table-row table:style-name="ro1">
          <table:table-cell table:style-name="ce2" office:value-type="float" office:value="743" calcext:value-type="float">
            <text:p>743</text:p>
          </table:table-cell>
          <table:table-cell table:style-name="ce2" office:value-type="string" calcext:value-type="string">
            <text:p><text:s/>वीवो वाइ इलेवन का प्राइस कितना हैं व्हाइट कलर वाले फोन्स दिखाना </text:p>
          </table:table-cell>
          <table:table-cell table:number-columns-repeated="62"/>
        </table:table-row>
        <table:table-row table:style-name="ro1">
          <table:table-cell table:style-name="ce2" office:value-type="float" office:value="744" calcext:value-type="float">
            <text:p>744</text:p>
          </table:table-cell>
          <table:table-cell table:style-name="ce2" office:value-type="string" calcext:value-type="string">
            <text:p><text:s/>डू यू हैव एन नाइंटी फाइव मास्क अवेलेबल ऐट फ्लिपकार्ट </text:p>
          </table:table-cell>
          <table:table-cell table:number-columns-repeated="62"/>
        </table:table-row>
        <table:table-row table:style-name="ro3" table:number-rows-repeated="104782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08T22:25:16.667244470</dc:date>
    <meta:generator>LibreOffice/6.4.2.2$Linux_X86_64 LibreOffice_project/40$Build-2</meta:generator>
    <meta:editing-duration>PT10M9S</meta:editing-duration>
    <meta:editing-cycles>1</meta:editing-cycles>
    <meta:document-statistic meta:table-count="1" meta:cell-count="148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